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AT_REDUCED" table:style-name="ta1">
        <table:shapes>
          <draw:frame draw:z-index="0" draw:style-name="gr1" draw:text-style-name="P1" svg:width="231.35mm" svg:height="125.91mm" svg:x="31.5mm" svg:y="1.06mm">
            <draw:object draw:notify-on-update-of-ranges="SAT_REDUCED.A1:SAT_REDUCED.A470 SAT_REDUCED.B1:SAT_REDUCED.B47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06:58:43</text:p>
          </table:table-cell>
          <table:table-cell office:value-type="float" office:value="3.0867" calcext:value-type="float">
            <text:p>3.0867</text:p>
          </table:table-cell>
        </table:table-row>
        <table:table-row table:style-name="ro1">
          <table:table-cell office:value-type="string" calcext:value-type="string">
            <text:p>07:00:25</text:p>
          </table:table-cell>
          <table:table-cell office:value-type="float" office:value="3.1111" calcext:value-type="float">
            <text:p>3.1111</text:p>
          </table:table-cell>
        </table:table-row>
        <table:table-row table:style-name="ro1">
          <table:table-cell office:value-type="string" calcext:value-type="string">
            <text:p>07:02:07</text:p>
          </table:table-cell>
          <table:table-cell office:value-type="float" office:value="3.0684" calcext:value-type="float">
            <text:p>3.0684</text:p>
          </table:table-cell>
        </table:table-row>
        <table:table-row table:style-name="ro1">
          <table:table-cell office:value-type="string" calcext:value-type="string">
            <text:p>07:03:48</text:p>
          </table:table-cell>
          <table:table-cell office:value-type="float" office:value="3.0256" calcext:value-type="float">
            <text:p>3.0256</text:p>
          </table:table-cell>
        </table:table-row>
        <table:table-row table:style-name="ro1">
          <table:table-cell office:value-type="string" calcext:value-type="string">
            <text:p>07:07:10</text:p>
          </table:table-cell>
          <table:table-cell office:value-type="float" office:value="3.138" calcext:value-type="float">
            <text:p>3.138</text:p>
          </table:table-cell>
        </table:table-row>
        <table:table-row table:style-name="ro1">
          <table:table-cell office:value-type="string" calcext:value-type="string">
            <text:p>07:08:51</text:p>
          </table:table-cell>
          <table:table-cell office:value-type="float" office:value="2.9573" calcext:value-type="float">
            <text:p>2.9573</text:p>
          </table:table-cell>
        </table:table-row>
        <table:table-row table:style-name="ro1">
          <table:table-cell office:value-type="string" calcext:value-type="string">
            <text:p>07:10:33</text:p>
          </table:table-cell>
          <table:table-cell office:value-type="float" office:value="2.8535" calcext:value-type="float">
            <text:p>2.8535</text:p>
          </table:table-cell>
        </table:table-row>
        <table:table-row table:style-name="ro1">
          <table:table-cell office:value-type="string" calcext:value-type="string">
            <text:p>07:12:15</text:p>
          </table:table-cell>
          <table:table-cell office:value-type="float" office:value="2.851" calcext:value-type="float">
            <text:p>2.851</text:p>
          </table:table-cell>
        </table:table-row>
        <table:table-row table:style-name="ro1">
          <table:table-cell office:value-type="string" calcext:value-type="string">
            <text:p>07:13:56</text:p>
          </table:table-cell>
          <table:table-cell office:value-type="float" office:value="2.8022" calcext:value-type="float">
            <text:p>2.8022</text:p>
          </table:table-cell>
        </table:table-row>
        <table:table-row table:style-name="ro1">
          <table:table-cell office:value-type="string" calcext:value-type="string">
            <text:p>07:16:46</text:p>
          </table:table-cell>
          <table:table-cell office:value-type="float" office:value="3.0733" calcext:value-type="float">
            <text:p>3.0733</text:p>
          </table:table-cell>
        </table:table-row>
        <table:table-row table:style-name="ro1">
          <table:table-cell office:value-type="string" calcext:value-type="string">
            <text:p>07:25:58</text:p>
          </table:table-cell>
          <table:table-cell office:value-type="float" office:value="3.1136" calcext:value-type="float">
            <text:p>3.1136</text:p>
          </table:table-cell>
        </table:table-row>
        <table:table-row table:style-name="ro1">
          <table:table-cell office:value-type="string" calcext:value-type="string">
            <text:p>07:27:40</text:p>
          </table:table-cell>
          <table:table-cell office:value-type="float" office:value="3.1148" calcext:value-type="float">
            <text:p>3.1148</text:p>
          </table:table-cell>
        </table:table-row>
        <table:table-row table:style-name="ro1">
          <table:table-cell office:value-type="string" calcext:value-type="string">
            <text:p>07:29:22</text:p>
          </table:table-cell>
          <table:table-cell office:value-type="float" office:value="3.1612" calcext:value-type="float">
            <text:p>3.1612</text:p>
          </table:table-cell>
        </table:table-row>
        <table:table-row table:style-name="ro1">
          <table:table-cell office:value-type="string" calcext:value-type="string">
            <text:p>07:31:03</text:p>
          </table:table-cell>
          <table:table-cell office:value-type="float" office:value="3.1551" calcext:value-type="float">
            <text:p>3.1551</text:p>
          </table:table-cell>
        </table:table-row>
        <table:table-row table:style-name="ro1">
          <table:table-cell office:value-type="string" calcext:value-type="string">
            <text:p>07:32:45</text:p>
          </table:table-cell>
          <table:table-cell office:value-type="float" office:value="3.1575" calcext:value-type="float">
            <text:p>3.1575</text:p>
          </table:table-cell>
        </table:table-row>
        <table:table-row table:style-name="ro1">
          <table:table-cell office:value-type="string" calcext:value-type="string">
            <text:p>07:34:27</text:p>
          </table:table-cell>
          <table:table-cell office:value-type="float" office:value="3.1514" calcext:value-type="float">
            <text:p>3.1514</text:p>
          </table:table-cell>
        </table:table-row>
        <table:table-row table:style-name="ro1">
          <table:table-cell office:value-type="string" calcext:value-type="string">
            <text:p>07:36:09</text:p>
          </table:table-cell>
          <table:table-cell office:value-type="float" office:value="3.149" calcext:value-type="float">
            <text:p>3.149</text:p>
          </table:table-cell>
        </table:table-row>
        <table:table-row table:style-name="ro1">
          <table:table-cell office:value-type="string" calcext:value-type="string">
            <text:p>07:37:50</text:p>
          </table:table-cell>
          <table:table-cell office:value-type="float" office:value="3.1477" calcext:value-type="float">
            <text:p>3.1477</text:p>
          </table:table-cell>
        </table:table-row>
        <table:table-row table:style-name="ro1">
          <table:table-cell office:value-type="string" calcext:value-type="string">
            <text:p>07:39:32</text:p>
          </table:table-cell>
          <table:table-cell office:value-type="float" office:value="3.1538" calcext:value-type="float">
            <text:p>3.1538</text:p>
          </table:table-cell>
        </table:table-row>
        <table:table-row table:style-name="ro1">
          <table:table-cell office:value-type="string" calcext:value-type="string">
            <text:p>07:41:14</text:p>
          </table:table-cell>
          <table:table-cell office:value-type="float" office:value="3.1636" calcext:value-type="float">
            <text:p>3.1636</text:p>
          </table:table-cell>
        </table:table-row>
        <table:table-row table:style-name="ro1">
          <table:table-cell office:value-type="string" calcext:value-type="string">
            <text:p>07:42:55</text:p>
          </table:table-cell>
          <table:table-cell office:value-type="float" office:value="3.1709" calcext:value-type="float">
            <text:p>3.1709</text:p>
          </table:table-cell>
        </table:table-row>
        <table:table-row table:style-name="ro1">
          <table:table-cell office:value-type="string" calcext:value-type="string">
            <text:p>07:44:37</text:p>
          </table:table-cell>
          <table:table-cell office:value-type="float" office:value="3.1746" calcext:value-type="float">
            <text:p>3.1746</text:p>
          </table:table-cell>
        </table:table-row>
        <table:table-row table:style-name="ro1">
          <table:table-cell office:value-type="string" calcext:value-type="string">
            <text:p>07:46:19</text:p>
          </table:table-cell>
          <table:table-cell office:value-type="float" office:value="3.1685" calcext:value-type="float">
            <text:p>3.1685</text:p>
          </table:table-cell>
        </table:table-row>
        <table:table-row table:style-name="ro1">
          <table:table-cell office:value-type="string" calcext:value-type="string">
            <text:p>07:48:00</text:p>
          </table:table-cell>
          <table:table-cell office:value-type="float" office:value="3.1722" calcext:value-type="float">
            <text:p>3.1722</text:p>
          </table:table-cell>
        </table:table-row>
        <table:table-row table:style-name="ro1">
          <table:table-cell office:value-type="string" calcext:value-type="string">
            <text:p>07:49:42</text:p>
          </table:table-cell>
          <table:table-cell office:value-type="float" office:value="3.1709" calcext:value-type="float">
            <text:p>3.1709</text:p>
          </table:table-cell>
        </table:table-row>
        <table:table-row table:style-name="ro1">
          <table:table-cell office:value-type="string" calcext:value-type="string">
            <text:p>07:51:24</text:p>
          </table:table-cell>
          <table:table-cell office:value-type="float" office:value="3.1722" calcext:value-type="float">
            <text:p>3.1722</text:p>
          </table:table-cell>
        </table:table-row>
        <table:table-row table:style-name="ro1">
          <table:table-cell office:value-type="string" calcext:value-type="string">
            <text:p>07:53:05</text:p>
          </table:table-cell>
          <table:table-cell office:value-type="float" office:value="3.1648" calcext:value-type="float">
            <text:p>3.1648</text:p>
          </table:table-cell>
        </table:table-row>
        <table:table-row table:style-name="ro1">
          <table:table-cell office:value-type="string" calcext:value-type="string">
            <text:p>07:54:47</text:p>
          </table:table-cell>
          <table:table-cell office:value-type="float" office:value="3.1697" calcext:value-type="float">
            <text:p>3.1697</text:p>
          </table:table-cell>
        </table:table-row>
        <table:table-row table:style-name="ro1">
          <table:table-cell office:value-type="string" calcext:value-type="string">
            <text:p>07:56:29</text:p>
          </table:table-cell>
          <table:table-cell office:value-type="float" office:value="3.1673" calcext:value-type="float">
            <text:p>3.1673</text:p>
          </table:table-cell>
        </table:table-row>
        <table:table-row table:style-name="ro1">
          <table:table-cell office:value-type="string" calcext:value-type="string">
            <text:p>07:58:10</text:p>
          </table:table-cell>
          <table:table-cell office:value-type="float" office:value="3.1538" calcext:value-type="float">
            <text:p>3.1538</text:p>
          </table:table-cell>
        </table:table-row>
        <table:table-row table:style-name="ro1">
          <table:table-cell office:value-type="string" calcext:value-type="string">
            <text:p>07:59:52</text:p>
          </table:table-cell>
          <table:table-cell office:value-type="float" office:value="3.116" calcext:value-type="float">
            <text:p>3.116</text:p>
          </table:table-cell>
        </table:table-row>
        <table:table-row table:style-name="ro1">
          <table:table-cell office:value-type="string" calcext:value-type="string">
            <text:p>08:01:34</text:p>
          </table:table-cell>
          <table:table-cell office:value-type="float" office:value="3.1258" calcext:value-type="float">
            <text:p>3.1258</text:p>
          </table:table-cell>
        </table:table-row>
        <table:table-row table:style-name="ro1">
          <table:table-cell office:value-type="string" calcext:value-type="string">
            <text:p>08:03:16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string" calcext:value-type="string">
            <text:p>08:04:57</text:p>
          </table:table-cell>
          <table:table-cell office:value-type="float" office:value="3.3114" calcext:value-type="float">
            <text:p>3.3114</text:p>
          </table:table-cell>
        </table:table-row>
        <table:table-row table:style-name="ro1">
          <table:table-cell office:value-type="string" calcext:value-type="string">
            <text:p>08:06:39</text:p>
          </table:table-cell>
          <table:table-cell office:value-type="float" office:value="3.3455" calcext:value-type="float">
            <text:p>3.3455</text:p>
          </table:table-cell>
        </table:table-row>
        <table:table-row table:style-name="ro1">
          <table:table-cell office:value-type="string" calcext:value-type="string">
            <text:p>08:08:21</text:p>
          </table:table-cell>
          <table:table-cell office:value-type="float" office:value="3.4518" calcext:value-type="float">
            <text:p>3.4518</text:p>
          </table:table-cell>
        </table:table-row>
        <table:table-row table:style-name="ro1">
          <table:table-cell office:value-type="string" calcext:value-type="string">
            <text:p>08:10:02</text:p>
          </table:table-cell>
          <table:table-cell office:value-type="float" office:value="3.2796" calcext:value-type="float">
            <text:p>3.2796</text:p>
          </table:table-cell>
        </table:table-row>
        <table:table-row table:style-name="ro1">
          <table:table-cell office:value-type="string" calcext:value-type="string">
            <text:p>08:13:26</text:p>
          </table:table-cell>
          <table:table-cell office:value-type="float" office:value="3.3883" calcext:value-type="float">
            <text:p>3.3883</text:p>
          </table:table-cell>
        </table:table-row>
        <table:table-row table:style-name="ro1">
          <table:table-cell office:value-type="string" calcext:value-type="string">
            <text:p>08:15:07</text:p>
          </table:table-cell>
          <table:table-cell office:value-type="float" office:value="3.4335" calcext:value-type="float">
            <text:p>3.4335</text:p>
          </table:table-cell>
        </table:table-row>
        <table:table-row table:style-name="ro1">
          <table:table-cell office:value-type="string" calcext:value-type="string">
            <text:p>08:16:49</text:p>
          </table:table-cell>
          <table:table-cell office:value-type="float" office:value="3.4347" calcext:value-type="float">
            <text:p>3.4347</text:p>
          </table:table-cell>
        </table:table-row>
        <table:table-row table:style-name="ro1">
          <table:table-cell office:value-type="string" calcext:value-type="string">
            <text:p>08:18:31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08:20:12</text:p>
          </table:table-cell>
          <table:table-cell office:value-type="float" office:value="3.5458" calcext:value-type="float">
            <text:p>3.5458</text:p>
          </table:table-cell>
        </table:table-row>
        <table:table-row table:style-name="ro1">
          <table:table-cell office:value-type="string" calcext:value-type="string">
            <text:p>08:21:54</text:p>
          </table:table-cell>
          <table:table-cell office:value-type="float" office:value="3.5079" calcext:value-type="float">
            <text:p>3.5079</text:p>
          </table:table-cell>
        </table:table-row>
        <table:table-row table:style-name="ro1">
          <table:table-cell office:value-type="string" calcext:value-type="string">
            <text:p>08:23:36</text:p>
          </table:table-cell>
          <table:table-cell office:value-type="float" office:value="3.5116" calcext:value-type="float">
            <text:p>3.5116</text:p>
          </table:table-cell>
        </table:table-row>
        <table:table-row table:style-name="ro1">
          <table:table-cell office:value-type="string" calcext:value-type="string">
            <text:p>08:25:17</text:p>
          </table:table-cell>
          <table:table-cell office:value-type="float" office:value="3.5055" calcext:value-type="float">
            <text:p>3.5055</text:p>
          </table:table-cell>
        </table:table-row>
        <table:table-row table:style-name="ro1">
          <table:table-cell office:value-type="string" calcext:value-type="string">
            <text:p>08:26:59</text:p>
          </table:table-cell>
          <table:table-cell office:value-type="float" office:value="3.5165" calcext:value-type="float">
            <text:p>3.5165</text:p>
          </table:table-cell>
        </table:table-row>
        <table:table-row table:style-name="ro1">
          <table:table-cell office:value-type="string" calcext:value-type="string">
            <text:p>08:28:40</text:p>
          </table:table-cell>
          <table:table-cell office:value-type="float" office:value="3.4957" calcext:value-type="float">
            <text:p>3.4957</text:p>
          </table:table-cell>
        </table:table-row>
        <table:table-row table:style-name="ro1">
          <table:table-cell office:value-type="string" calcext:value-type="string">
            <text:p>08:30:22</text:p>
          </table:table-cell>
          <table:table-cell office:value-type="float" office:value="3.4982" calcext:value-type="float">
            <text:p>3.4982</text:p>
          </table:table-cell>
        </table:table-row>
        <table:table-row table:style-name="ro1">
          <table:table-cell office:value-type="string" calcext:value-type="string">
            <text:p>08:32:04</text:p>
          </table:table-cell>
          <table:table-cell office:value-type="float" office:value="3.4212" calcext:value-type="float">
            <text:p>3.4212</text:p>
          </table:table-cell>
        </table:table-row>
        <table:table-row table:style-name="ro1">
          <table:table-cell office:value-type="string" calcext:value-type="string">
            <text:p>08:33:45</text:p>
          </table:table-cell>
          <table:table-cell office:value-type="float" office:value="3.442" calcext:value-type="float">
            <text:p>3.442</text:p>
          </table:table-cell>
        </table:table-row>
        <table:table-row table:style-name="ro1">
          <table:table-cell office:value-type="string" calcext:value-type="string">
            <text:p>08:35:27</text:p>
          </table:table-cell>
          <table:table-cell office:value-type="float" office:value="3.4811" calcext:value-type="float">
            <text:p>3.4811</text:p>
          </table:table-cell>
        </table:table-row>
        <table:table-row table:style-name="ro1">
          <table:table-cell office:value-type="string" calcext:value-type="string">
            <text:p>08:37:09</text:p>
          </table:table-cell>
          <table:table-cell office:value-type="float" office:value="3.4884" calcext:value-type="float">
            <text:p>3.4884</text:p>
          </table:table-cell>
        </table:table-row>
        <table:table-row table:style-name="ro1">
          <table:table-cell office:value-type="string" calcext:value-type="string">
            <text:p>08:38:51</text:p>
          </table:table-cell>
          <table:table-cell office:value-type="float" office:value="3.4786" calcext:value-type="float">
            <text:p>3.4786</text:p>
          </table:table-cell>
        </table:table-row>
        <table:table-row table:style-name="ro1">
          <table:table-cell office:value-type="string" calcext:value-type="string">
            <text:p>08:40:32</text:p>
          </table:table-cell>
          <table:table-cell office:value-type="float" office:value="3.4591" calcext:value-type="float">
            <text:p>3.4591</text:p>
          </table:table-cell>
        </table:table-row>
        <table:table-row table:style-name="ro1">
          <table:table-cell office:value-type="string" calcext:value-type="string">
            <text:p>08:42:14</text:p>
          </table:table-cell>
          <table:table-cell office:value-type="float" office:value="3.4713" calcext:value-type="float">
            <text:p>3.4713</text:p>
          </table:table-cell>
        </table:table-row>
        <table:table-row table:style-name="ro1">
          <table:table-cell office:value-type="string" calcext:value-type="string">
            <text:p>08:43:56</text:p>
          </table:table-cell>
          <table:table-cell office:value-type="float" office:value="3.5177" calcext:value-type="float">
            <text:p>3.5177</text:p>
          </table:table-cell>
        </table:table-row>
        <table:table-row table:style-name="ro1">
          <table:table-cell office:value-type="string" calcext:value-type="string">
            <text:p>08:45:37</text:p>
          </table:table-cell>
          <table:table-cell office:value-type="float" office:value="3.4982" calcext:value-type="float">
            <text:p>3.4982</text:p>
          </table:table-cell>
        </table:table-row>
        <table:table-row table:style-name="ro1">
          <table:table-cell office:value-type="string" calcext:value-type="string">
            <text:p>08:47:19</text:p>
          </table:table-cell>
          <table:table-cell office:value-type="float" office:value="3.4713" calcext:value-type="float">
            <text:p>3.4713</text:p>
          </table:table-cell>
        </table:table-row>
        <table:table-row table:style-name="ro1">
          <table:table-cell office:value-type="string" calcext:value-type="string">
            <text:p>08:49:01</text:p>
          </table:table-cell>
          <table:table-cell office:value-type="float" office:value="3.4982" calcext:value-type="float">
            <text:p>3.4982</text:p>
          </table:table-cell>
        </table:table-row>
        <table:table-row table:style-name="ro1">
          <table:table-cell office:value-type="string" calcext:value-type="string">
            <text:p>08:50:42</text:p>
          </table:table-cell>
          <table:table-cell office:value-type="float" office:value="3.4811" calcext:value-type="float">
            <text:p>3.4811</text:p>
          </table:table-cell>
        </table:table-row>
        <table:table-row table:style-name="ro1">
          <table:table-cell office:value-type="string" calcext:value-type="string">
            <text:p>08:52:24</text:p>
          </table:table-cell>
          <table:table-cell office:value-type="float" office:value="3.4969" calcext:value-type="float">
            <text:p>3.4969</text:p>
          </table:table-cell>
        </table:table-row>
        <table:table-row table:style-name="ro1">
          <table:table-cell office:value-type="string" calcext:value-type="string">
            <text:p>08:54:06</text:p>
          </table:table-cell>
          <table:table-cell office:value-type="float" office:value="3.4969" calcext:value-type="float">
            <text:p>3.4969</text:p>
          </table:table-cell>
        </table:table-row>
        <table:table-row table:style-name="ro1">
          <table:table-cell office:value-type="string" calcext:value-type="string">
            <text:p>08:55:47</text:p>
          </table:table-cell>
          <table:table-cell office:value-type="float" office:value="3.5006" calcext:value-type="float">
            <text:p>3.5006</text:p>
          </table:table-cell>
        </table:table-row>
        <table:table-row table:style-name="ro1">
          <table:table-cell office:value-type="string" calcext:value-type="string">
            <text:p>08:57:29</text:p>
          </table:table-cell>
          <table:table-cell office:value-type="float" office:value="3.486" calcext:value-type="float">
            <text:p>3.486</text:p>
          </table:table-cell>
        </table:table-row>
        <table:table-row table:style-name="ro1">
          <table:table-cell office:value-type="string" calcext:value-type="string">
            <text:p>08:59:11</text:p>
          </table:table-cell>
          <table:table-cell office:value-type="float" office:value="3.4994" calcext:value-type="float">
            <text:p>3.4994</text:p>
          </table:table-cell>
        </table:table-row>
        <table:table-row table:style-name="ro1">
          <table:table-cell office:value-type="string" calcext:value-type="string">
            <text:p>09:00:52</text:p>
          </table:table-cell>
          <table:table-cell office:value-type="float" office:value="3.4737" calcext:value-type="float">
            <text:p>3.4737</text:p>
          </table:table-cell>
        </table:table-row>
        <table:table-row table:style-name="ro1">
          <table:table-cell office:value-type="string" calcext:value-type="string">
            <text:p>09:02:34</text:p>
          </table:table-cell>
          <table:table-cell office:value-type="float" office:value="3.4615" calcext:value-type="float">
            <text:p>3.4615</text:p>
          </table:table-cell>
        </table:table-row>
        <table:table-row table:style-name="ro1">
          <table:table-cell office:value-type="string" calcext:value-type="string">
            <text:p>09:04:15</text:p>
          </table:table-cell>
          <table:table-cell office:value-type="float" office:value="3.4591" calcext:value-type="float">
            <text:p>3.4591</text:p>
          </table:table-cell>
        </table:table-row>
        <table:table-row table:style-name="ro1">
          <table:table-cell office:value-type="string" calcext:value-type="string">
            <text:p>09:05:57</text:p>
          </table:table-cell>
          <table:table-cell office:value-type="float" office:value="3.4615" calcext:value-type="float">
            <text:p>3.4615</text:p>
          </table:table-cell>
        </table:table-row>
        <table:table-row table:style-name="ro1">
          <table:table-cell office:value-type="string" calcext:value-type="string">
            <text:p>09:07:39</text:p>
          </table:table-cell>
          <table:table-cell office:value-type="float" office:value="3.4347" calcext:value-type="float">
            <text:p>3.4347</text:p>
          </table:table-cell>
        </table:table-row>
        <table:table-row table:style-name="ro1">
          <table:table-cell office:value-type="string" calcext:value-type="string">
            <text:p>09:09:20</text:p>
          </table:table-cell>
          <table:table-cell office:value-type="float" office:value="3.453" calcext:value-type="float">
            <text:p>3.453</text:p>
          </table:table-cell>
        </table:table-row>
        <table:table-row table:style-name="ro1">
          <table:table-cell office:value-type="string" calcext:value-type="string">
            <text:p>09:11:02</text:p>
          </table:table-cell>
          <table:table-cell office:value-type="float" office:value="3.4444" calcext:value-type="float">
            <text:p>3.4444</text:p>
          </table:table-cell>
        </table:table-row>
        <table:table-row table:style-name="ro1">
          <table:table-cell office:value-type="string" calcext:value-type="string">
            <text:p>09:12:44</text:p>
          </table:table-cell>
          <table:table-cell office:value-type="float" office:value="3.453" calcext:value-type="float">
            <text:p>3.453</text:p>
          </table:table-cell>
        </table:table-row>
        <table:table-row table:style-name="ro1">
          <table:table-cell office:value-type="string" calcext:value-type="string">
            <text:p>09:14:25</text:p>
          </table:table-cell>
          <table:table-cell office:value-type="float" office:value="3.4591" calcext:value-type="float">
            <text:p>3.4591</text:p>
          </table:table-cell>
        </table:table-row>
        <table:table-row table:style-name="ro1">
          <table:table-cell office:value-type="string" calcext:value-type="string">
            <text:p>09:16:07</text:p>
          </table:table-cell>
          <table:table-cell office:value-type="float" office:value="3.4615" calcext:value-type="float">
            <text:p>3.4615</text:p>
          </table:table-cell>
        </table:table-row>
        <table:table-row table:style-name="ro1">
          <table:table-cell office:value-type="string" calcext:value-type="string">
            <text:p>09:17:49</text:p>
          </table:table-cell>
          <table:table-cell office:value-type="float" office:value="3.4457" calcext:value-type="float">
            <text:p>3.4457</text:p>
          </table:table-cell>
        </table:table-row>
        <table:table-row table:style-name="ro1">
          <table:table-cell office:value-type="string" calcext:value-type="string">
            <text:p>09:19:30</text:p>
          </table:table-cell>
          <table:table-cell office:value-type="float" office:value="3.4542" calcext:value-type="float">
            <text:p>3.4542</text:p>
          </table:table-cell>
        </table:table-row>
        <table:table-row table:style-name="ro1">
          <table:table-cell office:value-type="string" calcext:value-type="string">
            <text:p>09:21:12</text:p>
          </table:table-cell>
          <table:table-cell office:value-type="float" office:value="3.4249" calcext:value-type="float">
            <text:p>3.4249</text:p>
          </table:table-cell>
        </table:table-row>
        <table:table-row table:style-name="ro1">
          <table:table-cell office:value-type="string" calcext:value-type="string">
            <text:p>09:22:54</text:p>
          </table:table-cell>
          <table:table-cell office:value-type="float" office:value="3.4078" calcext:value-type="float">
            <text:p>3.4078</text:p>
          </table:table-cell>
        </table:table-row>
        <table:table-row table:style-name="ro1">
          <table:table-cell office:value-type="string" calcext:value-type="string">
            <text:p>09:24:36</text:p>
          </table:table-cell>
          <table:table-cell office:value-type="float" office:value="3.4164" calcext:value-type="float">
            <text:p>3.4164</text:p>
          </table:table-cell>
        </table:table-row>
        <table:table-row table:style-name="ro1">
          <table:table-cell office:value-type="string" calcext:value-type="string">
            <text:p>09:26:17</text:p>
          </table:table-cell>
          <table:table-cell office:value-type="float" office:value="3.409" calcext:value-type="float">
            <text:p>3.409</text:p>
          </table:table-cell>
        </table:table-row>
        <table:table-row table:style-name="ro1">
          <table:table-cell office:value-type="string" calcext:value-type="string">
            <text:p>09:27:59</text:p>
          </table:table-cell>
          <table:table-cell office:value-type="float" office:value="3.4383" calcext:value-type="float">
            <text:p>3.4383</text:p>
          </table:table-cell>
        </table:table-row>
        <table:table-row table:style-name="ro1">
          <table:table-cell office:value-type="string" calcext:value-type="string">
            <text:p>09:29:41</text:p>
          </table:table-cell>
          <table:table-cell office:value-type="float" office:value="3.431" calcext:value-type="float">
            <text:p>3.431</text:p>
          </table:table-cell>
        </table:table-row>
        <table:table-row table:style-name="ro1">
          <table:table-cell office:value-type="string" calcext:value-type="string">
            <text:p>09:31:22</text:p>
          </table:table-cell>
          <table:table-cell office:value-type="float" office:value="3.3932" calcext:value-type="float">
            <text:p>3.3932</text:p>
          </table:table-cell>
        </table:table-row>
        <table:table-row table:style-name="ro1">
          <table:table-cell office:value-type="string" calcext:value-type="string">
            <text:p>09:33:04</text:p>
          </table:table-cell>
          <table:table-cell office:value-type="float" office:value="3.3858" calcext:value-type="float">
            <text:p>3.3858</text:p>
          </table:table-cell>
        </table:table-row>
        <table:table-row table:style-name="ro1">
          <table:table-cell office:value-type="string" calcext:value-type="string">
            <text:p>09:34:46</text:p>
          </table:table-cell>
          <table:table-cell office:value-type="float" office:value="3.3602" calcext:value-type="float">
            <text:p>3.3602</text:p>
          </table:table-cell>
        </table:table-row>
        <table:table-row table:style-name="ro1">
          <table:table-cell office:value-type="string" calcext:value-type="string">
            <text:p>09:36:27</text:p>
          </table:table-cell>
          <table:table-cell office:value-type="float" office:value="3.3993" calcext:value-type="float">
            <text:p>3.3993</text:p>
          </table:table-cell>
        </table:table-row>
        <table:table-row table:style-name="ro1">
          <table:table-cell office:value-type="string" calcext:value-type="string">
            <text:p>09:38:09</text:p>
          </table:table-cell>
          <table:table-cell office:value-type="float" office:value="3.4103" calcext:value-type="float">
            <text:p>3.4103</text:p>
          </table:table-cell>
        </table:table-row>
        <table:table-row table:style-name="ro1">
          <table:table-cell office:value-type="string" calcext:value-type="string">
            <text:p>09:39:51</text:p>
          </table:table-cell>
          <table:table-cell office:value-type="float" office:value="3.3578" calcext:value-type="float">
            <text:p>3.3578</text:p>
          </table:table-cell>
        </table:table-row>
        <table:table-row table:style-name="ro1">
          <table:table-cell office:value-type="string" calcext:value-type="string">
            <text:p>09:41:32</text:p>
          </table:table-cell>
          <table:table-cell office:value-type="float" office:value="3.3907" calcext:value-type="float">
            <text:p>3.3907</text:p>
          </table:table-cell>
        </table:table-row>
        <table:table-row table:style-name="ro1">
          <table:table-cell office:value-type="string" calcext:value-type="string">
            <text:p>09:43:14</text:p>
          </table:table-cell>
          <table:table-cell office:value-type="float" office:value="3.4103" calcext:value-type="float">
            <text:p>3.4103</text:p>
          </table:table-cell>
        </table:table-row>
        <table:table-row table:style-name="ro1">
          <table:table-cell office:value-type="string" calcext:value-type="string">
            <text:p>09:44:56</text:p>
          </table:table-cell>
          <table:table-cell office:value-type="float" office:value="3.4396" calcext:value-type="float">
            <text:p>3.4396</text:p>
          </table:table-cell>
        </table:table-row>
        <table:table-row table:style-name="ro1">
          <table:table-cell office:value-type="string" calcext:value-type="string">
            <text:p>09:46:37</text:p>
          </table:table-cell>
          <table:table-cell office:value-type="float" office:value="3.4554" calcext:value-type="float">
            <text:p>3.4554</text:p>
          </table:table-cell>
        </table:table-row>
        <table:table-row table:style-name="ro1">
          <table:table-cell office:value-type="string" calcext:value-type="string">
            <text:p>09:48:19</text:p>
          </table:table-cell>
          <table:table-cell office:value-type="float" office:value="3.3114" calcext:value-type="float">
            <text:p>3.3114</text:p>
          </table:table-cell>
        </table:table-row>
        <table:table-row table:style-name="ro1">
          <table:table-cell office:value-type="string" calcext:value-type="string">
            <text:p>09:50:01</text:p>
          </table:table-cell>
          <table:table-cell office:value-type="float" office:value="3.3358" calcext:value-type="float">
            <text:p>3.3358</text:p>
          </table:table-cell>
        </table:table-row>
        <table:table-row table:style-name="ro1">
          <table:table-cell office:value-type="string" calcext:value-type="string">
            <text:p>09:51:42</text:p>
          </table:table-cell>
          <table:table-cell office:value-type="float" office:value="3.3431" calcext:value-type="float">
            <text:p>3.3431</text:p>
          </table:table-cell>
        </table:table-row>
        <table:table-row table:style-name="ro1">
          <table:table-cell office:value-type="string" calcext:value-type="string">
            <text:p>09:53:24</text:p>
          </table:table-cell>
          <table:table-cell office:value-type="float" office:value="3.3907" calcext:value-type="float">
            <text:p>3.3907</text:p>
          </table:table-cell>
        </table:table-row>
        <table:table-row table:style-name="ro1">
          <table:table-cell office:value-type="string" calcext:value-type="string">
            <text:p>09:55:06</text:p>
          </table:table-cell>
          <table:table-cell office:value-type="float" office:value="3.3846" calcext:value-type="float">
            <text:p>3.3846</text:p>
          </table:table-cell>
        </table:table-row>
        <table:table-row table:style-name="ro1">
          <table:table-cell office:value-type="string" calcext:value-type="string">
            <text:p>09:56:47</text:p>
          </table:table-cell>
          <table:table-cell office:value-type="float" office:value="3.3773" calcext:value-type="float">
            <text:p>3.3773</text:p>
          </table:table-cell>
        </table:table-row>
        <table:table-row table:style-name="ro1">
          <table:table-cell office:value-type="string" calcext:value-type="string">
            <text:p>09:58:29</text:p>
          </table:table-cell>
          <table:table-cell office:value-type="float" office:value="3.4396" calcext:value-type="float">
            <text:p>3.4396</text:p>
          </table:table-cell>
        </table:table-row>
        <table:table-row table:style-name="ro1">
          <table:table-cell office:value-type="string" calcext:value-type="string">
            <text:p>10:00:11</text:p>
          </table:table-cell>
          <table:table-cell office:value-type="float" office:value="3.3895" calcext:value-type="float">
            <text:p>3.3895</text:p>
          </table:table-cell>
        </table:table-row>
        <table:table-row table:style-name="ro1">
          <table:table-cell office:value-type="string" calcext:value-type="string">
            <text:p>10:01:52</text:p>
          </table:table-cell>
          <table:table-cell office:value-type="float" office:value="3.3846" calcext:value-type="float">
            <text:p>3.3846</text:p>
          </table:table-cell>
        </table:table-row>
        <table:table-row table:style-name="ro1">
          <table:table-cell office:value-type="string" calcext:value-type="string">
            <text:p>10:03:34</text:p>
          </table:table-cell>
          <table:table-cell office:value-type="float" office:value="3.4188" calcext:value-type="float">
            <text:p>3.4188</text:p>
          </table:table-cell>
        </table:table-row>
        <table:table-row table:style-name="ro1">
          <table:table-cell office:value-type="string" calcext:value-type="string">
            <text:p>10:05:16</text:p>
          </table:table-cell>
          <table:table-cell office:value-type="float" office:value="3.4237" calcext:value-type="float">
            <text:p>3.4237</text:p>
          </table:table-cell>
        </table:table-row>
        <table:table-row table:style-name="ro1">
          <table:table-cell office:value-type="string" calcext:value-type="string">
            <text:p>10:06:57</text:p>
          </table:table-cell>
          <table:table-cell office:value-type="float" office:value="3.4274" calcext:value-type="float">
            <text:p>3.4274</text:p>
          </table:table-cell>
        </table:table-row>
        <table:table-row table:style-name="ro1">
          <table:table-cell office:value-type="string" calcext:value-type="string">
            <text:p>10:08:39</text:p>
          </table:table-cell>
          <table:table-cell office:value-type="float" office:value="3.4444" calcext:value-type="float">
            <text:p>3.4444</text:p>
          </table:table-cell>
        </table:table-row>
        <table:table-row table:style-name="ro1">
          <table:table-cell office:value-type="string" calcext:value-type="string">
            <text:p>10:10:21</text:p>
          </table:table-cell>
          <table:table-cell office:value-type="float" office:value="3.4737" calcext:value-type="float">
            <text:p>3.4737</text:p>
          </table:table-cell>
        </table:table-row>
        <table:table-row table:style-name="ro1">
          <table:table-cell office:value-type="string" calcext:value-type="string">
            <text:p>10:12:02</text:p>
          </table:table-cell>
          <table:table-cell office:value-type="float" office:value="3.4884" calcext:value-type="float">
            <text:p>3.4884</text:p>
          </table:table-cell>
        </table:table-row>
        <table:table-row table:style-name="ro1">
          <table:table-cell office:value-type="string" calcext:value-type="string">
            <text:p>10:13:44</text:p>
          </table:table-cell>
          <table:table-cell office:value-type="float" office:value="3.4005" calcext:value-type="float">
            <text:p>3.4005</text:p>
          </table:table-cell>
        </table:table-row>
        <table:table-row table:style-name="ro1">
          <table:table-cell office:value-type="string" calcext:value-type="string">
            <text:p>10:15:26</text:p>
          </table:table-cell>
          <table:table-cell office:value-type="float" office:value="3.4957" calcext:value-type="float">
            <text:p>3.4957</text:p>
          </table:table-cell>
        </table:table-row>
        <table:table-row table:style-name="ro1">
          <table:table-cell office:value-type="string" calcext:value-type="string">
            <text:p>10:17:07</text:p>
          </table:table-cell>
          <table:table-cell office:value-type="float" office:value="3.4713" calcext:value-type="float">
            <text:p>3.4713</text:p>
          </table:table-cell>
        </table:table-row>
        <table:table-row table:style-name="ro1">
          <table:table-cell office:value-type="string" calcext:value-type="string">
            <text:p>10:18:49</text:p>
          </table:table-cell>
          <table:table-cell office:value-type="float" office:value="3.2955" calcext:value-type="float">
            <text:p>3.2955</text:p>
          </table:table-cell>
        </table:table-row>
        <table:table-row table:style-name="ro1">
          <table:table-cell office:value-type="string" calcext:value-type="string">
            <text:p>10:20:31</text:p>
          </table:table-cell>
          <table:table-cell office:value-type="float" office:value="3.4969" calcext:value-type="float">
            <text:p>3.4969</text:p>
          </table:table-cell>
        </table:table-row>
        <table:table-row table:style-name="ro1">
          <table:table-cell office:value-type="string" calcext:value-type="string">
            <text:p>10:22:13</text:p>
          </table:table-cell>
          <table:table-cell office:value-type="float" office:value="3.4872" calcext:value-type="float">
            <text:p>3.4872</text:p>
          </table:table-cell>
        </table:table-row>
        <table:table-row table:style-name="ro1">
          <table:table-cell office:value-type="string" calcext:value-type="string">
            <text:p>10:23:54</text:p>
          </table:table-cell>
          <table:table-cell office:value-type="float" office:value="3.4371" calcext:value-type="float">
            <text:p>3.4371</text:p>
          </table:table-cell>
        </table:table-row>
        <table:table-row table:style-name="ro1">
          <table:table-cell office:value-type="string" calcext:value-type="string">
            <text:p>10:25:36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10:27:18</text:p>
          </table:table-cell>
          <table:table-cell office:value-type="float" office:value="3.4676" calcext:value-type="float">
            <text:p>3.4676</text:p>
          </table:table-cell>
        </table:table-row>
        <table:table-row table:style-name="ro1">
          <table:table-cell office:value-type="string" calcext:value-type="string">
            <text:p>10:28:59</text:p>
          </table:table-cell>
          <table:table-cell office:value-type="float" office:value="3.4432" calcext:value-type="float">
            <text:p>3.4432</text:p>
          </table:table-cell>
        </table:table-row>
        <table:table-row table:style-name="ro1">
          <table:table-cell office:value-type="string" calcext:value-type="string">
            <text:p>10:30:41</text:p>
          </table:table-cell>
          <table:table-cell office:value-type="float" office:value="3.453" calcext:value-type="float">
            <text:p>3.453</text:p>
          </table:table-cell>
        </table:table-row>
        <table:table-row table:style-name="ro1">
          <table:table-cell office:value-type="string" calcext:value-type="string">
            <text:p>10:32:23</text:p>
          </table:table-cell>
          <table:table-cell office:value-type="float" office:value="3.2662" calcext:value-type="float">
            <text:p>3.2662</text:p>
          </table:table-cell>
        </table:table-row>
        <table:table-row table:style-name="ro1">
          <table:table-cell office:value-type="string" calcext:value-type="string">
            <text:p>10:34:04</text:p>
          </table:table-cell>
          <table:table-cell office:value-type="float" office:value="3.536" calcext:value-type="float">
            <text:p>3.536</text:p>
          </table:table-cell>
        </table:table-row>
        <table:table-row table:style-name="ro1">
          <table:table-cell office:value-type="string" calcext:value-type="string">
            <text:p>10:35:46</text:p>
          </table:table-cell>
          <table:table-cell office:value-type="float" office:value="3.3309" calcext:value-type="float">
            <text:p>3.3309</text:p>
          </table:table-cell>
        </table:table-row>
        <table:table-row table:style-name="ro1">
          <table:table-cell office:value-type="string" calcext:value-type="string">
            <text:p>10:37:28</text:p>
          </table:table-cell>
          <table:table-cell office:value-type="float" office:value="3.3394" calcext:value-type="float">
            <text:p>3.3394</text:p>
          </table:table-cell>
        </table:table-row>
        <table:table-row table:style-name="ro1">
          <table:table-cell office:value-type="string" calcext:value-type="string">
            <text:p>10:39:09</text:p>
          </table:table-cell>
          <table:table-cell office:value-type="float" office:value="3.4066" calcext:value-type="float">
            <text:p>3.4066</text:p>
          </table:table-cell>
        </table:table-row>
        <table:table-row table:style-name="ro1">
          <table:table-cell office:value-type="string" calcext:value-type="string">
            <text:p>10:40:51</text:p>
          </table:table-cell>
          <table:table-cell office:value-type="float" office:value="3.2662" calcext:value-type="float">
            <text:p>3.2662</text:p>
          </table:table-cell>
        </table:table-row>
        <table:table-row table:style-name="ro1">
          <table:table-cell office:value-type="string" calcext:value-type="string">
            <text:p>10:42:33</text:p>
          </table:table-cell>
          <table:table-cell office:value-type="float" office:value="3.4481" calcext:value-type="float">
            <text:p>3.4481</text:p>
          </table:table-cell>
        </table:table-row>
        <table:table-row table:style-name="ro1">
          <table:table-cell office:value-type="string" calcext:value-type="string">
            <text:p>10:44:14</text:p>
          </table:table-cell>
          <table:table-cell office:value-type="float" office:value="3.5079" calcext:value-type="float">
            <text:p>3.5079</text:p>
          </table:table-cell>
        </table:table-row>
        <table:table-row table:style-name="ro1">
          <table:table-cell office:value-type="string" calcext:value-type="string">
            <text:p>10:45:56</text:p>
          </table:table-cell>
          <table:table-cell office:value-type="float" office:value="3.4591" calcext:value-type="float">
            <text:p>3.4591</text:p>
          </table:table-cell>
        </table:table-row>
        <table:table-row table:style-name="ro1">
          <table:table-cell office:value-type="string" calcext:value-type="string">
            <text:p>10:47:38</text:p>
          </table:table-cell>
          <table:table-cell office:value-type="float" office:value="3.3712" calcext:value-type="float">
            <text:p>3.3712</text:p>
          </table:table-cell>
        </table:table-row>
        <table:table-row table:style-name="ro1">
          <table:table-cell office:value-type="string" calcext:value-type="string">
            <text:p>10:49:19</text:p>
          </table:table-cell>
          <table:table-cell office:value-type="float" office:value="3.4567" calcext:value-type="float">
            <text:p>3.4567</text:p>
          </table:table-cell>
        </table:table-row>
        <table:table-row table:style-name="ro1">
          <table:table-cell office:value-type="string" calcext:value-type="string">
            <text:p>10:51:01</text:p>
          </table:table-cell>
          <table:table-cell office:value-type="float" office:value="3.4664" calcext:value-type="float">
            <text:p>3.4664</text:p>
          </table:table-cell>
        </table:table-row>
        <table:table-row table:style-name="ro1">
          <table:table-cell office:value-type="string" calcext:value-type="string">
            <text:p>10:52:43</text:p>
          </table:table-cell>
          <table:table-cell office:value-type="float" office:value="3.442" calcext:value-type="float">
            <text:p>3.442</text:p>
          </table:table-cell>
        </table:table-row>
        <table:table-row table:style-name="ro1">
          <table:table-cell office:value-type="string" calcext:value-type="string">
            <text:p>10:54:24</text:p>
          </table:table-cell>
          <table:table-cell office:value-type="float" office:value="3.3919" calcext:value-type="float">
            <text:p>3.3919</text:p>
          </table:table-cell>
        </table:table-row>
        <table:table-row table:style-name="ro1">
          <table:table-cell office:value-type="string" calcext:value-type="string">
            <text:p>10:56:06</text:p>
          </table:table-cell>
          <table:table-cell office:value-type="float" office:value="3.3333" calcext:value-type="float">
            <text:p>3.3333</text:p>
          </table:table-cell>
        </table:table-row>
        <table:table-row table:style-name="ro1">
          <table:table-cell office:value-type="string" calcext:value-type="string">
            <text:p>10:57:48</text:p>
          </table:table-cell>
          <table:table-cell office:value-type="float" office:value="3.4176" calcext:value-type="float">
            <text:p>3.4176</text:p>
          </table:table-cell>
        </table:table-row>
        <table:table-row table:style-name="ro1">
          <table:table-cell office:value-type="string" calcext:value-type="string">
            <text:p>10:59:29</text:p>
          </table:table-cell>
          <table:table-cell office:value-type="float" office:value="3.3419" calcext:value-type="float">
            <text:p>3.3419</text:p>
          </table:table-cell>
        </table:table-row>
        <table:table-row table:style-name="ro1">
          <table:table-cell office:value-type="string" calcext:value-type="string">
            <text:p>11:01:11</text:p>
          </table:table-cell>
          <table:table-cell office:value-type="float" office:value="3.3761" calcext:value-type="float">
            <text:p>3.3761</text:p>
          </table:table-cell>
        </table:table-row>
        <table:table-row table:style-name="ro1">
          <table:table-cell office:value-type="string" calcext:value-type="string">
            <text:p>11:02:53</text:p>
          </table:table-cell>
          <table:table-cell office:value-type="float" office:value="3.536" calcext:value-type="float">
            <text:p>3.536</text:p>
          </table:table-cell>
        </table:table-row>
        <table:table-row table:style-name="ro1">
          <table:table-cell office:value-type="string" calcext:value-type="string">
            <text:p>11:04:34</text:p>
          </table:table-cell>
          <table:table-cell office:value-type="float" office:value="3.3297" calcext:value-type="float">
            <text:p>3.3297</text:p>
          </table:table-cell>
        </table:table-row>
        <table:table-row table:style-name="ro1">
          <table:table-cell office:value-type="string" calcext:value-type="string">
            <text:p>11:06:16</text:p>
          </table:table-cell>
          <table:table-cell office:value-type="float" office:value="3.4994" calcext:value-type="float">
            <text:p>3.4994</text:p>
          </table:table-cell>
        </table:table-row>
        <table:table-row table:style-name="ro1">
          <table:table-cell office:value-type="string" calcext:value-type="string">
            <text:p>11:07:58</text:p>
          </table:table-cell>
          <table:table-cell office:value-type="float" office:value="3.5372" calcext:value-type="float">
            <text:p>3.5372</text:p>
          </table:table-cell>
        </table:table-row>
        <table:table-row table:style-name="ro1">
          <table:table-cell office:value-type="string" calcext:value-type="string">
            <text:p>11:09:39</text:p>
          </table:table-cell>
          <table:table-cell office:value-type="float" office:value="3.3663" calcext:value-type="float">
            <text:p>3.3663</text:p>
          </table:table-cell>
        </table:table-row>
        <table:table-row table:style-name="ro1">
          <table:table-cell office:value-type="string" calcext:value-type="string">
            <text:p>11:11:21</text:p>
          </table:table-cell>
          <table:table-cell office:value-type="float" office:value="3.5214" calcext:value-type="float">
            <text:p>3.5214</text:p>
          </table:table-cell>
        </table:table-row>
        <table:table-row table:style-name="ro1">
          <table:table-cell office:value-type="string" calcext:value-type="string">
            <text:p>11:13:03</text:p>
          </table:table-cell>
          <table:table-cell office:value-type="float" office:value="3.4737" calcext:value-type="float">
            <text:p>3.4737</text:p>
          </table:table-cell>
        </table:table-row>
        <table:table-row table:style-name="ro1">
          <table:table-cell office:value-type="string" calcext:value-type="string">
            <text:p>11:14:44</text:p>
          </table:table-cell>
          <table:table-cell office:value-type="float" office:value="3.5055" calcext:value-type="float">
            <text:p>3.5055</text:p>
          </table:table-cell>
        </table:table-row>
        <table:table-row table:style-name="ro1">
          <table:table-cell office:value-type="string" calcext:value-type="string">
            <text:p>11:16:26</text:p>
          </table:table-cell>
          <table:table-cell office:value-type="float" office:value="3.4701" calcext:value-type="float">
            <text:p>3.4701</text:p>
          </table:table-cell>
        </table:table-row>
        <table:table-row table:style-name="ro1">
          <table:table-cell office:value-type="string" calcext:value-type="string">
            <text:p>11:18:08</text:p>
          </table:table-cell>
          <table:table-cell office:value-type="float" office:value="3.4505" calcext:value-type="float">
            <text:p>3.4505</text:p>
          </table:table-cell>
        </table:table-row>
        <table:table-row table:style-name="ro1">
          <table:table-cell office:value-type="string" calcext:value-type="string">
            <text:p>11:19:49</text:p>
          </table:table-cell>
          <table:table-cell office:value-type="float" office:value="3.4493" calcext:value-type="float">
            <text:p>3.4493</text:p>
          </table:table-cell>
        </table:table-row>
        <table:table-row table:style-name="ro1">
          <table:table-cell office:value-type="string" calcext:value-type="string">
            <text:p>11:21:31</text:p>
          </table:table-cell>
          <table:table-cell office:value-type="float" office:value="3.3468" calcext:value-type="float">
            <text:p>3.3468</text:p>
          </table:table-cell>
        </table:table-row>
        <table:table-row table:style-name="ro1">
          <table:table-cell office:value-type="string" calcext:value-type="string">
            <text:p>11:23:13</text:p>
          </table:table-cell>
          <table:table-cell office:value-type="float" office:value="3.3455" calcext:value-type="float">
            <text:p>3.3455</text:p>
          </table:table-cell>
        </table:table-row>
        <table:table-row table:style-name="ro1">
          <table:table-cell office:value-type="string" calcext:value-type="string">
            <text:p>11:24:54</text:p>
          </table:table-cell>
          <table:table-cell office:value-type="float" office:value="3.4884" calcext:value-type="float">
            <text:p>3.4884</text:p>
          </table:table-cell>
        </table:table-row>
        <table:table-row table:style-name="ro1">
          <table:table-cell office:value-type="string" calcext:value-type="string">
            <text:p>11:26:36</text:p>
          </table:table-cell>
          <table:table-cell office:value-type="float" office:value="3.4518" calcext:value-type="float">
            <text:p>3.4518</text:p>
          </table:table-cell>
        </table:table-row>
        <table:table-row table:style-name="ro1">
          <table:table-cell office:value-type="string" calcext:value-type="string">
            <text:p>11:28:18</text:p>
          </table:table-cell>
          <table:table-cell office:value-type="float" office:value="3.4103" calcext:value-type="float">
            <text:p>3.4103</text:p>
          </table:table-cell>
        </table:table-row>
        <table:table-row table:style-name="ro1">
          <table:table-cell office:value-type="string" calcext:value-type="string">
            <text:p>11:29:59</text:p>
          </table:table-cell>
          <table:table-cell office:value-type="float" office:value="3.4371" calcext:value-type="float">
            <text:p>3.4371</text:p>
          </table:table-cell>
        </table:table-row>
        <table:table-row table:style-name="ro1">
          <table:table-cell office:value-type="string" calcext:value-type="string">
            <text:p>11:31:41</text:p>
          </table:table-cell>
          <table:table-cell office:value-type="float" office:value="3.453" calcext:value-type="float">
            <text:p>3.453</text:p>
          </table:table-cell>
        </table:table-row>
        <table:table-row table:style-name="ro1">
          <table:table-cell office:value-type="string" calcext:value-type="string">
            <text:p>11:33:23</text:p>
          </table:table-cell>
          <table:table-cell office:value-type="float" office:value="3.4615" calcext:value-type="float">
            <text:p>3.4615</text:p>
          </table:table-cell>
        </table:table-row>
        <table:table-row table:style-name="ro1">
          <table:table-cell office:value-type="string" calcext:value-type="string">
            <text:p>11:35:04</text:p>
          </table:table-cell>
          <table:table-cell office:value-type="float" office:value="3.4383" calcext:value-type="float">
            <text:p>3.4383</text:p>
          </table:table-cell>
        </table:table-row>
        <table:table-row table:style-name="ro1">
          <table:table-cell office:value-type="string" calcext:value-type="string">
            <text:p>11:36:46</text:p>
          </table:table-cell>
          <table:table-cell office:value-type="float" office:value="3.4164" calcext:value-type="float">
            <text:p>3.4164</text:p>
          </table:table-cell>
        </table:table-row>
        <table:table-row table:style-name="ro1">
          <table:table-cell office:value-type="string" calcext:value-type="string">
            <text:p>11:38:28</text:p>
          </table:table-cell>
          <table:table-cell office:value-type="float" office:value="3.4591" calcext:value-type="float">
            <text:p>3.4591</text:p>
          </table:table-cell>
        </table:table-row>
        <table:table-row table:style-name="ro1">
          <table:table-cell office:value-type="string" calcext:value-type="string">
            <text:p>11:40:09</text:p>
          </table:table-cell>
          <table:table-cell office:value-type="float" office:value="3.4383" calcext:value-type="float">
            <text:p>3.4383</text:p>
          </table:table-cell>
        </table:table-row>
        <table:table-row table:style-name="ro1">
          <table:table-cell office:value-type="string" calcext:value-type="string">
            <text:p>11:41:51</text:p>
          </table:table-cell>
          <table:table-cell office:value-type="float" office:value="3.4225" calcext:value-type="float">
            <text:p>3.4225</text:p>
          </table:table-cell>
        </table:table-row>
        <table:table-row table:style-name="ro1">
          <table:table-cell office:value-type="string" calcext:value-type="string">
            <text:p>11:43:32</text:p>
          </table:table-cell>
          <table:table-cell office:value-type="float" office:value="3.453" calcext:value-type="float">
            <text:p>3.453</text:p>
          </table:table-cell>
        </table:table-row>
        <table:table-row table:style-name="ro1">
          <table:table-cell office:value-type="string" calcext:value-type="string">
            <text:p>11:45:14</text:p>
          </table:table-cell>
          <table:table-cell office:value-type="float" office:value="3.4664" calcext:value-type="float">
            <text:p>3.4664</text:p>
          </table:table-cell>
        </table:table-row>
        <table:table-row table:style-name="ro1">
          <table:table-cell office:value-type="string" calcext:value-type="string">
            <text:p>11:46:56</text:p>
          </table:table-cell>
          <table:table-cell office:value-type="float" office:value="3.442" calcext:value-type="float">
            <text:p>3.442</text:p>
          </table:table-cell>
        </table:table-row>
        <table:table-row table:style-name="ro1">
          <table:table-cell office:value-type="string" calcext:value-type="string">
            <text:p>11:48:37</text:p>
          </table:table-cell>
          <table:table-cell office:value-type="float" office:value="3.431" calcext:value-type="float">
            <text:p>3.431</text:p>
          </table:table-cell>
        </table:table-row>
        <table:table-row table:style-name="ro1">
          <table:table-cell office:value-type="string" calcext:value-type="string">
            <text:p>11:50:19</text:p>
          </table:table-cell>
          <table:table-cell office:value-type="float" office:value="3.4212" calcext:value-type="float">
            <text:p>3.4212</text:p>
          </table:table-cell>
        </table:table-row>
        <table:table-row table:style-name="ro1">
          <table:table-cell office:value-type="string" calcext:value-type="string">
            <text:p>11:52:01</text:p>
          </table:table-cell>
          <table:table-cell office:value-type="float" office:value="3.442" calcext:value-type="float">
            <text:p>3.442</text:p>
          </table:table-cell>
        </table:table-row>
        <table:table-row table:style-name="ro1">
          <table:table-cell office:value-type="string" calcext:value-type="string">
            <text:p>11:53:42</text:p>
          </table:table-cell>
          <table:table-cell office:value-type="float" office:value="3.4298" calcext:value-type="float">
            <text:p>3.4298</text:p>
          </table:table-cell>
        </table:table-row>
        <table:table-row table:style-name="ro1">
          <table:table-cell office:value-type="string" calcext:value-type="string">
            <text:p>11:55:24</text:p>
          </table:table-cell>
          <table:table-cell office:value-type="float" office:value="3.453" calcext:value-type="float">
            <text:p>3.453</text:p>
          </table:table-cell>
        </table:table-row>
        <table:table-row table:style-name="ro1">
          <table:table-cell office:value-type="string" calcext:value-type="string">
            <text:p>11:57:06</text:p>
          </table:table-cell>
          <table:table-cell office:value-type="float" office:value="3.4396" calcext:value-type="float">
            <text:p>3.4396</text:p>
          </table:table-cell>
        </table:table-row>
        <table:table-row table:style-name="ro1">
          <table:table-cell office:value-type="string" calcext:value-type="string">
            <text:p>11:58:47</text:p>
          </table:table-cell>
          <table:table-cell office:value-type="float" office:value="3.4579" calcext:value-type="float">
            <text:p>3.4579</text:p>
          </table:table-cell>
        </table:table-row>
        <table:table-row table:style-name="ro1">
          <table:table-cell office:value-type="string" calcext:value-type="string">
            <text:p>12:00:29</text:p>
          </table:table-cell>
          <table:table-cell office:value-type="float" office:value="3.4322" calcext:value-type="float">
            <text:p>3.4322</text:p>
          </table:table-cell>
        </table:table-row>
        <table:table-row table:style-name="ro1">
          <table:table-cell office:value-type="string" calcext:value-type="string">
            <text:p>12:02:11</text:p>
          </table:table-cell>
          <table:table-cell office:value-type="float" office:value="3.4554" calcext:value-type="float">
            <text:p>3.4554</text:p>
          </table:table-cell>
        </table:table-row>
        <table:table-row table:style-name="ro1">
          <table:table-cell office:value-type="string" calcext:value-type="string">
            <text:p>12:03:52</text:p>
          </table:table-cell>
          <table:table-cell office:value-type="float" office:value="3.4579" calcext:value-type="float">
            <text:p>3.4579</text:p>
          </table:table-cell>
        </table:table-row>
        <table:table-row table:style-name="ro1">
          <table:table-cell office:value-type="string" calcext:value-type="string">
            <text:p>12:05:34</text:p>
          </table:table-cell>
          <table:table-cell office:value-type="float" office:value="3.431" calcext:value-type="float">
            <text:p>3.431</text:p>
          </table:table-cell>
        </table:table-row>
        <table:table-row table:style-name="ro1">
          <table:table-cell office:value-type="string" calcext:value-type="string">
            <text:p>12:07:16</text:p>
          </table:table-cell>
          <table:table-cell office:value-type="float" office:value="3.4518" calcext:value-type="float">
            <text:p>3.4518</text:p>
          </table:table-cell>
        </table:table-row>
        <table:table-row table:style-name="ro1">
          <table:table-cell office:value-type="string" calcext:value-type="string">
            <text:p>12:08:58</text:p>
          </table:table-cell>
          <table:table-cell office:value-type="float" office:value="3.4615" calcext:value-type="float">
            <text:p>3.4615</text:p>
          </table:table-cell>
        </table:table-row>
        <table:table-row table:style-name="ro1">
          <table:table-cell office:value-type="string" calcext:value-type="string">
            <text:p>12:10:41</text:p>
          </table:table-cell>
          <table:table-cell office:value-type="float" office:value="3.4689" calcext:value-type="float">
            <text:p>3.4689</text:p>
          </table:table-cell>
        </table:table-row>
        <table:table-row table:style-name="ro1">
          <table:table-cell office:value-type="string" calcext:value-type="string">
            <text:p>12:12:23</text:p>
          </table:table-cell>
          <table:table-cell office:value-type="float" office:value="3.4591" calcext:value-type="float">
            <text:p>3.4591</text:p>
          </table:table-cell>
        </table:table-row>
        <table:table-row table:style-name="ro1">
          <table:table-cell office:value-type="string" calcext:value-type="string">
            <text:p>12:14:05</text:p>
          </table:table-cell>
          <table:table-cell office:value-type="float" office:value="3.4103" calcext:value-type="float">
            <text:p>3.4103</text:p>
          </table:table-cell>
        </table:table-row>
        <table:table-row table:style-name="ro1">
          <table:table-cell office:value-type="string" calcext:value-type="string">
            <text:p>12:15:48</text:p>
          </table:table-cell>
          <table:table-cell office:value-type="float" office:value="3.3956" calcext:value-type="float">
            <text:p>3.3956</text:p>
          </table:table-cell>
        </table:table-row>
        <table:table-row table:style-name="ro1">
          <table:table-cell office:value-type="string" calcext:value-type="string">
            <text:p>12:17:29</text:p>
          </table:table-cell>
          <table:table-cell office:value-type="float" office:value="3.3932" calcext:value-type="float">
            <text:p>3.3932</text:p>
          </table:table-cell>
        </table:table-row>
        <table:table-row table:style-name="ro1">
          <table:table-cell office:value-type="string" calcext:value-type="string">
            <text:p>12:19:11</text:p>
          </table:table-cell>
          <table:table-cell office:value-type="float" office:value="3.4396" calcext:value-type="float">
            <text:p>3.4396</text:p>
          </table:table-cell>
        </table:table-row>
        <table:table-row table:style-name="ro1">
          <table:table-cell office:value-type="string" calcext:value-type="string">
            <text:p>12:20:53</text:p>
          </table:table-cell>
          <table:table-cell office:value-type="float" office:value="3.4347" calcext:value-type="float">
            <text:p>3.4347</text:p>
          </table:table-cell>
        </table:table-row>
        <table:table-row table:style-name="ro1">
          <table:table-cell office:value-type="string" calcext:value-type="string">
            <text:p>12:22:34</text:p>
          </table:table-cell>
          <table:table-cell office:value-type="float" office:value="3.4005" calcext:value-type="float">
            <text:p>3.4005</text:p>
          </table:table-cell>
        </table:table-row>
        <table:table-row table:style-name="ro1">
          <table:table-cell office:value-type="string" calcext:value-type="string">
            <text:p>12:24:16</text:p>
          </table:table-cell>
          <table:table-cell office:value-type="float" office:value="3.4261" calcext:value-type="float">
            <text:p>3.4261</text:p>
          </table:table-cell>
        </table:table-row>
        <table:table-row table:style-name="ro1">
          <table:table-cell office:value-type="string" calcext:value-type="string">
            <text:p>12:25:58</text:p>
          </table:table-cell>
          <table:table-cell office:value-type="float" office:value="3.4212" calcext:value-type="float">
            <text:p>3.4212</text:p>
          </table:table-cell>
        </table:table-row>
        <table:table-row table:style-name="ro1">
          <table:table-cell office:value-type="string" calcext:value-type="string">
            <text:p>12:27:40</text:p>
          </table:table-cell>
          <table:table-cell office:value-type="float" office:value="3.4383" calcext:value-type="float">
            <text:p>3.4383</text:p>
          </table:table-cell>
        </table:table-row>
        <table:table-row table:style-name="ro1">
          <table:table-cell office:value-type="string" calcext:value-type="string">
            <text:p>12:29:21</text:p>
          </table:table-cell>
          <table:table-cell office:value-type="float" office:value="3.4579" calcext:value-type="float">
            <text:p>3.4579</text:p>
          </table:table-cell>
        </table:table-row>
        <table:table-row table:style-name="ro1">
          <table:table-cell office:value-type="string" calcext:value-type="string">
            <text:p>12:31:03</text:p>
          </table:table-cell>
          <table:table-cell office:value-type="float" office:value="3.4335" calcext:value-type="float">
            <text:p>3.4335</text:p>
          </table:table-cell>
        </table:table-row>
        <table:table-row table:style-name="ro1">
          <table:table-cell office:value-type="string" calcext:value-type="string">
            <text:p>12:32:45</text:p>
          </table:table-cell>
          <table:table-cell office:value-type="float" office:value="3.431" calcext:value-type="float">
            <text:p>3.431</text:p>
          </table:table-cell>
        </table:table-row>
        <table:table-row table:style-name="ro1">
          <table:table-cell office:value-type="string" calcext:value-type="string">
            <text:p>12:34:27</text:p>
          </table:table-cell>
          <table:table-cell office:value-type="float" office:value="3.4432" calcext:value-type="float">
            <text:p>3.4432</text:p>
          </table:table-cell>
        </table:table-row>
        <table:table-row table:style-name="ro1">
          <table:table-cell office:value-type="string" calcext:value-type="string">
            <text:p>12:36:08</text:p>
          </table:table-cell>
          <table:table-cell office:value-type="float" office:value="3.3114" calcext:value-type="float">
            <text:p>3.3114</text:p>
          </table:table-cell>
        </table:table-row>
        <table:table-row table:style-name="ro1">
          <table:table-cell office:value-type="string" calcext:value-type="string">
            <text:p>12:37:50</text:p>
          </table:table-cell>
          <table:table-cell office:value-type="float" office:value="3.2845" calcext:value-type="float">
            <text:p>3.2845</text:p>
          </table:table-cell>
        </table:table-row>
        <table:table-row table:style-name="ro1">
          <table:table-cell office:value-type="string" calcext:value-type="string">
            <text:p>12:39:32</text:p>
          </table:table-cell>
          <table:table-cell office:value-type="float" office:value="3.3358" calcext:value-type="float">
            <text:p>3.3358</text:p>
          </table:table-cell>
        </table:table-row>
        <table:table-row table:style-name="ro1">
          <table:table-cell office:value-type="string" calcext:value-type="string">
            <text:p>12:41:13</text:p>
          </table:table-cell>
          <table:table-cell office:value-type="float" office:value="3.4676" calcext:value-type="float">
            <text:p>3.4676</text:p>
          </table:table-cell>
        </table:table-row>
        <table:table-row table:style-name="ro1">
          <table:table-cell office:value-type="string" calcext:value-type="string">
            <text:p>12:42:55</text:p>
          </table:table-cell>
          <table:table-cell office:value-type="float" office:value="3.4432" calcext:value-type="float">
            <text:p>3.4432</text:p>
          </table:table-cell>
        </table:table-row>
        <table:table-row table:style-name="ro1">
          <table:table-cell office:value-type="string" calcext:value-type="string">
            <text:p>12:44:37</text:p>
          </table:table-cell>
          <table:table-cell office:value-type="float" office:value="3.4225" calcext:value-type="float">
            <text:p>3.4225</text:p>
          </table:table-cell>
        </table:table-row>
        <table:table-row table:style-name="ro1">
          <table:table-cell office:value-type="string" calcext:value-type="string">
            <text:p>12:46:18</text:p>
          </table:table-cell>
          <table:table-cell office:value-type="float" office:value="3.4408" calcext:value-type="float">
            <text:p>3.4408</text:p>
          </table:table-cell>
        </table:table-row>
        <table:table-row table:style-name="ro1">
          <table:table-cell office:value-type="string" calcext:value-type="string">
            <text:p>12:48:00</text:p>
          </table:table-cell>
          <table:table-cell office:value-type="float" office:value="3.4554" calcext:value-type="float">
            <text:p>3.4554</text:p>
          </table:table-cell>
        </table:table-row>
        <table:table-row table:style-name="ro1">
          <table:table-cell office:value-type="string" calcext:value-type="string">
            <text:p>12:49:42</text:p>
          </table:table-cell>
          <table:table-cell office:value-type="float" office:value="3.2821" calcext:value-type="float">
            <text:p>3.2821</text:p>
          </table:table-cell>
        </table:table-row>
        <table:table-row table:style-name="ro1">
          <table:table-cell office:value-type="string" calcext:value-type="string">
            <text:p>12:51:24</text:p>
          </table:table-cell>
          <table:table-cell office:value-type="float" office:value="3.4799" calcext:value-type="float">
            <text:p>3.4799</text:p>
          </table:table-cell>
        </table:table-row>
        <table:table-row table:style-name="ro1">
          <table:table-cell office:value-type="string" calcext:value-type="string">
            <text:p>12:53:05</text:p>
          </table:table-cell>
          <table:table-cell office:value-type="float" office:value="3.4567" calcext:value-type="float">
            <text:p>3.4567</text:p>
          </table:table-cell>
        </table:table-row>
        <table:table-row table:style-name="ro1">
          <table:table-cell office:value-type="string" calcext:value-type="string">
            <text:p>12:54:47</text:p>
          </table:table-cell>
          <table:table-cell office:value-type="float" office:value="3.442" calcext:value-type="float">
            <text:p>3.442</text:p>
          </table:table-cell>
        </table:table-row>
        <table:table-row table:style-name="ro1">
          <table:table-cell office:value-type="string" calcext:value-type="string">
            <text:p>12:56:29</text:p>
          </table:table-cell>
          <table:table-cell office:value-type="float" office:value="3.4481" calcext:value-type="float">
            <text:p>3.4481</text:p>
          </table:table-cell>
        </table:table-row>
        <table:table-row table:style-name="ro1">
          <table:table-cell office:value-type="string" calcext:value-type="string">
            <text:p>12:58:11</text:p>
          </table:table-cell>
          <table:table-cell office:value-type="float" office:value="3.4542" calcext:value-type="float">
            <text:p>3.4542</text:p>
          </table:table-cell>
        </table:table-row>
        <table:table-row table:style-name="ro1">
          <table:table-cell office:value-type="string" calcext:value-type="string">
            <text:p>12:59:52</text:p>
          </table:table-cell>
          <table:table-cell office:value-type="float" office:value="3.4103" calcext:value-type="float">
            <text:p>3.4103</text:p>
          </table:table-cell>
        </table:table-row>
        <table:table-row table:style-name="ro1">
          <table:table-cell office:value-type="string" calcext:value-type="string">
            <text:p>13:01:34</text:p>
          </table:table-cell>
          <table:table-cell office:value-type="float" office:value="3.3846" calcext:value-type="float">
            <text:p>3.3846</text:p>
          </table:table-cell>
        </table:table-row>
        <table:table-row table:style-name="ro1">
          <table:table-cell office:value-type="string" calcext:value-type="string">
            <text:p>13:03:16</text:p>
          </table:table-cell>
          <table:table-cell office:value-type="float" office:value="3.3724" calcext:value-type="float">
            <text:p>3.3724</text:p>
          </table:table-cell>
        </table:table-row>
        <table:table-row table:style-name="ro1">
          <table:table-cell office:value-type="string" calcext:value-type="string">
            <text:p>13:04:58</text:p>
          </table:table-cell>
          <table:table-cell office:value-type="float" office:value="3.3822" calcext:value-type="float">
            <text:p>3.3822</text:p>
          </table:table-cell>
        </table:table-row>
        <table:table-row table:style-name="ro1">
          <table:table-cell office:value-type="string" calcext:value-type="string">
            <text:p>13:06:39</text:p>
          </table:table-cell>
          <table:table-cell office:value-type="float" office:value="3.3858" calcext:value-type="float">
            <text:p>3.3858</text:p>
          </table:table-cell>
        </table:table-row>
        <table:table-row table:style-name="ro1">
          <table:table-cell office:value-type="string" calcext:value-type="string">
            <text:p>13:08:21</text:p>
          </table:table-cell>
          <table:table-cell office:value-type="float" office:value="3.4383" calcext:value-type="float">
            <text:p>3.4383</text:p>
          </table:table-cell>
        </table:table-row>
        <table:table-row table:style-name="ro1">
          <table:table-cell office:value-type="string" calcext:value-type="string">
            <text:p>13:10:03</text:p>
          </table:table-cell>
          <table:table-cell office:value-type="float" office:value="3.3846" calcext:value-type="float">
            <text:p>3.3846</text:p>
          </table:table-cell>
        </table:table-row>
        <table:table-row table:style-name="ro1">
          <table:table-cell office:value-type="string" calcext:value-type="string">
            <text:p>13:11:45</text:p>
          </table:table-cell>
          <table:table-cell office:value-type="float" office:value="3.4029" calcext:value-type="float">
            <text:p>3.4029</text:p>
          </table:table-cell>
        </table:table-row>
        <table:table-row table:style-name="ro1">
          <table:table-cell office:value-type="string" calcext:value-type="string">
            <text:p>13:13:26</text:p>
          </table:table-cell>
          <table:table-cell office:value-type="float" office:value="3.3944" calcext:value-type="float">
            <text:p>3.3944</text:p>
          </table:table-cell>
        </table:table-row>
        <table:table-row table:style-name="ro1">
          <table:table-cell office:value-type="string" calcext:value-type="string">
            <text:p>13:15:08</text:p>
          </table:table-cell>
          <table:table-cell office:value-type="float" office:value="3.398" calcext:value-type="float">
            <text:p>3.398</text:p>
          </table:table-cell>
        </table:table-row>
        <table:table-row table:style-name="ro1">
          <table:table-cell office:value-type="string" calcext:value-type="string">
            <text:p>13:16:50</text:p>
          </table:table-cell>
          <table:table-cell office:value-type="float" office:value="3.3846" calcext:value-type="float">
            <text:p>3.3846</text:p>
          </table:table-cell>
        </table:table-row>
        <table:table-row table:style-name="ro1">
          <table:table-cell office:value-type="string" calcext:value-type="string">
            <text:p>13:18:31</text:p>
          </table:table-cell>
          <table:table-cell office:value-type="float" office:value="3.4139" calcext:value-type="float">
            <text:p>3.4139</text:p>
          </table:table-cell>
        </table:table-row>
        <table:table-row table:style-name="ro1">
          <table:table-cell office:value-type="string" calcext:value-type="string">
            <text:p>13:20:13</text:p>
          </table:table-cell>
          <table:table-cell office:value-type="float" office:value="3.3968" calcext:value-type="float">
            <text:p>3.3968</text:p>
          </table:table-cell>
        </table:table-row>
        <table:table-row table:style-name="ro1">
          <table:table-cell office:value-type="string" calcext:value-type="string">
            <text:p>13:21:55</text:p>
          </table:table-cell>
          <table:table-cell office:value-type="float" office:value="3.4823" calcext:value-type="float">
            <text:p>3.4823</text:p>
          </table:table-cell>
        </table:table-row>
        <table:table-row table:style-name="ro1">
          <table:table-cell office:value-type="string" calcext:value-type="string">
            <text:p>13:23:37</text:p>
          </table:table-cell>
          <table:table-cell office:value-type="float" office:value="3.4457" calcext:value-type="float">
            <text:p>3.4457</text:p>
          </table:table-cell>
        </table:table-row>
        <table:table-row table:style-name="ro1">
          <table:table-cell office:value-type="string" calcext:value-type="string">
            <text:p>13:25:18</text:p>
          </table:table-cell>
          <table:table-cell office:value-type="float" office:value="3.4139" calcext:value-type="float">
            <text:p>3.4139</text:p>
          </table:table-cell>
        </table:table-row>
        <table:table-row table:style-name="ro1">
          <table:table-cell office:value-type="string" calcext:value-type="string">
            <text:p>13:27:00</text:p>
          </table:table-cell>
          <table:table-cell office:value-type="float" office:value="3.4628" calcext:value-type="float">
            <text:p>3.4628</text:p>
          </table:table-cell>
        </table:table-row>
        <table:table-row table:style-name="ro1">
          <table:table-cell office:value-type="string" calcext:value-type="string">
            <text:p>13:28:41</text:p>
          </table:table-cell>
          <table:table-cell office:value-type="float" office:value="3.4518" calcext:value-type="float">
            <text:p>3.4518</text:p>
          </table:table-cell>
        </table:table-row>
        <table:table-row table:style-name="ro1">
          <table:table-cell office:value-type="string" calcext:value-type="string">
            <text:p>13:30:23</text:p>
          </table:table-cell>
          <table:table-cell office:value-type="float" office:value="3.4249" calcext:value-type="float">
            <text:p>3.4249</text:p>
          </table:table-cell>
        </table:table-row>
        <table:table-row table:style-name="ro1">
          <table:table-cell office:value-type="string" calcext:value-type="string">
            <text:p>13:32:05</text:p>
          </table:table-cell>
          <table:table-cell office:value-type="float" office:value="3.4603" calcext:value-type="float">
            <text:p>3.4603</text:p>
          </table:table-cell>
        </table:table-row>
        <table:table-row table:style-name="ro1">
          <table:table-cell office:value-type="string" calcext:value-type="string">
            <text:p>13:33:46</text:p>
          </table:table-cell>
          <table:table-cell office:value-type="float" office:value="3.4591" calcext:value-type="float">
            <text:p>3.4591</text:p>
          </table:table-cell>
        </table:table-row>
        <table:table-row table:style-name="ro1">
          <table:table-cell office:value-type="string" calcext:value-type="string">
            <text:p>13:35:28</text:p>
          </table:table-cell>
          <table:table-cell office:value-type="float" office:value="3.4579" calcext:value-type="float">
            <text:p>3.4579</text:p>
          </table:table-cell>
        </table:table-row>
        <table:table-row table:style-name="ro1">
          <table:table-cell office:value-type="string" calcext:value-type="string">
            <text:p>13:37:10</text:p>
          </table:table-cell>
          <table:table-cell office:value-type="float" office:value="3.4432" calcext:value-type="float">
            <text:p>3.4432</text:p>
          </table:table-cell>
        </table:table-row>
        <table:table-row table:style-name="ro1">
          <table:table-cell office:value-type="string" calcext:value-type="string">
            <text:p>13:38:51</text:p>
          </table:table-cell>
          <table:table-cell office:value-type="float" office:value="3.4432" calcext:value-type="float">
            <text:p>3.4432</text:p>
          </table:table-cell>
        </table:table-row>
        <table:table-row table:style-name="ro1">
          <table:table-cell office:value-type="string" calcext:value-type="string">
            <text:p>13:40:33</text:p>
          </table:table-cell>
          <table:table-cell office:value-type="float" office:value="3.4554" calcext:value-type="float">
            <text:p>3.4554</text:p>
          </table:table-cell>
        </table:table-row>
        <table:table-row table:style-name="ro1">
          <table:table-cell office:value-type="string" calcext:value-type="string">
            <text:p>13:42:15</text:p>
          </table:table-cell>
          <table:table-cell office:value-type="float" office:value="3.4579" calcext:value-type="float">
            <text:p>3.4579</text:p>
          </table:table-cell>
        </table:table-row>
        <table:table-row table:style-name="ro1">
          <table:table-cell office:value-type="string" calcext:value-type="string">
            <text:p>13:43:56</text:p>
          </table:table-cell>
          <table:table-cell office:value-type="float" office:value="3.4322" calcext:value-type="float">
            <text:p>3.4322</text:p>
          </table:table-cell>
        </table:table-row>
        <table:table-row table:style-name="ro1">
          <table:table-cell office:value-type="string" calcext:value-type="string">
            <text:p>13:45:38</text:p>
          </table:table-cell>
          <table:table-cell office:value-type="float" office:value="3.442" calcext:value-type="float">
            <text:p>3.442</text:p>
          </table:table-cell>
        </table:table-row>
        <table:table-row table:style-name="ro1">
          <table:table-cell office:value-type="string" calcext:value-type="string">
            <text:p>13:47:20</text:p>
          </table:table-cell>
          <table:table-cell office:value-type="float" office:value="3.4383" calcext:value-type="float">
            <text:p>3.4383</text:p>
          </table:table-cell>
        </table:table-row>
        <table:table-row table:style-name="ro1">
          <table:table-cell office:value-type="string" calcext:value-type="string">
            <text:p>13:49:01</text:p>
          </table:table-cell>
          <table:table-cell office:value-type="float" office:value="3.4444" calcext:value-type="float">
            <text:p>3.4444</text:p>
          </table:table-cell>
        </table:table-row>
        <table:table-row table:style-name="ro1">
          <table:table-cell office:value-type="string" calcext:value-type="string">
            <text:p>13:50:43</text:p>
          </table:table-cell>
          <table:table-cell office:value-type="float" office:value="3.4444" calcext:value-type="float">
            <text:p>3.4444</text:p>
          </table:table-cell>
        </table:table-row>
        <table:table-row table:style-name="ro1">
          <table:table-cell office:value-type="string" calcext:value-type="string">
            <text:p>13:52:25</text:p>
          </table:table-cell>
          <table:table-cell office:value-type="float" office:value="3.4518" calcext:value-type="float">
            <text:p>3.4518</text:p>
          </table:table-cell>
        </table:table-row>
        <table:table-row table:style-name="ro1">
          <table:table-cell office:value-type="string" calcext:value-type="string">
            <text:p>13:54:06</text:p>
          </table:table-cell>
          <table:table-cell office:value-type="float" office:value="3.4737" calcext:value-type="float">
            <text:p>3.4737</text:p>
          </table:table-cell>
        </table:table-row>
        <table:table-row table:style-name="ro1">
          <table:table-cell office:value-type="string" calcext:value-type="string">
            <text:p>13:55:48</text:p>
          </table:table-cell>
          <table:table-cell office:value-type="float" office:value="3.4518" calcext:value-type="float">
            <text:p>3.4518</text:p>
          </table:table-cell>
        </table:table-row>
        <table:table-row table:style-name="ro1">
          <table:table-cell office:value-type="string" calcext:value-type="string">
            <text:p>13:57:30</text:p>
          </table:table-cell>
          <table:table-cell office:value-type="float" office:value="3.4335" calcext:value-type="float">
            <text:p>3.4335</text:p>
          </table:table-cell>
        </table:table-row>
        <table:table-row table:style-name="ro1">
          <table:table-cell office:value-type="string" calcext:value-type="string">
            <text:p>13:59:11</text:p>
          </table:table-cell>
          <table:table-cell office:value-type="float" office:value="3.4139" calcext:value-type="float">
            <text:p>3.4139</text:p>
          </table:table-cell>
        </table:table-row>
        <table:table-row table:style-name="ro1">
          <table:table-cell office:value-type="string" calcext:value-type="string">
            <text:p>14:00:53</text:p>
          </table:table-cell>
          <table:table-cell office:value-type="float" office:value="3.4408" calcext:value-type="float">
            <text:p>3.4408</text:p>
          </table:table-cell>
        </table:table-row>
        <table:table-row table:style-name="ro1">
          <table:table-cell office:value-type="string" calcext:value-type="string">
            <text:p>14:02:35</text:p>
          </table:table-cell>
          <table:table-cell office:value-type="float" office:value="3.4847" calcext:value-type="float">
            <text:p>3.4847</text:p>
          </table:table-cell>
        </table:table-row>
        <table:table-row table:style-name="ro1">
          <table:table-cell office:value-type="string" calcext:value-type="string">
            <text:p>14:04:16</text:p>
          </table:table-cell>
          <table:table-cell office:value-type="float" office:value="3.4628" calcext:value-type="float">
            <text:p>3.4628</text:p>
          </table:table-cell>
        </table:table-row>
        <table:table-row table:style-name="ro1">
          <table:table-cell office:value-type="string" calcext:value-type="string">
            <text:p>14:05:58</text:p>
          </table:table-cell>
          <table:table-cell office:value-type="float" office:value="3.4628" calcext:value-type="float">
            <text:p>3.4628</text:p>
          </table:table-cell>
        </table:table-row>
        <table:table-row table:style-name="ro1">
          <table:table-cell office:value-type="string" calcext:value-type="string">
            <text:p>14:07:40</text:p>
          </table:table-cell>
          <table:table-cell office:value-type="float" office:value="3.4493" calcext:value-type="float">
            <text:p>3.4493</text:p>
          </table:table-cell>
        </table:table-row>
        <table:table-row table:style-name="ro1">
          <table:table-cell office:value-type="string" calcext:value-type="string">
            <text:p>14:09:21</text:p>
          </table:table-cell>
          <table:table-cell office:value-type="float" office:value="3.486" calcext:value-type="float">
            <text:p>3.486</text:p>
          </table:table-cell>
        </table:table-row>
        <table:table-row table:style-name="ro1">
          <table:table-cell office:value-type="string" calcext:value-type="string">
            <text:p>14:11:03</text:p>
          </table:table-cell>
          <table:table-cell office:value-type="float" office:value="3.4469" calcext:value-type="float">
            <text:p>3.4469</text:p>
          </table:table-cell>
        </table:table-row>
        <table:table-row table:style-name="ro1">
          <table:table-cell office:value-type="string" calcext:value-type="string">
            <text:p>14:12:45</text:p>
          </table:table-cell>
          <table:table-cell office:value-type="float" office:value="3.4347" calcext:value-type="float">
            <text:p>3.4347</text:p>
          </table:table-cell>
        </table:table-row>
        <table:table-row table:style-name="ro1">
          <table:table-cell office:value-type="string" calcext:value-type="string">
            <text:p>14:14:27</text:p>
          </table:table-cell>
          <table:table-cell office:value-type="float" office:value="3.4383" calcext:value-type="float">
            <text:p>3.4383</text:p>
          </table:table-cell>
        </table:table-row>
        <table:table-row table:style-name="ro1">
          <table:table-cell office:value-type="string" calcext:value-type="string">
            <text:p>14:16:08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14:17:50</text:p>
          </table:table-cell>
          <table:table-cell office:value-type="float" office:value="3.4567" calcext:value-type="float">
            <text:p>3.4567</text:p>
          </table:table-cell>
        </table:table-row>
        <table:table-row table:style-name="ro1">
          <table:table-cell office:value-type="string" calcext:value-type="string">
            <text:p>14:19:32</text:p>
          </table:table-cell>
          <table:table-cell office:value-type="float" office:value="3.4725" calcext:value-type="float">
            <text:p>3.4725</text:p>
          </table:table-cell>
        </table:table-row>
        <table:table-row table:style-name="ro1">
          <table:table-cell office:value-type="string" calcext:value-type="string">
            <text:p>14:21:13</text:p>
          </table:table-cell>
          <table:table-cell office:value-type="float" office:value="3.431" calcext:value-type="float">
            <text:p>3.431</text:p>
          </table:table-cell>
        </table:table-row>
        <table:table-row table:style-name="ro1">
          <table:table-cell office:value-type="string" calcext:value-type="string">
            <text:p>14:22:55</text:p>
          </table:table-cell>
          <table:table-cell office:value-type="float" office:value="3.4274" calcext:value-type="float">
            <text:p>3.4274</text:p>
          </table:table-cell>
        </table:table-row>
        <table:table-row table:style-name="ro1">
          <table:table-cell office:value-type="string" calcext:value-type="string">
            <text:p>14:24:36</text:p>
          </table:table-cell>
          <table:table-cell office:value-type="float" office:value="3.4774" calcext:value-type="float">
            <text:p>3.4774</text:p>
          </table:table-cell>
        </table:table-row>
        <table:table-row table:style-name="ro1">
          <table:table-cell office:value-type="string" calcext:value-type="string">
            <text:p>14:26:18</text:p>
          </table:table-cell>
          <table:table-cell office:value-type="float" office:value="3.4078" calcext:value-type="float">
            <text:p>3.4078</text:p>
          </table:table-cell>
        </table:table-row>
        <table:table-row table:style-name="ro1">
          <table:table-cell office:value-type="string" calcext:value-type="string">
            <text:p>14:28:00</text:p>
          </table:table-cell>
          <table:table-cell office:value-type="float" office:value="3.4029" calcext:value-type="float">
            <text:p>3.4029</text:p>
          </table:table-cell>
        </table:table-row>
        <table:table-row table:style-name="ro1">
          <table:table-cell office:value-type="string" calcext:value-type="string">
            <text:p>14:29:41</text:p>
          </table:table-cell>
          <table:table-cell office:value-type="float" office:value="3.3932" calcext:value-type="float">
            <text:p>3.3932</text:p>
          </table:table-cell>
        </table:table-row>
        <table:table-row table:style-name="ro1">
          <table:table-cell office:value-type="string" calcext:value-type="string">
            <text:p>14:31:23</text:p>
          </table:table-cell>
          <table:table-cell office:value-type="float" office:value="3.4042" calcext:value-type="float">
            <text:p>3.4042</text:p>
          </table:table-cell>
        </table:table-row>
        <table:table-row table:style-name="ro1">
          <table:table-cell office:value-type="string" calcext:value-type="string">
            <text:p>14:33:05</text:p>
          </table:table-cell>
          <table:table-cell office:value-type="float" office:value="3.4469" calcext:value-type="float">
            <text:p>3.4469</text:p>
          </table:table-cell>
        </table:table-row>
        <table:table-row table:style-name="ro1">
          <table:table-cell office:value-type="string" calcext:value-type="string">
            <text:p>14:34:46</text:p>
          </table:table-cell>
          <table:table-cell office:value-type="float" office:value="3.4579" calcext:value-type="float">
            <text:p>3.4579</text:p>
          </table:table-cell>
        </table:table-row>
        <table:table-row table:style-name="ro1">
          <table:table-cell office:value-type="string" calcext:value-type="string">
            <text:p>14:36:28</text:p>
          </table:table-cell>
          <table:table-cell office:value-type="float" office:value="3.475" calcext:value-type="float">
            <text:p>3.475</text:p>
          </table:table-cell>
        </table:table-row>
        <table:table-row table:style-name="ro1">
          <table:table-cell office:value-type="string" calcext:value-type="string">
            <text:p>14:38:10</text:p>
          </table:table-cell>
          <table:table-cell office:value-type="float" office:value="3.4225" calcext:value-type="float">
            <text:p>3.4225</text:p>
          </table:table-cell>
        </table:table-row>
        <table:table-row table:style-name="ro1">
          <table:table-cell office:value-type="string" calcext:value-type="string">
            <text:p>14:39:51</text:p>
          </table:table-cell>
          <table:table-cell office:value-type="float" office:value="3.3846" calcext:value-type="float">
            <text:p>3.3846</text:p>
          </table:table-cell>
        </table:table-row>
        <table:table-row table:style-name="ro1">
          <table:table-cell office:value-type="string" calcext:value-type="string">
            <text:p>14:41:33</text:p>
          </table:table-cell>
          <table:table-cell office:value-type="float" office:value="3.5153" calcext:value-type="float">
            <text:p>3.5153</text:p>
          </table:table-cell>
        </table:table-row>
        <table:table-row table:style-name="ro1">
          <table:table-cell office:value-type="string" calcext:value-type="string">
            <text:p>14:43:15</text:p>
          </table:table-cell>
          <table:table-cell office:value-type="float" office:value="3.4786" calcext:value-type="float">
            <text:p>3.4786</text:p>
          </table:table-cell>
        </table:table-row>
        <table:table-row table:style-name="ro1">
          <table:table-cell office:value-type="string" calcext:value-type="string">
            <text:p>14:44:56</text:p>
          </table:table-cell>
          <table:table-cell office:value-type="float" office:value="3.4799" calcext:value-type="float">
            <text:p>3.4799</text:p>
          </table:table-cell>
        </table:table-row>
        <table:table-row table:style-name="ro1">
          <table:table-cell office:value-type="string" calcext:value-type="string">
            <text:p>14:46:38</text:p>
          </table:table-cell>
          <table:table-cell office:value-type="float" office:value="3.4591" calcext:value-type="float">
            <text:p>3.4591</text:p>
          </table:table-cell>
        </table:table-row>
        <table:table-row table:style-name="ro1">
          <table:table-cell office:value-type="string" calcext:value-type="string">
            <text:p>14:48:20</text:p>
          </table:table-cell>
          <table:table-cell office:value-type="float" office:value="3.4493" calcext:value-type="float">
            <text:p>3.4493</text:p>
          </table:table-cell>
        </table:table-row>
        <table:table-row table:style-name="ro1">
          <table:table-cell office:value-type="string" calcext:value-type="string">
            <text:p>14:50:01</text:p>
          </table:table-cell>
          <table:table-cell office:value-type="float" office:value="3.4457" calcext:value-type="float">
            <text:p>3.4457</text:p>
          </table:table-cell>
        </table:table-row>
        <table:table-row table:style-name="ro1">
          <table:table-cell office:value-type="string" calcext:value-type="string">
            <text:p>14:51:43</text:p>
          </table:table-cell>
          <table:table-cell office:value-type="float" office:value="3.4408" calcext:value-type="float">
            <text:p>3.4408</text:p>
          </table:table-cell>
        </table:table-row>
        <table:table-row table:style-name="ro1">
          <table:table-cell office:value-type="string" calcext:value-type="string">
            <text:p>14:53:25</text:p>
          </table:table-cell>
          <table:table-cell office:value-type="float" office:value="3.4298" calcext:value-type="float">
            <text:p>3.4298</text:p>
          </table:table-cell>
        </table:table-row>
        <table:table-row table:style-name="ro1">
          <table:table-cell office:value-type="string" calcext:value-type="string">
            <text:p>14:55:06</text:p>
          </table:table-cell>
          <table:table-cell office:value-type="float" office:value="3.4396" calcext:value-type="float">
            <text:p>3.4396</text:p>
          </table:table-cell>
        </table:table-row>
        <table:table-row table:style-name="ro1">
          <table:table-cell office:value-type="string" calcext:value-type="string">
            <text:p>14:56:48</text:p>
          </table:table-cell>
          <table:table-cell office:value-type="float" office:value="3.4335" calcext:value-type="float">
            <text:p>3.4335</text:p>
          </table:table-cell>
        </table:table-row>
        <table:table-row table:style-name="ro1">
          <table:table-cell office:value-type="string" calcext:value-type="string">
            <text:p>14:58:30</text:p>
          </table:table-cell>
          <table:table-cell office:value-type="float" office:value="3.4383" calcext:value-type="float">
            <text:p>3.4383</text:p>
          </table:table-cell>
        </table:table-row>
        <table:table-row table:style-name="ro1">
          <table:table-cell office:value-type="string" calcext:value-type="string">
            <text:p>15:00:11</text:p>
          </table:table-cell>
          <table:table-cell office:value-type="float" office:value="3.4579" calcext:value-type="float">
            <text:p>3.4579</text:p>
          </table:table-cell>
        </table:table-row>
        <table:table-row table:style-name="ro1">
          <table:table-cell office:value-type="string" calcext:value-type="string">
            <text:p>15:01:53</text:p>
          </table:table-cell>
          <table:table-cell office:value-type="float" office:value="3.4408" calcext:value-type="float">
            <text:p>3.4408</text:p>
          </table:table-cell>
        </table:table-row>
        <table:table-row table:style-name="ro1">
          <table:table-cell office:value-type="string" calcext:value-type="string">
            <text:p>15:03:35</text:p>
          </table:table-cell>
          <table:table-cell office:value-type="float" office:value="3.4396" calcext:value-type="float">
            <text:p>3.4396</text:p>
          </table:table-cell>
        </table:table-row>
        <table:table-row table:style-name="ro1">
          <table:table-cell office:value-type="string" calcext:value-type="string">
            <text:p>15:05:16</text:p>
          </table:table-cell>
          <table:table-cell office:value-type="float" office:value="3.4518" calcext:value-type="float">
            <text:p>3.4518</text:p>
          </table:table-cell>
        </table:table-row>
        <table:table-row table:style-name="ro1">
          <table:table-cell office:value-type="string" calcext:value-type="string">
            <text:p>15:06:58</text:p>
          </table:table-cell>
          <table:table-cell office:value-type="float" office:value="3.4554" calcext:value-type="float">
            <text:p>3.4554</text:p>
          </table:table-cell>
        </table:table-row>
        <table:table-row table:style-name="ro1">
          <table:table-cell office:value-type="string" calcext:value-type="string">
            <text:p>15:08:40</text:p>
          </table:table-cell>
          <table:table-cell office:value-type="float" office:value="3.4725" calcext:value-type="float">
            <text:p>3.4725</text:p>
          </table:table-cell>
        </table:table-row>
        <table:table-row table:style-name="ro1">
          <table:table-cell office:value-type="string" calcext:value-type="string">
            <text:p>15:10:21</text:p>
          </table:table-cell>
          <table:table-cell office:value-type="float" office:value="3.4652" calcext:value-type="float">
            <text:p>3.4652</text:p>
          </table:table-cell>
        </table:table-row>
        <table:table-row table:style-name="ro1">
          <table:table-cell office:value-type="string" calcext:value-type="string">
            <text:p>15:12:03</text:p>
          </table:table-cell>
          <table:table-cell office:value-type="float" office:value="3.4481" calcext:value-type="float">
            <text:p>3.4481</text:p>
          </table:table-cell>
        </table:table-row>
        <table:table-row table:style-name="ro1">
          <table:table-cell office:value-type="string" calcext:value-type="string">
            <text:p>15:13:45</text:p>
          </table:table-cell>
          <table:table-cell office:value-type="float" office:value="3.4701" calcext:value-type="float">
            <text:p>3.4701</text:p>
          </table:table-cell>
        </table:table-row>
        <table:table-row table:style-name="ro1">
          <table:table-cell office:value-type="string" calcext:value-type="string">
            <text:p>15:15:27</text:p>
          </table:table-cell>
          <table:table-cell office:value-type="float" office:value="3.4774" calcext:value-type="float">
            <text:p>3.4774</text:p>
          </table:table-cell>
        </table:table-row>
        <table:table-row table:style-name="ro1">
          <table:table-cell office:value-type="string" calcext:value-type="string">
            <text:p>15:17:08</text:p>
          </table:table-cell>
          <table:table-cell office:value-type="float" office:value="3.4518" calcext:value-type="float">
            <text:p>3.4518</text:p>
          </table:table-cell>
        </table:table-row>
        <table:table-row table:style-name="ro1">
          <table:table-cell office:value-type="string" calcext:value-type="string">
            <text:p>15:18:50</text:p>
          </table:table-cell>
          <table:table-cell office:value-type="float" office:value="3.4188" calcext:value-type="float">
            <text:p>3.4188</text:p>
          </table:table-cell>
        </table:table-row>
        <table:table-row table:style-name="ro1">
          <table:table-cell office:value-type="string" calcext:value-type="string">
            <text:p>15:20:32</text:p>
          </table:table-cell>
          <table:table-cell office:value-type="float" office:value="3.4383" calcext:value-type="float">
            <text:p>3.4383</text:p>
          </table:table-cell>
        </table:table-row>
        <table:table-row table:style-name="ro1">
          <table:table-cell office:value-type="string" calcext:value-type="string">
            <text:p>15:22:13</text:p>
          </table:table-cell>
          <table:table-cell office:value-type="float" office:value="3.4286" calcext:value-type="float">
            <text:p>3.4286</text:p>
          </table:table-cell>
        </table:table-row>
        <table:table-row table:style-name="ro1">
          <table:table-cell office:value-type="string" calcext:value-type="string">
            <text:p>15:23:55</text:p>
          </table:table-cell>
          <table:table-cell office:value-type="float" office:value="3.4481" calcext:value-type="float">
            <text:p>3.4481</text:p>
          </table:table-cell>
        </table:table-row>
        <table:table-row table:style-name="ro1">
          <table:table-cell office:value-type="string" calcext:value-type="string">
            <text:p>15:25:37</text:p>
          </table:table-cell>
          <table:table-cell office:value-type="float" office:value="3.4603" calcext:value-type="float">
            <text:p>3.4603</text:p>
          </table:table-cell>
        </table:table-row>
        <table:table-row table:style-name="ro1">
          <table:table-cell office:value-type="string" calcext:value-type="string">
            <text:p>15:27:18</text:p>
          </table:table-cell>
          <table:table-cell office:value-type="float" office:value="3.4005" calcext:value-type="float">
            <text:p>3.4005</text:p>
          </table:table-cell>
        </table:table-row>
        <table:table-row table:style-name="ro1">
          <table:table-cell office:value-type="string" calcext:value-type="string">
            <text:p>15:29:00</text:p>
          </table:table-cell>
          <table:table-cell office:value-type="float" office:value="3.4054" calcext:value-type="float">
            <text:p>3.4054</text:p>
          </table:table-cell>
        </table:table-row>
        <table:table-row table:style-name="ro1">
          <table:table-cell office:value-type="string" calcext:value-type="string">
            <text:p>15:30:42</text:p>
          </table:table-cell>
          <table:table-cell office:value-type="float" office:value="3.4078" calcext:value-type="float">
            <text:p>3.4078</text:p>
          </table:table-cell>
        </table:table-row>
        <table:table-row table:style-name="ro1">
          <table:table-cell office:value-type="string" calcext:value-type="string">
            <text:p>15:32:23</text:p>
          </table:table-cell>
          <table:table-cell office:value-type="float" office:value="3.3993" calcext:value-type="float">
            <text:p>3.3993</text:p>
          </table:table-cell>
        </table:table-row>
        <table:table-row table:style-name="ro1">
          <table:table-cell office:value-type="string" calcext:value-type="string">
            <text:p>15:34:05</text:p>
          </table:table-cell>
          <table:table-cell office:value-type="float" office:value="3.3895" calcext:value-type="float">
            <text:p>3.3895</text:p>
          </table:table-cell>
        </table:table-row>
        <table:table-row table:style-name="ro1">
          <table:table-cell office:value-type="string" calcext:value-type="string">
            <text:p>15:35:47</text:p>
          </table:table-cell>
          <table:table-cell office:value-type="float" office:value="3.3565" calcext:value-type="float">
            <text:p>3.3565</text:p>
          </table:table-cell>
        </table:table-row>
        <table:table-row table:style-name="ro1">
          <table:table-cell office:value-type="string" calcext:value-type="string">
            <text:p>15:37:28</text:p>
          </table:table-cell>
          <table:table-cell office:value-type="float" office:value="3.337" calcext:value-type="float">
            <text:p>3.337</text:p>
          </table:table-cell>
        </table:table-row>
        <table:table-row table:style-name="ro1">
          <table:table-cell office:value-type="string" calcext:value-type="string">
            <text:p>15:39:10</text:p>
          </table:table-cell>
          <table:table-cell office:value-type="float" office:value="3.3883" calcext:value-type="float">
            <text:p>3.3883</text:p>
          </table:table-cell>
        </table:table-row>
        <table:table-row table:style-name="ro1">
          <table:table-cell office:value-type="string" calcext:value-type="string">
            <text:p>15:40:52</text:p>
          </table:table-cell>
          <table:table-cell office:value-type="float" office:value="3.3785" calcext:value-type="float">
            <text:p>3.3785</text:p>
          </table:table-cell>
        </table:table-row>
        <table:table-row table:style-name="ro1">
          <table:table-cell office:value-type="string" calcext:value-type="string">
            <text:p>15:42:33</text:p>
          </table:table-cell>
          <table:table-cell office:value-type="float" office:value="3.3858" calcext:value-type="float">
            <text:p>3.3858</text:p>
          </table:table-cell>
        </table:table-row>
        <table:table-row table:style-name="ro1">
          <table:table-cell office:value-type="string" calcext:value-type="string">
            <text:p>15:44:15</text:p>
          </table:table-cell>
          <table:table-cell office:value-type="float" office:value="3.3895" calcext:value-type="float">
            <text:p>3.3895</text:p>
          </table:table-cell>
        </table:table-row>
        <table:table-row table:style-name="ro1">
          <table:table-cell office:value-type="string" calcext:value-type="string">
            <text:p>15:45:57</text:p>
          </table:table-cell>
          <table:table-cell office:value-type="float" office:value="3.3724" calcext:value-type="float">
            <text:p>3.3724</text:p>
          </table:table-cell>
        </table:table-row>
        <table:table-row table:style-name="ro1">
          <table:table-cell office:value-type="string" calcext:value-type="string">
            <text:p>15:47:38</text:p>
          </table:table-cell>
          <table:table-cell office:value-type="float" office:value="3.4078" calcext:value-type="float">
            <text:p>3.4078</text:p>
          </table:table-cell>
        </table:table-row>
        <table:table-row table:style-name="ro1">
          <table:table-cell office:value-type="string" calcext:value-type="string">
            <text:p>15:49:20</text:p>
          </table:table-cell>
          <table:table-cell office:value-type="float" office:value="3.3907" calcext:value-type="float">
            <text:p>3.3907</text:p>
          </table:table-cell>
        </table:table-row>
        <table:table-row table:style-name="ro1">
          <table:table-cell office:value-type="string" calcext:value-type="string">
            <text:p>15:51:02</text:p>
          </table:table-cell>
          <table:table-cell office:value-type="float" office:value="3.3846" calcext:value-type="float">
            <text:p>3.3846</text:p>
          </table:table-cell>
        </table:table-row>
        <table:table-row table:style-name="ro1">
          <table:table-cell office:value-type="string" calcext:value-type="string">
            <text:p>15:52:43</text:p>
          </table:table-cell>
          <table:table-cell office:value-type="float" office:value="3.3529" calcext:value-type="float">
            <text:p>3.3529</text:p>
          </table:table-cell>
        </table:table-row>
        <table:table-row table:style-name="ro1">
          <table:table-cell office:value-type="string" calcext:value-type="string">
            <text:p>15:54:25</text:p>
          </table:table-cell>
          <table:table-cell office:value-type="float" office:value="3.3932" calcext:value-type="float">
            <text:p>3.3932</text:p>
          </table:table-cell>
        </table:table-row>
        <table:table-row table:style-name="ro1">
          <table:table-cell office:value-type="string" calcext:value-type="string">
            <text:p>15:56:07</text:p>
          </table:table-cell>
          <table:table-cell office:value-type="float" office:value="3.3687" calcext:value-type="float">
            <text:p>3.3687</text:p>
          </table:table-cell>
        </table:table-row>
        <table:table-row table:style-name="ro1">
          <table:table-cell office:value-type="string" calcext:value-type="string">
            <text:p>15:57:48</text:p>
          </table:table-cell>
          <table:table-cell office:value-type="float" office:value="3.3712" calcext:value-type="float">
            <text:p>3.3712</text:p>
          </table:table-cell>
        </table:table-row>
        <table:table-row table:style-name="ro1">
          <table:table-cell office:value-type="string" calcext:value-type="string">
            <text:p>15:59:30</text:p>
          </table:table-cell>
          <table:table-cell office:value-type="float" office:value="3.3748" calcext:value-type="float">
            <text:p>3.3748</text:p>
          </table:table-cell>
        </table:table-row>
        <table:table-row table:style-name="ro1">
          <table:table-cell office:value-type="string" calcext:value-type="string">
            <text:p>16:01:12</text:p>
          </table:table-cell>
          <table:table-cell office:value-type="float" office:value="3.3614" calcext:value-type="float">
            <text:p>3.3614</text:p>
          </table:table-cell>
        </table:table-row>
        <table:table-row table:style-name="ro1">
          <table:table-cell office:value-type="string" calcext:value-type="string">
            <text:p>16:02:53</text:p>
          </table:table-cell>
          <table:table-cell office:value-type="float" office:value="3.398" calcext:value-type="float">
            <text:p>3.398</text:p>
          </table:table-cell>
        </table:table-row>
        <table:table-row table:style-name="ro1">
          <table:table-cell office:value-type="string" calcext:value-type="string">
            <text:p>16:04:35</text:p>
          </table:table-cell>
          <table:table-cell office:value-type="float" office:value="3.3687" calcext:value-type="float">
            <text:p>3.3687</text:p>
          </table:table-cell>
        </table:table-row>
        <table:table-row table:style-name="ro1">
          <table:table-cell office:value-type="string" calcext:value-type="string">
            <text:p>16:06:17</text:p>
          </table:table-cell>
          <table:table-cell office:value-type="float" office:value="3.348" calcext:value-type="float">
            <text:p>3.348</text:p>
          </table:table-cell>
        </table:table-row>
        <table:table-row table:style-name="ro1">
          <table:table-cell office:value-type="string" calcext:value-type="string">
            <text:p>16:07:58</text:p>
          </table:table-cell>
          <table:table-cell office:value-type="float" office:value="3.348" calcext:value-type="float">
            <text:p>3.348</text:p>
          </table:table-cell>
        </table:table-row>
        <table:table-row table:style-name="ro1">
          <table:table-cell office:value-type="string" calcext:value-type="string">
            <text:p>16:09:40</text:p>
          </table:table-cell>
          <table:table-cell office:value-type="float" office:value="3.359" calcext:value-type="float">
            <text:p>3.359</text:p>
          </table:table-cell>
        </table:table-row>
        <table:table-row table:style-name="ro1">
          <table:table-cell office:value-type="string" calcext:value-type="string">
            <text:p>16:11:22</text:p>
          </table:table-cell>
          <table:table-cell office:value-type="float" office:value="3.3858" calcext:value-type="float">
            <text:p>3.3858</text:p>
          </table:table-cell>
        </table:table-row>
        <table:table-row table:style-name="ro1">
          <table:table-cell office:value-type="string" calcext:value-type="string">
            <text:p>16:13:03</text:p>
          </table:table-cell>
          <table:table-cell office:value-type="float" office:value="3.3675" calcext:value-type="float">
            <text:p>3.3675</text:p>
          </table:table-cell>
        </table:table-row>
        <table:table-row table:style-name="ro1">
          <table:table-cell office:value-type="string" calcext:value-type="string">
            <text:p>16:14:45</text:p>
          </table:table-cell>
          <table:table-cell office:value-type="float" office:value="3.3309" calcext:value-type="float">
            <text:p>3.3309</text:p>
          </table:table-cell>
        </table:table-row>
        <table:table-row table:style-name="ro1">
          <table:table-cell office:value-type="string" calcext:value-type="string">
            <text:p>16:16:27</text:p>
          </table:table-cell>
          <table:table-cell office:value-type="float" office:value="3.3321" calcext:value-type="float">
            <text:p>3.3321</text:p>
          </table:table-cell>
        </table:table-row>
        <table:table-row table:style-name="ro1">
          <table:table-cell office:value-type="string" calcext:value-type="string">
            <text:p>16:18:08</text:p>
          </table:table-cell>
          <table:table-cell office:value-type="float" office:value="3.3162" calcext:value-type="float">
            <text:p>3.3162</text:p>
          </table:table-cell>
        </table:table-row>
        <table:table-row table:style-name="ro1">
          <table:table-cell office:value-type="string" calcext:value-type="string">
            <text:p>16:19:50</text:p>
          </table:table-cell>
          <table:table-cell office:value-type="float" office:value="3.3175" calcext:value-type="float">
            <text:p>3.3175</text:p>
          </table:table-cell>
        </table:table-row>
        <table:table-row table:style-name="ro1">
          <table:table-cell office:value-type="string" calcext:value-type="string">
            <text:p>16:21:32</text:p>
          </table:table-cell>
          <table:table-cell office:value-type="float" office:value="3.3223" calcext:value-type="float">
            <text:p>3.3223</text:p>
          </table:table-cell>
        </table:table-row>
        <table:table-row table:style-name="ro1">
          <table:table-cell office:value-type="string" calcext:value-type="string">
            <text:p>16:23:13</text:p>
          </table:table-cell>
          <table:table-cell office:value-type="float" office:value="3.326" calcext:value-type="float">
            <text:p>3.326</text:p>
          </table:table-cell>
        </table:table-row>
        <table:table-row table:style-name="ro1">
          <table:table-cell office:value-type="string" calcext:value-type="string">
            <text:p>16:24:55</text:p>
          </table:table-cell>
          <table:table-cell office:value-type="float" office:value="3.3248" calcext:value-type="float">
            <text:p>3.3248</text:p>
          </table:table-cell>
        </table:table-row>
        <table:table-row table:style-name="ro1">
          <table:table-cell office:value-type="string" calcext:value-type="string">
            <text:p>16:26:37</text:p>
          </table:table-cell>
          <table:table-cell office:value-type="float" office:value="3.3297" calcext:value-type="float">
            <text:p>3.3297</text:p>
          </table:table-cell>
        </table:table-row>
        <table:table-row table:style-name="ro1">
          <table:table-cell office:value-type="string" calcext:value-type="string">
            <text:p>16:28:18</text:p>
          </table:table-cell>
          <table:table-cell office:value-type="float" office:value="3.3578" calcext:value-type="float">
            <text:p>3.3578</text:p>
          </table:table-cell>
        </table:table-row>
        <table:table-row table:style-name="ro1">
          <table:table-cell office:value-type="string" calcext:value-type="string">
            <text:p>16:30:00</text:p>
          </table:table-cell>
          <table:table-cell office:value-type="float" office:value="3.3663" calcext:value-type="float">
            <text:p>3.3663</text:p>
          </table:table-cell>
        </table:table-row>
        <table:table-row table:style-name="ro1">
          <table:table-cell office:value-type="string" calcext:value-type="string">
            <text:p>16:31:42</text:p>
          </table:table-cell>
          <table:table-cell office:value-type="float" office:value="3.359" calcext:value-type="float">
            <text:p>3.359</text:p>
          </table:table-cell>
        </table:table-row>
        <table:table-row table:style-name="ro1">
          <table:table-cell office:value-type="string" calcext:value-type="string">
            <text:p>16:33:23</text:p>
          </table:table-cell>
          <table:table-cell office:value-type="float" office:value="3.3687" calcext:value-type="float">
            <text:p>3.3687</text:p>
          </table:table-cell>
        </table:table-row>
        <table:table-row table:style-name="ro1">
          <table:table-cell office:value-type="string" calcext:value-type="string">
            <text:p>16:35:05</text:p>
          </table:table-cell>
          <table:table-cell office:value-type="float" office:value="3.3956" calcext:value-type="float">
            <text:p>3.3956</text:p>
          </table:table-cell>
        </table:table-row>
        <table:table-row table:style-name="ro1">
          <table:table-cell office:value-type="string" calcext:value-type="string">
            <text:p>16:36:47</text:p>
          </table:table-cell>
          <table:table-cell office:value-type="float" office:value="3.381" calcext:value-type="float">
            <text:p>3.381</text:p>
          </table:table-cell>
        </table:table-row>
        <table:table-row table:style-name="ro1">
          <table:table-cell office:value-type="string" calcext:value-type="string">
            <text:p>16:38:28</text:p>
          </table:table-cell>
          <table:table-cell office:value-type="float" office:value="3.3602" calcext:value-type="float">
            <text:p>3.3602</text:p>
          </table:table-cell>
        </table:table-row>
        <table:table-row table:style-name="ro1">
          <table:table-cell office:value-type="string" calcext:value-type="string">
            <text:p>16:40:10</text:p>
          </table:table-cell>
          <table:table-cell office:value-type="float" office:value="3.4103" calcext:value-type="float">
            <text:p>3.4103</text:p>
          </table:table-cell>
        </table:table-row>
        <table:table-row table:style-name="ro1">
          <table:table-cell office:value-type="string" calcext:value-type="string">
            <text:p>16:41:52</text:p>
          </table:table-cell>
          <table:table-cell office:value-type="float" office:value="3.4029" calcext:value-type="float">
            <text:p>3.4029</text:p>
          </table:table-cell>
        </table:table-row>
        <table:table-row table:style-name="ro1">
          <table:table-cell office:value-type="string" calcext:value-type="string">
            <text:p>16:43:33</text:p>
          </table:table-cell>
          <table:table-cell office:value-type="float" office:value="3.3822" calcext:value-type="float">
            <text:p>3.3822</text:p>
          </table:table-cell>
        </table:table-row>
        <table:table-row table:style-name="ro1">
          <table:table-cell office:value-type="string" calcext:value-type="string">
            <text:p>16:45:15</text:p>
          </table:table-cell>
          <table:table-cell office:value-type="float" office:value="3.3846" calcext:value-type="float">
            <text:p>3.3846</text:p>
          </table:table-cell>
        </table:table-row>
        <table:table-row table:style-name="ro1">
          <table:table-cell office:value-type="string" calcext:value-type="string">
            <text:p>16:46:57</text:p>
          </table:table-cell>
          <table:table-cell office:value-type="float" office:value="3.3919" calcext:value-type="float">
            <text:p>3.3919</text:p>
          </table:table-cell>
        </table:table-row>
        <table:table-row table:style-name="ro1">
          <table:table-cell office:value-type="string" calcext:value-type="string">
            <text:p>16:48:39</text:p>
          </table:table-cell>
          <table:table-cell office:value-type="float" office:value="3.2955" calcext:value-type="float">
            <text:p>3.2955</text:p>
          </table:table-cell>
        </table:table-row>
        <table:table-row table:style-name="ro1">
          <table:table-cell office:value-type="string" calcext:value-type="string">
            <text:p>16:50:20</text:p>
          </table:table-cell>
          <table:table-cell office:value-type="float" office:value="3.3492" calcext:value-type="float">
            <text:p>3.3492</text:p>
          </table:table-cell>
        </table:table-row>
        <table:table-row table:style-name="ro1">
          <table:table-cell office:value-type="string" calcext:value-type="string">
            <text:p>16:52:02</text:p>
          </table:table-cell>
          <table:table-cell office:value-type="float" office:value="3.3626" calcext:value-type="float">
            <text:p>3.3626</text:p>
          </table:table-cell>
        </table:table-row>
        <table:table-row table:style-name="ro1">
          <table:table-cell office:value-type="string" calcext:value-type="string">
            <text:p>16:53:44</text:p>
          </table:table-cell>
          <table:table-cell office:value-type="float" office:value="3.3675" calcext:value-type="float">
            <text:p>3.3675</text:p>
          </table:table-cell>
        </table:table-row>
        <table:table-row table:style-name="ro1">
          <table:table-cell office:value-type="string" calcext:value-type="string">
            <text:p>16:55:25</text:p>
          </table:table-cell>
          <table:table-cell office:value-type="float" office:value="3.3907" calcext:value-type="float">
            <text:p>3.3907</text:p>
          </table:table-cell>
        </table:table-row>
        <table:table-row table:style-name="ro1">
          <table:table-cell office:value-type="string" calcext:value-type="string">
            <text:p>16:57:07</text:p>
          </table:table-cell>
          <table:table-cell office:value-type="float" office:value="3.3565" calcext:value-type="float">
            <text:p>3.3565</text:p>
          </table:table-cell>
        </table:table-row>
        <table:table-row table:style-name="ro1">
          <table:table-cell office:value-type="string" calcext:value-type="string">
            <text:p>16:58:49</text:p>
          </table:table-cell>
          <table:table-cell office:value-type="float" office:value="3.398" calcext:value-type="float">
            <text:p>3.398</text:p>
          </table:table-cell>
        </table:table-row>
        <table:table-row table:style-name="ro1">
          <table:table-cell office:value-type="string" calcext:value-type="string">
            <text:p>17:00:30</text:p>
          </table:table-cell>
          <table:table-cell office:value-type="float" office:value="3.381" calcext:value-type="float">
            <text:p>3.381</text:p>
          </table:table-cell>
        </table:table-row>
        <table:table-row table:style-name="ro1">
          <table:table-cell office:value-type="string" calcext:value-type="string">
            <text:p>17:02:12</text:p>
          </table:table-cell>
          <table:table-cell office:value-type="float" office:value="3.3639" calcext:value-type="float">
            <text:p>3.3639</text:p>
          </table:table-cell>
        </table:table-row>
        <table:table-row table:style-name="ro1">
          <table:table-cell office:value-type="string" calcext:value-type="string">
            <text:p>17:03:54</text:p>
          </table:table-cell>
          <table:table-cell office:value-type="float" office:value="3.3663" calcext:value-type="float">
            <text:p>3.3663</text:p>
          </table:table-cell>
        </table:table-row>
        <table:table-row table:style-name="ro1">
          <table:table-cell office:value-type="string" calcext:value-type="string">
            <text:p>17:05:36</text:p>
          </table:table-cell>
          <table:table-cell office:value-type="float" office:value="3.3602" calcext:value-type="float">
            <text:p>3.3602</text:p>
          </table:table-cell>
        </table:table-row>
        <table:table-row table:style-name="ro1">
          <table:table-cell office:value-type="string" calcext:value-type="string">
            <text:p>17:07:17</text:p>
          </table:table-cell>
          <table:table-cell office:value-type="float" office:value="3.3382" calcext:value-type="float">
            <text:p>3.3382</text:p>
          </table:table-cell>
        </table:table-row>
        <table:table-row table:style-name="ro1">
          <table:table-cell office:value-type="string" calcext:value-type="string">
            <text:p>17:08:59</text:p>
          </table:table-cell>
          <table:table-cell office:value-type="float" office:value="3.3492" calcext:value-type="float">
            <text:p>3.3492</text:p>
          </table:table-cell>
        </table:table-row>
        <table:table-row table:style-name="ro1">
          <table:table-cell office:value-type="string" calcext:value-type="string">
            <text:p>17:10:41</text:p>
          </table:table-cell>
          <table:table-cell office:value-type="float" office:value="3.3504" calcext:value-type="float">
            <text:p>3.3504</text:p>
          </table:table-cell>
        </table:table-row>
        <table:table-row table:style-name="ro1">
          <table:table-cell office:value-type="string" calcext:value-type="string">
            <text:p>17:12:22</text:p>
          </table:table-cell>
          <table:table-cell office:value-type="float" office:value="3.3553" calcext:value-type="float">
            <text:p>3.3553</text:p>
          </table:table-cell>
        </table:table-row>
        <table:table-row table:style-name="ro1">
          <table:table-cell office:value-type="string" calcext:value-type="string">
            <text:p>17:14:04</text:p>
          </table:table-cell>
          <table:table-cell office:value-type="float" office:value="3.3297" calcext:value-type="float">
            <text:p>3.3297</text:p>
          </table:table-cell>
        </table:table-row>
        <table:table-row table:style-name="ro1">
          <table:table-cell office:value-type="string" calcext:value-type="string">
            <text:p>17:15:46</text:p>
          </table:table-cell>
          <table:table-cell office:value-type="float" office:value="3.3223" calcext:value-type="float">
            <text:p>3.3223</text:p>
          </table:table-cell>
        </table:table-row>
        <table:table-row table:style-name="ro1">
          <table:table-cell office:value-type="string" calcext:value-type="string">
            <text:p>17:17:27</text:p>
          </table:table-cell>
          <table:table-cell office:value-type="float" office:value="3.2979" calcext:value-type="float">
            <text:p>3.2979</text:p>
          </table:table-cell>
        </table:table-row>
        <table:table-row table:style-name="ro1">
          <table:table-cell office:value-type="string" calcext:value-type="string">
            <text:p>17:19:09</text:p>
          </table:table-cell>
          <table:table-cell office:value-type="float" office:value="3.2918" calcext:value-type="float">
            <text:p>3.2918</text:p>
          </table:table-cell>
        </table:table-row>
        <table:table-row table:style-name="ro1">
          <table:table-cell office:value-type="string" calcext:value-type="string">
            <text:p>17:20:51</text:p>
          </table:table-cell>
          <table:table-cell office:value-type="float" office:value="3.2943" calcext:value-type="float">
            <text:p>3.2943</text:p>
          </table:table-cell>
        </table:table-row>
        <table:table-row table:style-name="ro1">
          <table:table-cell office:value-type="string" calcext:value-type="string">
            <text:p>17:22:32</text:p>
          </table:table-cell>
          <table:table-cell office:value-type="float" office:value="3.2149" calcext:value-type="float">
            <text:p>3.2149</text:p>
          </table:table-cell>
        </table:table-row>
        <table:table-row table:style-name="ro1">
          <table:table-cell office:value-type="string" calcext:value-type="string">
            <text:p>17:24:14</text:p>
          </table:table-cell>
          <table:table-cell office:value-type="float" office:value="3.2161" calcext:value-type="float">
            <text:p>3.2161</text:p>
          </table:table-cell>
        </table:table-row>
        <table:table-row table:style-name="ro1">
          <table:table-cell office:value-type="string" calcext:value-type="string">
            <text:p>17:25:56</text:p>
          </table:table-cell>
          <table:table-cell office:value-type="float" office:value="3.2161" calcext:value-type="float">
            <text:p>3.2161</text:p>
          </table:table-cell>
        </table:table-row>
        <table:table-row table:style-name="ro1">
          <table:table-cell office:value-type="string" calcext:value-type="string">
            <text:p>17:27:37</text:p>
          </table:table-cell>
          <table:table-cell office:value-type="float" office:value="3.2149" calcext:value-type="float">
            <text:p>3.2149</text:p>
          </table:table-cell>
        </table:table-row>
        <table:table-row table:style-name="ro1">
          <table:table-cell office:value-type="string" calcext:value-type="string">
            <text:p>17:29:19</text:p>
          </table:table-cell>
          <table:table-cell office:value-type="float" office:value="3.221" calcext:value-type="float">
            <text:p>3.221</text:p>
          </table:table-cell>
        </table:table-row>
        <table:table-row table:style-name="ro1">
          <table:table-cell office:value-type="string" calcext:value-type="string">
            <text:p>17:31:01</text:p>
          </table:table-cell>
          <table:table-cell office:value-type="float" office:value="3.2173" calcext:value-type="float">
            <text:p>3.2173</text:p>
          </table:table-cell>
        </table:table-row>
        <table:table-row table:style-name="ro1">
          <table:table-cell office:value-type="string" calcext:value-type="string">
            <text:p>17:32:42</text:p>
          </table:table-cell>
          <table:table-cell office:value-type="float" office:value="3.2015" calcext:value-type="float">
            <text:p>3.2015</text:p>
          </table:table-cell>
        </table:table-row>
        <table:table-row table:style-name="ro1">
          <table:table-cell office:value-type="string" calcext:value-type="string">
            <text:p>17:34:24</text:p>
          </table:table-cell>
          <table:table-cell office:value-type="float" office:value="3.3028" calcext:value-type="float">
            <text:p>3.3028</text:p>
          </table:table-cell>
        </table:table-row>
        <table:table-row table:style-name="ro1">
          <table:table-cell office:value-type="string" calcext:value-type="string">
            <text:p>17:36:06</text:p>
          </table:table-cell>
          <table:table-cell office:value-type="float" office:value="3.3053" calcext:value-type="float">
            <text:p>3.3053</text:p>
          </table:table-cell>
        </table:table-row>
        <table:table-row table:style-name="ro1">
          <table:table-cell office:value-type="string" calcext:value-type="string">
            <text:p>17:37:47</text:p>
          </table:table-cell>
          <table:table-cell office:value-type="float" office:value="3.2821" calcext:value-type="float">
            <text:p>3.2821</text:p>
          </table:table-cell>
        </table:table-row>
        <table:table-row table:style-name="ro1">
          <table:table-cell office:value-type="string" calcext:value-type="string">
            <text:p>17:39:29</text:p>
          </table:table-cell>
          <table:table-cell office:value-type="float" office:value="3.2772" calcext:value-type="float">
            <text:p>3.2772</text:p>
          </table:table-cell>
        </table:table-row>
        <table:table-row table:style-name="ro1">
          <table:table-cell office:value-type="string" calcext:value-type="string">
            <text:p>17:41:11</text:p>
          </table:table-cell>
          <table:table-cell office:value-type="float" office:value="3.2882" calcext:value-type="float">
            <text:p>3.2882</text:p>
          </table:table-cell>
        </table:table-row>
        <table:table-row table:style-name="ro1">
          <table:table-cell office:value-type="string" calcext:value-type="string">
            <text:p>17:42:52</text:p>
          </table:table-cell>
          <table:table-cell office:value-type="float" office:value="3.2845" calcext:value-type="float">
            <text:p>3.2845</text:p>
          </table:table-cell>
        </table:table-row>
        <table:table-row table:style-name="ro1">
          <table:table-cell office:value-type="string" calcext:value-type="string">
            <text:p>17:44:34</text:p>
          </table:table-cell>
          <table:table-cell office:value-type="float" office:value="3.293" calcext:value-type="float">
            <text:p>3.293</text:p>
          </table:table-cell>
        </table:table-row>
        <table:table-row table:style-name="ro1">
          <table:table-cell office:value-type="string" calcext:value-type="string">
            <text:p>17:46:16</text:p>
          </table:table-cell>
          <table:table-cell office:value-type="float" office:value="3.2857" calcext:value-type="float">
            <text:p>3.2857</text:p>
          </table:table-cell>
        </table:table-row>
        <table:table-row table:style-name="ro1">
          <table:table-cell office:value-type="string" calcext:value-type="string">
            <text:p>17:47:58</text:p>
          </table:table-cell>
          <table:table-cell office:value-type="float" office:value="3.2967" calcext:value-type="float">
            <text:p>3.2967</text:p>
          </table:table-cell>
        </table:table-row>
        <table:table-row table:style-name="ro1">
          <table:table-cell office:value-type="string" calcext:value-type="string">
            <text:p>17:49:39</text:p>
          </table:table-cell>
          <table:table-cell office:value-type="float" office:value="3.3309" calcext:value-type="float">
            <text:p>3.3309</text:p>
          </table:table-cell>
        </table:table-row>
        <table:table-row table:style-name="ro1">
          <table:table-cell office:value-type="string" calcext:value-type="string">
            <text:p>17:51:21</text:p>
          </table:table-cell>
          <table:table-cell office:value-type="float" office:value="3.337" calcext:value-type="float">
            <text:p>3.337</text:p>
          </table:table-cell>
        </table:table-row>
        <table:table-row table:style-name="ro1">
          <table:table-cell office:value-type="string" calcext:value-type="string">
            <text:p>17:53:03</text:p>
          </table:table-cell>
          <table:table-cell office:value-type="float" office:value="3.3321" calcext:value-type="float">
            <text:p>3.3321</text:p>
          </table:table-cell>
        </table:table-row>
        <table:table-row table:style-name="ro1">
          <table:table-cell office:value-type="string" calcext:value-type="string">
            <text:p>17:54:44</text:p>
          </table:table-cell>
          <table:table-cell office:value-type="float" office:value="3.3284" calcext:value-type="float">
            <text:p>3.3284</text:p>
          </table:table-cell>
        </table:table-row>
        <table:table-row table:style-name="ro1">
          <table:table-cell office:value-type="string" calcext:value-type="string">
            <text:p>17:56:26</text:p>
          </table:table-cell>
          <table:table-cell office:value-type="float" office:value="3.3394" calcext:value-type="float">
            <text:p>3.3394</text:p>
          </table:table-cell>
        </table:table-row>
        <table:table-row table:style-name="ro1">
          <table:table-cell office:value-type="string" calcext:value-type="string">
            <text:p>17:58:08</text:p>
          </table:table-cell>
          <table:table-cell office:value-type="float" office:value="3.3321" calcext:value-type="float">
            <text:p>3.3321</text:p>
          </table:table-cell>
        </table:table-row>
        <table:table-row table:style-name="ro1">
          <table:table-cell office:value-type="string" calcext:value-type="string">
            <text:p>17:59:49</text:p>
          </table:table-cell>
          <table:table-cell office:value-type="float" office:value="3.3443" calcext:value-type="float">
            <text:p>3.3443</text:p>
          </table:table-cell>
        </table:table-row>
        <table:table-row table:style-name="ro1">
          <table:table-cell office:value-type="string" calcext:value-type="string">
            <text:p>18:01:31</text:p>
          </table:table-cell>
          <table:table-cell office:value-type="float" office:value="3.3126" calcext:value-type="float">
            <text:p>3.3126</text:p>
          </table:table-cell>
        </table:table-row>
        <table:table-row table:style-name="ro1">
          <table:table-cell office:value-type="string" calcext:value-type="string">
            <text:p>18:03:13</text:p>
          </table:table-cell>
          <table:table-cell office:value-type="float" office:value="3.2625" calcext:value-type="float">
            <text:p>3.2625</text:p>
          </table:table-cell>
        </table:table-row>
        <table:table-row table:style-name="ro1">
          <table:table-cell office:value-type="string" calcext:value-type="string">
            <text:p>18:04:54</text:p>
          </table:table-cell>
          <table:table-cell office:value-type="float" office:value="3.2918" calcext:value-type="float">
            <text:p>3.2918</text:p>
          </table:table-cell>
        </table:table-row>
        <table:table-row table:style-name="ro1">
          <table:table-cell office:value-type="string" calcext:value-type="string">
            <text:p>18:06:36</text:p>
          </table:table-cell>
          <table:table-cell office:value-type="float" office:value="3.265" calcext:value-type="float">
            <text:p>3.265</text:p>
          </table:table-cell>
        </table:table-row>
        <table:table-row table:style-name="ro1">
          <table:table-cell office:value-type="string" calcext:value-type="string">
            <text:p>18:08:18</text:p>
          </table:table-cell>
          <table:table-cell office:value-type="float" office:value="3.2308" calcext:value-type="float">
            <text:p>3.2308</text:p>
          </table:table-cell>
        </table:table-row>
        <table:table-row table:style-name="ro1">
          <table:table-cell office:value-type="string" calcext:value-type="string">
            <text:p>18:09:59</text:p>
          </table:table-cell>
          <table:table-cell office:value-type="float" office:value="3.0916" calcext:value-type="float">
            <text:p>3.0916</text:p>
          </table:table-cell>
        </table:table-row>
        <table:table-row table:style-name="ro1">
          <table:table-cell office:value-type="string" calcext:value-type="string">
            <text:p>18:11:41</text:p>
          </table:table-cell>
          <table:table-cell office:value-type="float" office:value="3.1844" calcext:value-type="float">
            <text:p>3.1844</text:p>
          </table:table-cell>
        </table:table-row>
        <table:table-row table:style-name="ro1">
          <table:table-cell office:value-type="string" calcext:value-type="string">
            <text:p>18:13:23</text:p>
          </table:table-cell>
          <table:table-cell office:value-type="float" office:value="3.1966" calcext:value-type="float">
            <text:p>3.1966</text:p>
          </table:table-cell>
        </table:table-row>
        <table:table-row table:style-name="ro1">
          <table:table-cell office:value-type="string" calcext:value-type="string">
            <text:p>18:15:04</text:p>
          </table:table-cell>
          <table:table-cell office:value-type="float" office:value="3.2198" calcext:value-type="float">
            <text:p>3.2198</text:p>
          </table:table-cell>
        </table:table-row>
        <table:table-row table:style-name="ro1">
          <table:table-cell office:value-type="string" calcext:value-type="string">
            <text:p>18:16:46</text:p>
          </table:table-cell>
          <table:table-cell office:value-type="float" office:value="3.2137" calcext:value-type="float">
            <text:p>3.2137</text:p>
          </table:table-cell>
        </table:table-row>
        <table:table-row table:style-name="ro1">
          <table:table-cell office:value-type="string" calcext:value-type="string">
            <text:p>18:18:28</text:p>
          </table:table-cell>
          <table:table-cell office:value-type="float" office:value="3.2063" calcext:value-type="float">
            <text:p>3.2063</text:p>
          </table:table-cell>
        </table:table-row>
        <table:table-row table:style-name="ro1">
          <table:table-cell office:value-type="string" calcext:value-type="string">
            <text:p>18:20:09</text:p>
          </table:table-cell>
          <table:table-cell office:value-type="float" office:value="3.1612" calcext:value-type="float">
            <text:p>3.1612</text:p>
          </table:table-cell>
        </table:table-row>
        <table:table-row table:style-name="ro1">
          <table:table-cell office:value-type="string" calcext:value-type="string">
            <text:p>18:21:51</text:p>
          </table:table-cell>
          <table:table-cell office:value-type="float" office:value="3.072" calcext:value-type="float">
            <text:p>3.072</text:p>
          </table:table-cell>
        </table:table-row>
        <table:table-row table:style-name="ro1">
          <table:table-cell office:value-type="string" calcext:value-type="string">
            <text:p>18:23:33</text:p>
          </table:table-cell>
          <table:table-cell office:value-type="float" office:value="3.0574" calcext:value-type="float">
            <text:p>3.0574</text:p>
          </table:table-cell>
        </table:table-row>
        <table:table-row table:style-name="ro1">
          <table:table-cell office:value-type="string" calcext:value-type="string">
            <text:p>18:25:14</text:p>
          </table:table-cell>
          <table:table-cell office:value-type="float" office:value="3.0598" calcext:value-type="float">
            <text:p>3.0598</text:p>
          </table:table-cell>
        </table:table-row>
        <table:table-row table:style-name="ro1">
          <table:table-cell office:value-type="string" calcext:value-type="string">
            <text:p>18:26:56</text:p>
          </table:table-cell>
          <table:table-cell office:value-type="float" office:value="3.1392" calcext:value-type="float">
            <text:p>3.1392</text:p>
          </table:table-cell>
        </table:table-row>
        <table:table-row table:style-name="ro1">
          <table:table-cell office:value-type="string" calcext:value-type="string">
            <text:p>18:28:38</text:p>
          </table:table-cell>
          <table:table-cell office:value-type="float" office:value="3.138" calcext:value-type="float">
            <text:p>3.138</text:p>
          </table:table-cell>
        </table:table-row>
        <table:table-row table:style-name="ro1">
          <table:table-cell office:value-type="string" calcext:value-type="string">
            <text:p>18:30:19</text:p>
          </table:table-cell>
          <table:table-cell office:value-type="float" office:value="3.1343" calcext:value-type="float">
            <text:p>3.1343</text:p>
          </table:table-cell>
        </table:table-row>
        <table:table-row table:style-name="ro1">
          <table:table-cell office:value-type="string" calcext:value-type="string">
            <text:p>18:33:18</text:p>
          </table:table-cell>
          <table:table-cell office:value-type="float" office:value="3.116" calcext:value-type="float">
            <text:p>3.116</text:p>
          </table:table-cell>
        </table:table-row>
        <table:table-row table:style-name="ro1">
          <table:table-cell office:value-type="string" calcext:value-type="string">
            <text:p>18:34:59</text:p>
          </table:table-cell>
          <table:table-cell office:value-type="float" office:value="3.1136" calcext:value-type="float">
            <text:p>3.1136</text:p>
          </table:table-cell>
        </table:table-row>
        <table:table-row table:style-name="ro1">
          <table:table-cell office:value-type="string" calcext:value-type="string">
            <text:p>18:39:14</text:p>
          </table:table-cell>
          <table:table-cell office:value-type="float" office:value="2.9988" calcext:value-type="float">
            <text:p>2.9988</text:p>
          </table:table-cell>
        </table:table-row>
        <table:table-row table:style-name="ro1">
          <table:table-cell office:value-type="string" calcext:value-type="string">
            <text:p>18:40:56</text:p>
          </table:table-cell>
          <table:table-cell office:value-type="float" office:value="2.9939" calcext:value-type="float">
            <text:p>2.9939</text:p>
          </table:table-cell>
        </table:table-row>
        <table:table-row table:style-name="ro1">
          <table:table-cell office:value-type="string" calcext:value-type="string">
            <text:p>18:42:38</text:p>
          </table:table-cell>
          <table:table-cell office:value-type="float" office:value="2.9988" calcext:value-type="float">
            <text:p>2.9988</text:p>
          </table:table-cell>
        </table:table-row>
        <table:table-row table:style-name="ro1">
          <table:table-cell office:value-type="string" calcext:value-type="string">
            <text:p>18:44:19</text:p>
          </table:table-cell>
          <table:table-cell office:value-type="float" office:value="3.0061" calcext:value-type="float">
            <text:p>3.0061</text:p>
          </table:table-cell>
        </table:table-row>
        <table:table-row table:style-name="ro1">
          <table:table-cell office:value-type="string" calcext:value-type="string">
            <text:p>18:46:01</text:p>
          </table:table-cell>
          <table:table-cell office:value-type="float" office:value="2.9902" calcext:value-type="float">
            <text:p>2.9902</text:p>
          </table:table-cell>
        </table:table-row>
        <table:table-row table:style-name="ro1">
          <table:table-cell office:value-type="string" calcext:value-type="string">
            <text:p>18:47:43</text:p>
          </table:table-cell>
          <table:table-cell office:value-type="float" office:value="2.9731" calcext:value-type="float">
            <text:p>2.9731</text:p>
          </table:table-cell>
        </table:table-row>
        <table:table-row table:style-name="ro1">
          <table:table-cell office:value-type="string" calcext:value-type="string">
            <text:p>18:49:24</text:p>
          </table:table-cell>
          <table:table-cell office:value-type="float" office:value="2.9597" calcext:value-type="float">
            <text:p>2.9597</text:p>
          </table:table-cell>
        </table:table-row>
        <table:table-row table:style-name="ro1">
          <table:table-cell office:value-type="string" calcext:value-type="string">
            <text:p>18:51:06</text:p>
          </table:table-cell>
          <table:table-cell office:value-type="float" office:value="2.9402" calcext:value-type="float">
            <text:p>2.9402</text:p>
          </table:table-cell>
        </table:table-row>
        <table:table-row table:style-name="ro1">
          <table:table-cell office:value-type="string" calcext:value-type="string">
            <text:p>18:52:47</text:p>
          </table:table-cell>
          <table:table-cell office:value-type="float" office:value="2.9292" calcext:value-type="float">
            <text:p>2.9292</text:p>
          </table:table-cell>
        </table:table-row>
        <table:table-row table:style-name="ro1">
          <table:table-cell office:value-type="string" calcext:value-type="string">
            <text:p>18:54:29</text:p>
          </table:table-cell>
          <table:table-cell office:value-type="float" office:value="2.9133" calcext:value-type="float">
            <text:p>2.9133</text:p>
          </table:table-cell>
        </table:table-row>
        <table:table-row table:style-name="ro1">
          <table:table-cell office:value-type="string" calcext:value-type="string">
            <text:p>18:56:11</text:p>
          </table:table-cell>
          <table:table-cell office:value-type="float" office:value="2.9011" calcext:value-type="float">
            <text:p>2.9011</text:p>
          </table:table-cell>
        </table:table-row>
        <table:table-row table:style-name="ro1">
          <table:table-cell office:value-type="string" calcext:value-type="string">
            <text:p>18:57:52</text:p>
          </table:table-cell>
          <table:table-cell office:value-type="float" office:value="2.8926" calcext:value-type="float">
            <text:p>2.8926</text:p>
          </table:table-cell>
        </table:table-row>
        <table:table-row table:style-name="ro1">
          <table:table-cell office:value-type="string" calcext:value-type="string">
            <text:p>18:59:34</text:p>
          </table:table-cell>
          <table:table-cell office:value-type="float" office:value="2.8755" calcext:value-type="float">
            <text:p>2.8755</text:p>
          </table:table-cell>
        </table:table-row>
        <table:table-row table:style-name="ro1">
          <table:table-cell office:value-type="string" calcext:value-type="string">
            <text:p>19:01:16</text:p>
          </table:table-cell>
          <table:table-cell office:value-type="float" office:value="2.8596" calcext:value-type="float">
            <text:p>2.8596</text:p>
          </table:table-cell>
        </table:table-row>
        <table:table-row table:style-name="ro1">
          <table:table-cell office:value-type="string" calcext:value-type="string">
            <text:p>19:02:57</text:p>
          </table:table-cell>
          <table:table-cell office:value-type="float" office:value="2.8352" calcext:value-type="float">
            <text:p>2.8352</text:p>
          </table:table-cell>
        </table:table-row>
        <table:table-row table:style-name="ro1">
          <table:table-cell office:value-type="string" calcext:value-type="string">
            <text:p>19:04:39</text:p>
          </table:table-cell>
          <table:table-cell office:value-type="float" office:value="2.8181" calcext:value-type="float">
            <text:p>2.8181</text:p>
          </table:table-cell>
        </table:table-row>
        <table:table-row table:style-name="ro1">
          <table:table-cell office:value-type="string" calcext:value-type="string">
            <text:p>19:06:21</text:p>
          </table:table-cell>
          <table:table-cell office:value-type="float" office:value="2.7839" calcext:value-type="float">
            <text:p>2.7839</text:p>
          </table:table-cell>
        </table:table-row>
        <table:table-row table:style-name="ro1">
          <table:table-cell office:value-type="string" calcext:value-type="string">
            <text:p>19:08:02</text:p>
          </table:table-cell>
          <table:table-cell office:value-type="float" office:value="2.7509" calcext:value-type="float">
            <text:p>2.7509</text:p>
          </table:table-cell>
        </table:table-row>
        <table:table-row table:style-name="ro1">
          <table:table-cell office:value-type="string" calcext:value-type="string">
            <text:p>19:09:44</text:p>
          </table:table-cell>
          <table:table-cell office:value-type="float" office:value="2.7155" calcext:value-type="float">
            <text:p>2.7155</text:p>
          </table:table-cell>
        </table:table-row>
        <table:table-row table:style-name="ro1">
          <table:table-cell office:value-type="string" calcext:value-type="string">
            <text:p>19:11:26</text:p>
          </table:table-cell>
          <table:table-cell office:value-type="float" office:value="2.6947" calcext:value-type="float">
            <text:p>2.6947</text:p>
          </table:table-cell>
        </table:table-row>
        <table:table-row table:style-name="ro1">
          <table:table-cell office:value-type="string" calcext:value-type="string">
            <text:p>19:13:07</text:p>
          </table:table-cell>
          <table:table-cell office:value-type="float" office:value="2.6813" calcext:value-type="float">
            <text:p>2.6813</text:p>
          </table:table-cell>
        </table:table-row>
        <table:table-row table:style-name="ro1">
          <table:table-cell office:value-type="string" calcext:value-type="string">
            <text:p>19:14:49</text:p>
          </table:table-cell>
          <table:table-cell office:value-type="float" office:value="2.6801" calcext:value-type="float">
            <text:p>2.6801</text:p>
          </table:table-cell>
        </table:table-row>
        <table:table-row table:style-name="ro1">
          <table:table-cell office:value-type="string" calcext:value-type="string">
            <text:p>19:16:30</text:p>
          </table:table-cell>
          <table:table-cell office:value-type="float" office:value="2.6703" calcext:value-type="float">
            <text:p>2.6703</text:p>
          </table:table-cell>
        </table:table-row>
        <table:table-row table:style-name="ro1">
          <table:table-cell office:value-type="string" calcext:value-type="string">
            <text:p>19:18:12</text:p>
          </table:table-cell>
          <table:table-cell office:value-type="float" office:value="2.6581" calcext:value-type="float">
            <text:p>2.6581</text:p>
          </table:table-cell>
        </table:table-row>
        <table:table-row table:style-name="ro1">
          <table:table-cell office:value-type="string" calcext:value-type="string">
            <text:p>19:19:54</text:p>
          </table:table-cell>
          <table:table-cell office:value-type="float" office:value="2.6471" calcext:value-type="float">
            <text:p>2.6471</text:p>
          </table:table-cell>
        </table:table-row>
        <table:table-row table:style-name="ro1">
          <table:table-cell office:value-type="string" calcext:value-type="string">
            <text:p>19:21:35</text:p>
          </table:table-cell>
          <table:table-cell office:value-type="float" office:value="2.6422" calcext:value-type="float">
            <text:p>2.6422</text:p>
          </table:table-cell>
        </table:table-row>
        <table:table-row table:style-name="ro1">
          <table:table-cell office:value-type="string" calcext:value-type="string">
            <text:p>19:23:17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string" calcext:value-type="string">
            <text:p>19:24:59</text:p>
          </table:table-cell>
          <table:table-cell office:value-type="float" office:value="2.6142" calcext:value-type="float">
            <text:p>2.6142</text:p>
          </table:table-cell>
        </table:table-row>
        <table:table-row table:style-name="ro1">
          <table:table-cell office:value-type="string" calcext:value-type="string">
            <text:p>19:26:40</text:p>
          </table:table-cell>
          <table:table-cell office:value-type="float" office:value="2.6056" calcext:value-type="float">
            <text:p>2.6056</text:p>
          </table:table-cell>
        </table:table-row>
        <table:table-row table:style-name="ro1">
          <table:table-cell office:value-type="string" calcext:value-type="string">
            <text:p>19:28:22</text:p>
          </table:table-cell>
          <table:table-cell office:value-type="float" office:value="2.5946" calcext:value-type="float">
            <text:p>2.5946</text:p>
          </table:table-cell>
        </table:table-row>
        <table:table-row table:style-name="ro1">
          <table:table-cell office:value-type="string" calcext:value-type="string">
            <text:p>19:30:04</text:p>
          </table:table-cell>
          <table:table-cell office:value-type="float" office:value="2.5763" calcext:value-type="float">
            <text:p>2.5763</text:p>
          </table:table-cell>
        </table:table-row>
        <table:table-row table:style-name="ro1">
          <table:table-cell office:value-type="string" calcext:value-type="string">
            <text:p>19:31:45</text:p>
          </table:table-cell>
          <table:table-cell office:value-type="float" office:value="2.5507" calcext:value-type="float">
            <text:p>2.5507</text:p>
          </table:table-cell>
        </table:table-row>
        <table:table-row table:style-name="ro1">
          <table:table-cell office:value-type="string" calcext:value-type="string">
            <text:p>19:33:27</text:p>
          </table:table-cell>
          <table:table-cell office:value-type="float" office:value="2.5214" calcext:value-type="float">
            <text:p>2.5214</text:p>
          </table:table-cell>
        </table:table-row>
        <table:table-row table:style-name="ro1">
          <table:table-cell office:value-type="string" calcext:value-type="string">
            <text:p>19:35:09</text:p>
          </table:table-cell>
          <table:table-cell office:value-type="float" office:value="2.4786" calcext:value-type="float">
            <text:p>2.4786</text:p>
          </table:table-cell>
        </table:table-row>
        <table:table-row table:style-name="ro1">
          <table:table-cell office:value-type="string" calcext:value-type="string">
            <text:p>19:36:50</text:p>
          </table:table-cell>
          <table:table-cell office:value-type="float" office:value="2.4286" calcext:value-type="float">
            <text:p>2.4286</text:p>
          </table:table-cell>
        </table:table-row>
        <table:table-row table:style-name="ro1">
          <table:table-cell office:value-type="string" calcext:value-type="string">
            <text:p>19:38:32</text:p>
          </table:table-cell>
          <table:table-cell office:value-type="float" office:value="2.442" calcext:value-type="float">
            <text:p>2.442</text:p>
          </table:table-cell>
        </table:table-row>
        <table:table-row table:style-name="ro1">
          <table:table-cell office:value-type="string" calcext:value-type="string">
            <text:p>19:40:14</text:p>
          </table:table-cell>
          <table:table-cell office:value-type="float" office:value="2.4799" calcext:value-type="float">
            <text:p>2.4799</text:p>
          </table:table-cell>
        </table:table-row>
        <table:table-row table:style-name="ro1">
          <table:table-cell office:value-type="string" calcext:value-type="string">
            <text:p>19:41:55</text:p>
          </table:table-cell>
          <table:table-cell office:value-type="float" office:value="2.442" calcext:value-type="float">
            <text:p>2.442</text:p>
          </table:table-cell>
        </table:table-row>
        <table:table-row table:style-name="ro1">
          <table:table-cell office:value-type="string" calcext:value-type="string">
            <text:p>19:43:37</text:p>
          </table:table-cell>
          <table:table-cell office:value-type="float" office:value="2.4029" calcext:value-type="float">
            <text:p>2.4029</text:p>
          </table:table-cell>
        </table:table-row>
        <table:table-row table:style-name="ro1">
          <table:table-cell office:value-type="string" calcext:value-type="string">
            <text:p>19:45:18</text:p>
          </table:table-cell>
          <table:table-cell office:value-type="float" office:value="2.3126" calcext:value-type="float">
            <text:p>2.3126</text:p>
          </table:table-cell>
        </table:table-row>
        <table:table-row table:style-name="ro1">
          <table:table-cell office:value-type="string" calcext:value-type="string">
            <text:p>19:47:00</text:p>
          </table:table-cell>
          <table:table-cell office:value-type="float" office:value="2.2112" calcext:value-type="float">
            <text:p>2.2112</text:p>
          </table:table-cell>
        </table:table-row>
        <table:table-row table:style-name="ro1">
          <table:table-cell office:value-type="string" calcext:value-type="string">
            <text:p>19:48:42</text:p>
          </table:table-cell>
          <table:table-cell office:value-type="float" office:value="2.0842" calcext:value-type="float">
            <text:p>2.0842</text:p>
          </table:table-cell>
        </table:table-row>
        <table:table-row table:style-name="ro1">
          <table:table-cell office:value-type="string" calcext:value-type="string">
            <text:p>19:50:23</text:p>
          </table:table-cell>
          <table:table-cell office:value-type="float" office:value="1.9951" calcext:value-type="float">
            <text:p>1.9951</text:p>
          </table:table-cell>
        </table:table-row>
        <table:table-row table:style-name="ro1">
          <table:table-cell office:value-type="string" calcext:value-type="string">
            <text:p>19:52:05</text:p>
          </table:table-cell>
          <table:table-cell office:value-type="float" office:value="1.9341" calcext:value-type="float">
            <text:p>1.9341</text:p>
          </table:table-cell>
        </table:table-row>
        <table:table-row table:style-name="ro1">
          <table:table-cell office:value-type="string" calcext:value-type="string">
            <text:p>19:53:47</text:p>
          </table:table-cell>
          <table:table-cell office:value-type="float" office:value="1.8791" calcext:value-type="float">
            <text:p>1.8791</text:p>
          </table:table-cell>
        </table:table-row>
        <table:table-row table:style-name="ro1">
          <table:table-cell office:value-type="string" calcext:value-type="string">
            <text:p>19:55:28</text:p>
          </table:table-cell>
          <table:table-cell office:value-type="float" office:value="1.8132" calcext:value-type="float">
            <text:p>1.8132</text:p>
          </table:table-cell>
        </table:table-row>
        <table:table-row table:style-name="ro1">
          <table:table-cell office:value-type="string" calcext:value-type="string">
            <text:p>19:57:10</text:p>
          </table:table-cell>
          <table:table-cell office:value-type="float" office:value="1.7302" calcext:value-type="float">
            <text:p>1.7302</text:p>
          </table:table-cell>
        </table:table-row>
        <table:table-row table:style-name="ro1">
          <table:table-cell office:value-type="string" calcext:value-type="string">
            <text:p>19:58:52</text:p>
          </table:table-cell>
          <table:table-cell office:value-type="float" office:value="1.641" calcext:value-type="float">
            <text:p>1.641</text:p>
          </table:table-cell>
        </table:table-row>
        <table:table-row table:style-name="ro1">
          <table:table-cell office:value-type="string" calcext:value-type="string">
            <text:p>20:00:33</text:p>
          </table:table-cell>
          <table:table-cell office:value-type="float" office:value="1.5604" calcext:value-type="float">
            <text:p>1.5604</text:p>
          </table:table-cell>
        </table:table-row>
        <table:table-row table:style-name="ro1">
          <table:table-cell office:value-type="string" calcext:value-type="string">
            <text:p>20:02:15</text:p>
          </table:table-cell>
          <table:table-cell office:value-type="float" office:value="1.4872" calcext:value-type="float">
            <text:p>1.4872</text:p>
          </table:table-cell>
        </table:table-row>
        <table:table-row table:style-name="ro1">
          <table:table-cell office:value-type="string" calcext:value-type="string">
            <text:p>20:03:57</text:p>
          </table:table-cell>
          <table:table-cell office:value-type="float" office:value="1.4115" calcext:value-type="float">
            <text:p>1.4115</text:p>
          </table:table-cell>
        </table:table-row>
        <table:table-row table:style-name="ro1">
          <table:table-cell office:value-type="string" calcext:value-type="string">
            <text:p>20:05:38</text:p>
          </table:table-cell>
          <table:table-cell office:value-type="float" office:value="1.3175" calcext:value-type="float">
            <text:p>1.3175</text:p>
          </table:table-cell>
        </table:table-row>
        <table:table-row table:style-name="ro1">
          <table:table-cell office:value-type="string" calcext:value-type="string">
            <text:p>20:07:20</text:p>
          </table:table-cell>
          <table:table-cell office:value-type="float" office:value="1.2271" calcext:value-type="float">
            <text:p>1.2271</text:p>
          </table:table-cell>
        </table:table-row>
        <table:table-row table:style-name="ro1">
          <table:table-cell office:value-type="string" calcext:value-type="string">
            <text:p>20:09:02</text:p>
          </table:table-cell>
          <table:table-cell office:value-type="float" office:value="1.1502" calcext:value-type="float">
            <text:p>1.1502</text:p>
          </table:table-cell>
        </table:table-row>
        <table:table-row table:style-name="ro1">
          <table:table-cell office:value-type="string" calcext:value-type="string">
            <text:p>20:10:43</text:p>
          </table:table-cell>
          <table:table-cell office:value-type="float" office:value="1.072" calcext:value-type="float">
            <text:p>1.072</text:p>
          </table:table-cell>
        </table:table-row>
        <table:table-row table:style-name="ro1">
          <table:table-cell office:value-type="string" calcext:value-type="string">
            <text:p>20:12:25</text:p>
          </table:table-cell>
          <table:table-cell office:value-type="float" office:value="0.9792" calcext:value-type="float">
            <text:p>0.9792</text:p>
          </table:table-cell>
        </table:table-row>
        <table:table-row table:style-name="ro1">
          <table:table-cell office:value-type="string" calcext:value-type="string">
            <text:p>20:14:06</text:p>
          </table:table-cell>
          <table:table-cell office:value-type="float" office:value="0.8828" calcext:value-type="float">
            <text:p>0.8828</text:p>
          </table:table-cell>
        </table:table-row>
        <table:table-row table:style-name="ro1">
          <table:table-cell office:value-type="string" calcext:value-type="string">
            <text:p>20:15:48</text:p>
          </table:table-cell>
          <table:table-cell office:value-type="float" office:value="0.7814" calcext:value-type="float">
            <text:p>0.7814</text:p>
          </table:table-cell>
        </table:table-row>
        <table:table-row table:style-name="ro1">
          <table:table-cell office:value-type="string" calcext:value-type="string">
            <text:p>20:17:30</text:p>
          </table:table-cell>
          <table:table-cell office:value-type="float" office:value="0.6752" calcext:value-type="float">
            <text:p>0.6752</text:p>
          </table:table-cell>
        </table:table-row>
        <table:table-row table:style-name="ro1">
          <table:table-cell office:value-type="string" calcext:value-type="string">
            <text:p>20:19:11</text:p>
          </table:table-cell>
          <table:table-cell office:value-type="float" office:value="0.5702" calcext:value-type="float">
            <text:p>0.5702</text:p>
          </table:table-cell>
        </table:table-row>
        <table:table-row table:style-name="ro1">
          <table:table-cell office:value-type="string" calcext:value-type="string">
            <text:p>20:20:53</text:p>
          </table:table-cell>
          <table:table-cell office:value-type="float" office:value="0.4701" calcext:value-type="float">
            <text:p>0.4701</text:p>
          </table:table-cell>
        </table:table-row>
        <table:table-row table:style-name="ro1">
          <table:table-cell office:value-type="string" calcext:value-type="string">
            <text:p>20:22:35</text:p>
          </table:table-cell>
          <table:table-cell office:value-type="float" office:value="0.3712" calcext:value-type="float">
            <text:p>0.3712</text:p>
          </table:table-cell>
        </table:table-row>
        <table:table-row table:style-name="ro1">
          <table:table-cell office:value-type="string" calcext:value-type="string">
            <text:p>20:24:16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20:25:58</text:p>
          </table:table-cell>
          <table:table-cell office:value-type="float" office:value="0.2137" calcext:value-type="float">
            <text:p>0.2137</text:p>
          </table:table-cell>
        </table:table-row>
        <table:table-row table:style-name="ro1">
          <table:table-cell office:value-type="string" calcext:value-type="string">
            <text:p>20:27:40</text:p>
          </table:table-cell>
          <table:table-cell office:value-type="float" office:value="0.1575" calcext:value-type="float">
            <text:p>0.1575</text:p>
          </table:table-cell>
        </table:table-row>
        <table:table-row table:style-name="ro1">
          <table:table-cell office:value-type="string" calcext:value-type="string">
            <text:p>20:29:21</text:p>
          </table:table-cell>
          <table:table-cell office:value-type="float" office:value="0.1148" calcext:value-type="float">
            <text:p>0.11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 style:data-style-name="N2" text:time-value="14:17:23.6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6T14:37:39.823000000</dc:date>
    <meta:editing-duration>PT6M34S</meta:editing-duration>
    <meta:editing-cycles>2</meta:editing-cycles>
    <meta:generator>LibreOffice/4.4.1.2$Windows_x86 LibreOffice_project/45e2de17089c24a1fa810c8f975a7171ba4cd432</meta:generator>
    <meta:document-statistic meta:table-count="1" meta:cell-count="9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136cm" svg:height="12.592cm" xlink:href=".." xlink:type="simple" chart:class="chart:line" chart:style-name="ch1">
        <chart:title svg:x="8.23cm" svg:y="0.387cm" chart:style-name="ch2">
          <text:p>Experiment 2: Single Axis Tracker</text:p>
        </chart:title>
        <chart:plot-area chart:style-name="ch3" table:cell-range-address="SAT_REDUCED.A1:SAT_REDUCED.B470" chart:data-source-has-labels="column" svg:x="1.473cm" svg:y="1.417cm" svg:width="21.201cm" svg:height="9.943cm">
          <chartooo:coordinate-region svg:x="2.2cm" svg:y="1.417cm" svg:width="20.027cm" svg:height="8.278cm"/>
          <chart:axis chart:dimension="x" chart:name="primary-x" chart:style-name="ch4" chartooo:axis-type="auto">
            <chartooo:date-scale/>
            <chart:title svg:x="11.076cm" svg:y="11.611cm" chart:style-name="ch5">
              <text:p>Time (H:M:S)</text:p>
            </chart:title>
            <chart:categories table:cell-range-address="SAT_REDUCED.A1:SAT_REDUCED.A470"/>
          </chart:axis>
          <chart:axis chart:dimension="y" chart:name="primary-y" chart:style-name="ch6">
            <chart:title svg:x="0.451cm" svg:y="7.226cm" chart:style-name="ch7">
              <text:p>Voltage (V)</text:p>
            </chart:title>
            <chart:grid chart:style-name="ch8" chart:class="major"/>
          </chart:axis>
          <chart:series chart:style-name="ch9" chart:values-cell-range-address="SAT_REDUCED.B1:SAT_REDUCED.B470" chart:class="chart:line">
            <chart:data-point chart:repeated="47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06:58:43</text:p>
                <draw:g>
                  <svg:desc>SAT_REDUCED.A1:SAT_REDUCED.A470</svg:desc>
                </draw:g>
              </table:table-cell>
              <table:table-cell office:value-type="float" office:value="3.0867">
                <text:p>3.0867</text:p>
                <draw:g>
                  <svg:desc>SAT_REDUCED.B1:SAT_REDUCED.B470</svg:desc>
                </draw:g>
              </table:table-cell>
            </table:table-row>
            <table:table-row>
              <table:table-cell office:value-type="string">
                <text:p>07:00:25</text:p>
              </table:table-cell>
              <table:table-cell office:value-type="float" office:value="3.1111">
                <text:p>3.1111</text:p>
              </table:table-cell>
            </table:table-row>
            <table:table-row>
              <table:table-cell office:value-type="string">
                <text:p>07:02:07</text:p>
              </table:table-cell>
              <table:table-cell office:value-type="float" office:value="3.0684">
                <text:p>3.0684</text:p>
              </table:table-cell>
            </table:table-row>
            <table:table-row>
              <table:table-cell office:value-type="string">
                <text:p>07:03:48</text:p>
              </table:table-cell>
              <table:table-cell office:value-type="float" office:value="3.0256">
                <text:p>3.0256</text:p>
              </table:table-cell>
            </table:table-row>
            <table:table-row>
              <table:table-cell office:value-type="string">
                <text:p>07:07:10</text:p>
              </table:table-cell>
              <table:table-cell office:value-type="float" office:value="3.138">
                <text:p>3.138</text:p>
              </table:table-cell>
            </table:table-row>
            <table:table-row>
              <table:table-cell office:value-type="string">
                <text:p>07:08:51</text:p>
              </table:table-cell>
              <table:table-cell office:value-type="float" office:value="2.9573">
                <text:p>2.9573</text:p>
              </table:table-cell>
            </table:table-row>
            <table:table-row>
              <table:table-cell office:value-type="string">
                <text:p>07:10:33</text:p>
              </table:table-cell>
              <table:table-cell office:value-type="float" office:value="2.8535">
                <text:p>2.8535</text:p>
              </table:table-cell>
            </table:table-row>
            <table:table-row>
              <table:table-cell office:value-type="string">
                <text:p>07:12:15</text:p>
              </table:table-cell>
              <table:table-cell office:value-type="float" office:value="2.851">
                <text:p>2.851</text:p>
              </table:table-cell>
            </table:table-row>
            <table:table-row>
              <table:table-cell office:value-type="string">
                <text:p>07:13:56</text:p>
              </table:table-cell>
              <table:table-cell office:value-type="float" office:value="2.8022">
                <text:p>2.8022</text:p>
              </table:table-cell>
            </table:table-row>
            <table:table-row>
              <table:table-cell office:value-type="string">
                <text:p>07:16:46</text:p>
              </table:table-cell>
              <table:table-cell office:value-type="float" office:value="3.0733">
                <text:p>3.0733</text:p>
              </table:table-cell>
            </table:table-row>
            <table:table-row>
              <table:table-cell office:value-type="string">
                <text:p>07:25:58</text:p>
              </table:table-cell>
              <table:table-cell office:value-type="float" office:value="3.1136">
                <text:p>3.1136</text:p>
              </table:table-cell>
            </table:table-row>
            <table:table-row>
              <table:table-cell office:value-type="string">
                <text:p>07:27:40</text:p>
              </table:table-cell>
              <table:table-cell office:value-type="float" office:value="3.1148">
                <text:p>3.1148</text:p>
              </table:table-cell>
            </table:table-row>
            <table:table-row>
              <table:table-cell office:value-type="string">
                <text:p>07:29:22</text:p>
              </table:table-cell>
              <table:table-cell office:value-type="float" office:value="3.1612">
                <text:p>3.1612</text:p>
              </table:table-cell>
            </table:table-row>
            <table:table-row>
              <table:table-cell office:value-type="string">
                <text:p>07:31:03</text:p>
              </table:table-cell>
              <table:table-cell office:value-type="float" office:value="3.1551">
                <text:p>3.1551</text:p>
              </table:table-cell>
            </table:table-row>
            <table:table-row>
              <table:table-cell office:value-type="string">
                <text:p>07:32:45</text:p>
              </table:table-cell>
              <table:table-cell office:value-type="float" office:value="3.1575">
                <text:p>3.1575</text:p>
              </table:table-cell>
            </table:table-row>
            <table:table-row>
              <table:table-cell office:value-type="string">
                <text:p>07:34:27</text:p>
              </table:table-cell>
              <table:table-cell office:value-type="float" office:value="3.1514">
                <text:p>3.1514</text:p>
              </table:table-cell>
            </table:table-row>
            <table:table-row>
              <table:table-cell office:value-type="string">
                <text:p>07:36:09</text:p>
              </table:table-cell>
              <table:table-cell office:value-type="float" office:value="3.149">
                <text:p>3.149</text:p>
              </table:table-cell>
            </table:table-row>
            <table:table-row>
              <table:table-cell office:value-type="string">
                <text:p>07:37:50</text:p>
              </table:table-cell>
              <table:table-cell office:value-type="float" office:value="3.1477">
                <text:p>3.1477</text:p>
              </table:table-cell>
            </table:table-row>
            <table:table-row>
              <table:table-cell office:value-type="string">
                <text:p>07:39:32</text:p>
              </table:table-cell>
              <table:table-cell office:value-type="float" office:value="3.1538">
                <text:p>3.1538</text:p>
              </table:table-cell>
            </table:table-row>
            <table:table-row>
              <table:table-cell office:value-type="string">
                <text:p>07:41:14</text:p>
              </table:table-cell>
              <table:table-cell office:value-type="float" office:value="3.1636">
                <text:p>3.1636</text:p>
              </table:table-cell>
            </table:table-row>
            <table:table-row>
              <table:table-cell office:value-type="string">
                <text:p>07:42:55</text:p>
              </table:table-cell>
              <table:table-cell office:value-type="float" office:value="3.1709">
                <text:p>3.1709</text:p>
              </table:table-cell>
            </table:table-row>
            <table:table-row>
              <table:table-cell office:value-type="string">
                <text:p>07:44:37</text:p>
              </table:table-cell>
              <table:table-cell office:value-type="float" office:value="3.1746">
                <text:p>3.1746</text:p>
              </table:table-cell>
            </table:table-row>
            <table:table-row>
              <table:table-cell office:value-type="string">
                <text:p>07:46:19</text:p>
              </table:table-cell>
              <table:table-cell office:value-type="float" office:value="3.1685">
                <text:p>3.1685</text:p>
              </table:table-cell>
            </table:table-row>
            <table:table-row>
              <table:table-cell office:value-type="string">
                <text:p>07:48:00</text:p>
              </table:table-cell>
              <table:table-cell office:value-type="float" office:value="3.1722">
                <text:p>3.1722</text:p>
              </table:table-cell>
            </table:table-row>
            <table:table-row>
              <table:table-cell office:value-type="string">
                <text:p>07:49:42</text:p>
              </table:table-cell>
              <table:table-cell office:value-type="float" office:value="3.1709">
                <text:p>3.1709</text:p>
              </table:table-cell>
            </table:table-row>
            <table:table-row>
              <table:table-cell office:value-type="string">
                <text:p>07:51:24</text:p>
              </table:table-cell>
              <table:table-cell office:value-type="float" office:value="3.1722">
                <text:p>3.1722</text:p>
              </table:table-cell>
            </table:table-row>
            <table:table-row>
              <table:table-cell office:value-type="string">
                <text:p>07:53:05</text:p>
              </table:table-cell>
              <table:table-cell office:value-type="float" office:value="3.1648">
                <text:p>3.1648</text:p>
              </table:table-cell>
            </table:table-row>
            <table:table-row>
              <table:table-cell office:value-type="string">
                <text:p>07:54:47</text:p>
              </table:table-cell>
              <table:table-cell office:value-type="float" office:value="3.1697">
                <text:p>3.1697</text:p>
              </table:table-cell>
            </table:table-row>
            <table:table-row>
              <table:table-cell office:value-type="string">
                <text:p>07:56:29</text:p>
              </table:table-cell>
              <table:table-cell office:value-type="float" office:value="3.1673">
                <text:p>3.1673</text:p>
              </table:table-cell>
            </table:table-row>
            <table:table-row>
              <table:table-cell office:value-type="string">
                <text:p>07:58:10</text:p>
              </table:table-cell>
              <table:table-cell office:value-type="float" office:value="3.1538">
                <text:p>3.1538</text:p>
              </table:table-cell>
            </table:table-row>
            <table:table-row>
              <table:table-cell office:value-type="string">
                <text:p>07:59:52</text:p>
              </table:table-cell>
              <table:table-cell office:value-type="float" office:value="3.116">
                <text:p>3.116</text:p>
              </table:table-cell>
            </table:table-row>
            <table:table-row>
              <table:table-cell office:value-type="string">
                <text:p>08:01:34</text:p>
              </table:table-cell>
              <table:table-cell office:value-type="float" office:value="3.1258">
                <text:p>3.1258</text:p>
              </table:table-cell>
            </table:table-row>
            <table:table-row>
              <table:table-cell office:value-type="string">
                <text:p>08:03:16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08:04:57</text:p>
              </table:table-cell>
              <table:table-cell office:value-type="float" office:value="3.3114">
                <text:p>3.3114</text:p>
              </table:table-cell>
            </table:table-row>
            <table:table-row>
              <table:table-cell office:value-type="string">
                <text:p>08:06:39</text:p>
              </table:table-cell>
              <table:table-cell office:value-type="float" office:value="3.3455">
                <text:p>3.3455</text:p>
              </table:table-cell>
            </table:table-row>
            <table:table-row>
              <table:table-cell office:value-type="string">
                <text:p>08:08:21</text:p>
              </table:table-cell>
              <table:table-cell office:value-type="float" office:value="3.4518">
                <text:p>3.4518</text:p>
              </table:table-cell>
            </table:table-row>
            <table:table-row>
              <table:table-cell office:value-type="string">
                <text:p>08:10:02</text:p>
              </table:table-cell>
              <table:table-cell office:value-type="float" office:value="3.2796">
                <text:p>3.2796</text:p>
              </table:table-cell>
            </table:table-row>
            <table:table-row>
              <table:table-cell office:value-type="string">
                <text:p>08:13:26</text:p>
              </table:table-cell>
              <table:table-cell office:value-type="float" office:value="3.3883">
                <text:p>3.3883</text:p>
              </table:table-cell>
            </table:table-row>
            <table:table-row>
              <table:table-cell office:value-type="string">
                <text:p>08:15:07</text:p>
              </table:table-cell>
              <table:table-cell office:value-type="float" office:value="3.4335">
                <text:p>3.4335</text:p>
              </table:table-cell>
            </table:table-row>
            <table:table-row>
              <table:table-cell office:value-type="string">
                <text:p>08:16:49</text:p>
              </table:table-cell>
              <table:table-cell office:value-type="float" office:value="3.4347">
                <text:p>3.4347</text:p>
              </table:table-cell>
            </table:table-row>
            <table:table-row>
              <table:table-cell office:value-type="string">
                <text:p>08:18:31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08:20:12</text:p>
              </table:table-cell>
              <table:table-cell office:value-type="float" office:value="3.5458">
                <text:p>3.5458</text:p>
              </table:table-cell>
            </table:table-row>
            <table:table-row>
              <table:table-cell office:value-type="string">
                <text:p>08:21:54</text:p>
              </table:table-cell>
              <table:table-cell office:value-type="float" office:value="3.5079">
                <text:p>3.5079</text:p>
              </table:table-cell>
            </table:table-row>
            <table:table-row>
              <table:table-cell office:value-type="string">
                <text:p>08:23:36</text:p>
              </table:table-cell>
              <table:table-cell office:value-type="float" office:value="3.5116">
                <text:p>3.5116</text:p>
              </table:table-cell>
            </table:table-row>
            <table:table-row>
              <table:table-cell office:value-type="string">
                <text:p>08:25:17</text:p>
              </table:table-cell>
              <table:table-cell office:value-type="float" office:value="3.5055">
                <text:p>3.5055</text:p>
              </table:table-cell>
            </table:table-row>
            <table:table-row>
              <table:table-cell office:value-type="string">
                <text:p>08:26:59</text:p>
              </table:table-cell>
              <table:table-cell office:value-type="float" office:value="3.5165">
                <text:p>3.5165</text:p>
              </table:table-cell>
            </table:table-row>
            <table:table-row>
              <table:table-cell office:value-type="string">
                <text:p>08:28:40</text:p>
              </table:table-cell>
              <table:table-cell office:value-type="float" office:value="3.4957">
                <text:p>3.4957</text:p>
              </table:table-cell>
            </table:table-row>
            <table:table-row>
              <table:table-cell office:value-type="string">
                <text:p>08:30:22</text:p>
              </table:table-cell>
              <table:table-cell office:value-type="float" office:value="3.4982">
                <text:p>3.4982</text:p>
              </table:table-cell>
            </table:table-row>
            <table:table-row>
              <table:table-cell office:value-type="string">
                <text:p>08:32:04</text:p>
              </table:table-cell>
              <table:table-cell office:value-type="float" office:value="3.4212">
                <text:p>3.4212</text:p>
              </table:table-cell>
            </table:table-row>
            <table:table-row>
              <table:table-cell office:value-type="string">
                <text:p>08:33:45</text:p>
              </table:table-cell>
              <table:table-cell office:value-type="float" office:value="3.442">
                <text:p>3.442</text:p>
              </table:table-cell>
            </table:table-row>
            <table:table-row>
              <table:table-cell office:value-type="string">
                <text:p>08:35:27</text:p>
              </table:table-cell>
              <table:table-cell office:value-type="float" office:value="3.4811">
                <text:p>3.4811</text:p>
              </table:table-cell>
            </table:table-row>
            <table:table-row>
              <table:table-cell office:value-type="string">
                <text:p>08:37:09</text:p>
              </table:table-cell>
              <table:table-cell office:value-type="float" office:value="3.4884">
                <text:p>3.4884</text:p>
              </table:table-cell>
            </table:table-row>
            <table:table-row>
              <table:table-cell office:value-type="string">
                <text:p>08:38:51</text:p>
              </table:table-cell>
              <table:table-cell office:value-type="float" office:value="3.4786">
                <text:p>3.4786</text:p>
              </table:table-cell>
            </table:table-row>
            <table:table-row>
              <table:table-cell office:value-type="string">
                <text:p>08:40:32</text:p>
              </table:table-cell>
              <table:table-cell office:value-type="float" office:value="3.4591">
                <text:p>3.4591</text:p>
              </table:table-cell>
            </table:table-row>
            <table:table-row>
              <table:table-cell office:value-type="string">
                <text:p>08:42:14</text:p>
              </table:table-cell>
              <table:table-cell office:value-type="float" office:value="3.4713">
                <text:p>3.4713</text:p>
              </table:table-cell>
            </table:table-row>
            <table:table-row>
              <table:table-cell office:value-type="string">
                <text:p>08:43:56</text:p>
              </table:table-cell>
              <table:table-cell office:value-type="float" office:value="3.5177">
                <text:p>3.5177</text:p>
              </table:table-cell>
            </table:table-row>
            <table:table-row>
              <table:table-cell office:value-type="string">
                <text:p>08:45:37</text:p>
              </table:table-cell>
              <table:table-cell office:value-type="float" office:value="3.4982">
                <text:p>3.4982</text:p>
              </table:table-cell>
            </table:table-row>
            <table:table-row>
              <table:table-cell office:value-type="string">
                <text:p>08:47:19</text:p>
              </table:table-cell>
              <table:table-cell office:value-type="float" office:value="3.4713">
                <text:p>3.4713</text:p>
              </table:table-cell>
            </table:table-row>
            <table:table-row>
              <table:table-cell office:value-type="string">
                <text:p>08:49:01</text:p>
              </table:table-cell>
              <table:table-cell office:value-type="float" office:value="3.4982">
                <text:p>3.4982</text:p>
              </table:table-cell>
            </table:table-row>
            <table:table-row>
              <table:table-cell office:value-type="string">
                <text:p>08:50:42</text:p>
              </table:table-cell>
              <table:table-cell office:value-type="float" office:value="3.4811">
                <text:p>3.4811</text:p>
              </table:table-cell>
            </table:table-row>
            <table:table-row>
              <table:table-cell office:value-type="string">
                <text:p>08:52:24</text:p>
              </table:table-cell>
              <table:table-cell office:value-type="float" office:value="3.4969">
                <text:p>3.4969</text:p>
              </table:table-cell>
            </table:table-row>
            <table:table-row>
              <table:table-cell office:value-type="string">
                <text:p>08:54:06</text:p>
              </table:table-cell>
              <table:table-cell office:value-type="float" office:value="3.4969">
                <text:p>3.4969</text:p>
              </table:table-cell>
            </table:table-row>
            <table:table-row>
              <table:table-cell office:value-type="string">
                <text:p>08:55:47</text:p>
              </table:table-cell>
              <table:table-cell office:value-type="float" office:value="3.5006">
                <text:p>3.5006</text:p>
              </table:table-cell>
            </table:table-row>
            <table:table-row>
              <table:table-cell office:value-type="string">
                <text:p>08:57:29</text:p>
              </table:table-cell>
              <table:table-cell office:value-type="float" office:value="3.486">
                <text:p>3.486</text:p>
              </table:table-cell>
            </table:table-row>
            <table:table-row>
              <table:table-cell office:value-type="string">
                <text:p>08:59:11</text:p>
              </table:table-cell>
              <table:table-cell office:value-type="float" office:value="3.4994">
                <text:p>3.4994</text:p>
              </table:table-cell>
            </table:table-row>
            <table:table-row>
              <table:table-cell office:value-type="string">
                <text:p>09:00:52</text:p>
              </table:table-cell>
              <table:table-cell office:value-type="float" office:value="3.4737">
                <text:p>3.4737</text:p>
              </table:table-cell>
            </table:table-row>
            <table:table-row>
              <table:table-cell office:value-type="string">
                <text:p>09:02:34</text:p>
              </table:table-cell>
              <table:table-cell office:value-type="float" office:value="3.4615">
                <text:p>3.4615</text:p>
              </table:table-cell>
            </table:table-row>
            <table:table-row>
              <table:table-cell office:value-type="string">
                <text:p>09:04:15</text:p>
              </table:table-cell>
              <table:table-cell office:value-type="float" office:value="3.4591">
                <text:p>3.4591</text:p>
              </table:table-cell>
            </table:table-row>
            <table:table-row>
              <table:table-cell office:value-type="string">
                <text:p>09:05:57</text:p>
              </table:table-cell>
              <table:table-cell office:value-type="float" office:value="3.4615">
                <text:p>3.4615</text:p>
              </table:table-cell>
            </table:table-row>
            <table:table-row>
              <table:table-cell office:value-type="string">
                <text:p>09:07:39</text:p>
              </table:table-cell>
              <table:table-cell office:value-type="float" office:value="3.4347">
                <text:p>3.4347</text:p>
              </table:table-cell>
            </table:table-row>
            <table:table-row>
              <table:table-cell office:value-type="string">
                <text:p>09:09:20</text:p>
              </table:table-cell>
              <table:table-cell office:value-type="float" office:value="3.453">
                <text:p>3.453</text:p>
              </table:table-cell>
            </table:table-row>
            <table:table-row>
              <table:table-cell office:value-type="string">
                <text:p>09:11:02</text:p>
              </table:table-cell>
              <table:table-cell office:value-type="float" office:value="3.4444">
                <text:p>3.4444</text:p>
              </table:table-cell>
            </table:table-row>
            <table:table-row>
              <table:table-cell office:value-type="string">
                <text:p>09:12:44</text:p>
              </table:table-cell>
              <table:table-cell office:value-type="float" office:value="3.453">
                <text:p>3.453</text:p>
              </table:table-cell>
            </table:table-row>
            <table:table-row>
              <table:table-cell office:value-type="string">
                <text:p>09:14:25</text:p>
              </table:table-cell>
              <table:table-cell office:value-type="float" office:value="3.4591">
                <text:p>3.4591</text:p>
              </table:table-cell>
            </table:table-row>
            <table:table-row>
              <table:table-cell office:value-type="string">
                <text:p>09:16:07</text:p>
              </table:table-cell>
              <table:table-cell office:value-type="float" office:value="3.4615">
                <text:p>3.4615</text:p>
              </table:table-cell>
            </table:table-row>
            <table:table-row>
              <table:table-cell office:value-type="string">
                <text:p>09:17:49</text:p>
              </table:table-cell>
              <table:table-cell office:value-type="float" office:value="3.4457">
                <text:p>3.4457</text:p>
              </table:table-cell>
            </table:table-row>
            <table:table-row>
              <table:table-cell office:value-type="string">
                <text:p>09:19:30</text:p>
              </table:table-cell>
              <table:table-cell office:value-type="float" office:value="3.4542">
                <text:p>3.4542</text:p>
              </table:table-cell>
            </table:table-row>
            <table:table-row>
              <table:table-cell office:value-type="string">
                <text:p>09:21:12</text:p>
              </table:table-cell>
              <table:table-cell office:value-type="float" office:value="3.4249">
                <text:p>3.4249</text:p>
              </table:table-cell>
            </table:table-row>
            <table:table-row>
              <table:table-cell office:value-type="string">
                <text:p>09:22:54</text:p>
              </table:table-cell>
              <table:table-cell office:value-type="float" office:value="3.4078">
                <text:p>3.4078</text:p>
              </table:table-cell>
            </table:table-row>
            <table:table-row>
              <table:table-cell office:value-type="string">
                <text:p>09:24:36</text:p>
              </table:table-cell>
              <table:table-cell office:value-type="float" office:value="3.4164">
                <text:p>3.4164</text:p>
              </table:table-cell>
            </table:table-row>
            <table:table-row>
              <table:table-cell office:value-type="string">
                <text:p>09:26:17</text:p>
              </table:table-cell>
              <table:table-cell office:value-type="float" office:value="3.409">
                <text:p>3.409</text:p>
              </table:table-cell>
            </table:table-row>
            <table:table-row>
              <table:table-cell office:value-type="string">
                <text:p>09:27:59</text:p>
              </table:table-cell>
              <table:table-cell office:value-type="float" office:value="3.4383">
                <text:p>3.4383</text:p>
              </table:table-cell>
            </table:table-row>
            <table:table-row>
              <table:table-cell office:value-type="string">
                <text:p>09:29:41</text:p>
              </table:table-cell>
              <table:table-cell office:value-type="float" office:value="3.431">
                <text:p>3.431</text:p>
              </table:table-cell>
            </table:table-row>
            <table:table-row>
              <table:table-cell office:value-type="string">
                <text:p>09:31:22</text:p>
              </table:table-cell>
              <table:table-cell office:value-type="float" office:value="3.3932">
                <text:p>3.3932</text:p>
              </table:table-cell>
            </table:table-row>
            <table:table-row>
              <table:table-cell office:value-type="string">
                <text:p>09:33:04</text:p>
              </table:table-cell>
              <table:table-cell office:value-type="float" office:value="3.3858">
                <text:p>3.3858</text:p>
              </table:table-cell>
            </table:table-row>
            <table:table-row>
              <table:table-cell office:value-type="string">
                <text:p>09:34:46</text:p>
              </table:table-cell>
              <table:table-cell office:value-type="float" office:value="3.3602">
                <text:p>3.3602</text:p>
              </table:table-cell>
            </table:table-row>
            <table:table-row>
              <table:table-cell office:value-type="string">
                <text:p>09:36:27</text:p>
              </table:table-cell>
              <table:table-cell office:value-type="float" office:value="3.3993">
                <text:p>3.3993</text:p>
              </table:table-cell>
            </table:table-row>
            <table:table-row>
              <table:table-cell office:value-type="string">
                <text:p>09:38:09</text:p>
              </table:table-cell>
              <table:table-cell office:value-type="float" office:value="3.4103">
                <text:p>3.4103</text:p>
              </table:table-cell>
            </table:table-row>
            <table:table-row>
              <table:table-cell office:value-type="string">
                <text:p>09:39:51</text:p>
              </table:table-cell>
              <table:table-cell office:value-type="float" office:value="3.3578">
                <text:p>3.3578</text:p>
              </table:table-cell>
            </table:table-row>
            <table:table-row>
              <table:table-cell office:value-type="string">
                <text:p>09:41:32</text:p>
              </table:table-cell>
              <table:table-cell office:value-type="float" office:value="3.3907">
                <text:p>3.3907</text:p>
              </table:table-cell>
            </table:table-row>
            <table:table-row>
              <table:table-cell office:value-type="string">
                <text:p>09:43:14</text:p>
              </table:table-cell>
              <table:table-cell office:value-type="float" office:value="3.4103">
                <text:p>3.4103</text:p>
              </table:table-cell>
            </table:table-row>
            <table:table-row>
              <table:table-cell office:value-type="string">
                <text:p>09:44:56</text:p>
              </table:table-cell>
              <table:table-cell office:value-type="float" office:value="3.4396">
                <text:p>3.4396</text:p>
              </table:table-cell>
            </table:table-row>
            <table:table-row>
              <table:table-cell office:value-type="string">
                <text:p>09:46:37</text:p>
              </table:table-cell>
              <table:table-cell office:value-type="float" office:value="3.4554">
                <text:p>3.4554</text:p>
              </table:table-cell>
            </table:table-row>
            <table:table-row>
              <table:table-cell office:value-type="string">
                <text:p>09:48:19</text:p>
              </table:table-cell>
              <table:table-cell office:value-type="float" office:value="3.3114">
                <text:p>3.3114</text:p>
              </table:table-cell>
            </table:table-row>
            <table:table-row>
              <table:table-cell office:value-type="string">
                <text:p>09:50:01</text:p>
              </table:table-cell>
              <table:table-cell office:value-type="float" office:value="3.3358">
                <text:p>3.3358</text:p>
              </table:table-cell>
            </table:table-row>
            <table:table-row>
              <table:table-cell office:value-type="string">
                <text:p>09:51:42</text:p>
              </table:table-cell>
              <table:table-cell office:value-type="float" office:value="3.3431">
                <text:p>3.3431</text:p>
              </table:table-cell>
            </table:table-row>
            <table:table-row>
              <table:table-cell office:value-type="string">
                <text:p>09:53:24</text:p>
              </table:table-cell>
              <table:table-cell office:value-type="float" office:value="3.3907">
                <text:p>3.3907</text:p>
              </table:table-cell>
            </table:table-row>
            <table:table-row>
              <table:table-cell office:value-type="string">
                <text:p>09:55:06</text:p>
              </table:table-cell>
              <table:table-cell office:value-type="float" office:value="3.3846">
                <text:p>3.3846</text:p>
              </table:table-cell>
            </table:table-row>
            <table:table-row>
              <table:table-cell office:value-type="string">
                <text:p>09:56:47</text:p>
              </table:table-cell>
              <table:table-cell office:value-type="float" office:value="3.3773">
                <text:p>3.3773</text:p>
              </table:table-cell>
            </table:table-row>
            <table:table-row>
              <table:table-cell office:value-type="string">
                <text:p>09:58:29</text:p>
              </table:table-cell>
              <table:table-cell office:value-type="float" office:value="3.4396">
                <text:p>3.4396</text:p>
              </table:table-cell>
            </table:table-row>
            <table:table-row>
              <table:table-cell office:value-type="string">
                <text:p>10:00:11</text:p>
              </table:table-cell>
              <table:table-cell office:value-type="float" office:value="3.3895">
                <text:p>3.3895</text:p>
              </table:table-cell>
            </table:table-row>
            <table:table-row>
              <table:table-cell office:value-type="string">
                <text:p>10:01:52</text:p>
              </table:table-cell>
              <table:table-cell office:value-type="float" office:value="3.3846">
                <text:p>3.3846</text:p>
              </table:table-cell>
            </table:table-row>
            <table:table-row>
              <table:table-cell office:value-type="string">
                <text:p>10:03:34</text:p>
              </table:table-cell>
              <table:table-cell office:value-type="float" office:value="3.4188">
                <text:p>3.4188</text:p>
              </table:table-cell>
            </table:table-row>
            <table:table-row>
              <table:table-cell office:value-type="string">
                <text:p>10:05:16</text:p>
              </table:table-cell>
              <table:table-cell office:value-type="float" office:value="3.4237">
                <text:p>3.4237</text:p>
              </table:table-cell>
            </table:table-row>
            <table:table-row>
              <table:table-cell office:value-type="string">
                <text:p>10:06:57</text:p>
              </table:table-cell>
              <table:table-cell office:value-type="float" office:value="3.4274">
                <text:p>3.4274</text:p>
              </table:table-cell>
            </table:table-row>
            <table:table-row>
              <table:table-cell office:value-type="string">
                <text:p>10:08:39</text:p>
              </table:table-cell>
              <table:table-cell office:value-type="float" office:value="3.4444">
                <text:p>3.4444</text:p>
              </table:table-cell>
            </table:table-row>
            <table:table-row>
              <table:table-cell office:value-type="string">
                <text:p>10:10:21</text:p>
              </table:table-cell>
              <table:table-cell office:value-type="float" office:value="3.4737">
                <text:p>3.4737</text:p>
              </table:table-cell>
            </table:table-row>
            <table:table-row>
              <table:table-cell office:value-type="string">
                <text:p>10:12:02</text:p>
              </table:table-cell>
              <table:table-cell office:value-type="float" office:value="3.4884">
                <text:p>3.4884</text:p>
              </table:table-cell>
            </table:table-row>
            <table:table-row>
              <table:table-cell office:value-type="string">
                <text:p>10:13:44</text:p>
              </table:table-cell>
              <table:table-cell office:value-type="float" office:value="3.4005">
                <text:p>3.4005</text:p>
              </table:table-cell>
            </table:table-row>
            <table:table-row>
              <table:table-cell office:value-type="string">
                <text:p>10:15:26</text:p>
              </table:table-cell>
              <table:table-cell office:value-type="float" office:value="3.4957">
                <text:p>3.4957</text:p>
              </table:table-cell>
            </table:table-row>
            <table:table-row>
              <table:table-cell office:value-type="string">
                <text:p>10:17:07</text:p>
              </table:table-cell>
              <table:table-cell office:value-type="float" office:value="3.4713">
                <text:p>3.4713</text:p>
              </table:table-cell>
            </table:table-row>
            <table:table-row>
              <table:table-cell office:value-type="string">
                <text:p>10:18:49</text:p>
              </table:table-cell>
              <table:table-cell office:value-type="float" office:value="3.2955">
                <text:p>3.2955</text:p>
              </table:table-cell>
            </table:table-row>
            <table:table-row>
              <table:table-cell office:value-type="string">
                <text:p>10:20:31</text:p>
              </table:table-cell>
              <table:table-cell office:value-type="float" office:value="3.4969">
                <text:p>3.4969</text:p>
              </table:table-cell>
            </table:table-row>
            <table:table-row>
              <table:table-cell office:value-type="string">
                <text:p>10:22:13</text:p>
              </table:table-cell>
              <table:table-cell office:value-type="float" office:value="3.4872">
                <text:p>3.4872</text:p>
              </table:table-cell>
            </table:table-row>
            <table:table-row>
              <table:table-cell office:value-type="string">
                <text:p>10:23:54</text:p>
              </table:table-cell>
              <table:table-cell office:value-type="float" office:value="3.4371">
                <text:p>3.4371</text:p>
              </table:table-cell>
            </table:table-row>
            <table:table-row>
              <table:table-cell office:value-type="string">
                <text:p>10:25:36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0:27:18</text:p>
              </table:table-cell>
              <table:table-cell office:value-type="float" office:value="3.4676">
                <text:p>3.4676</text:p>
              </table:table-cell>
            </table:table-row>
            <table:table-row>
              <table:table-cell office:value-type="string">
                <text:p>10:28:59</text:p>
              </table:table-cell>
              <table:table-cell office:value-type="float" office:value="3.4432">
                <text:p>3.4432</text:p>
              </table:table-cell>
            </table:table-row>
            <table:table-row>
              <table:table-cell office:value-type="string">
                <text:p>10:30:41</text:p>
              </table:table-cell>
              <table:table-cell office:value-type="float" office:value="3.453">
                <text:p>3.453</text:p>
              </table:table-cell>
            </table:table-row>
            <table:table-row>
              <table:table-cell office:value-type="string">
                <text:p>10:32:23</text:p>
              </table:table-cell>
              <table:table-cell office:value-type="float" office:value="3.2662">
                <text:p>3.2662</text:p>
              </table:table-cell>
            </table:table-row>
            <table:table-row>
              <table:table-cell office:value-type="string">
                <text:p>10:34:04</text:p>
              </table:table-cell>
              <table:table-cell office:value-type="float" office:value="3.536">
                <text:p>3.536</text:p>
              </table:table-cell>
            </table:table-row>
            <table:table-row>
              <table:table-cell office:value-type="string">
                <text:p>10:35:46</text:p>
              </table:table-cell>
              <table:table-cell office:value-type="float" office:value="3.3309">
                <text:p>3.3309</text:p>
              </table:table-cell>
            </table:table-row>
            <table:table-row>
              <table:table-cell office:value-type="string">
                <text:p>10:37:28</text:p>
              </table:table-cell>
              <table:table-cell office:value-type="float" office:value="3.3394">
                <text:p>3.3394</text:p>
              </table:table-cell>
            </table:table-row>
            <table:table-row>
              <table:table-cell office:value-type="string">
                <text:p>10:39:09</text:p>
              </table:table-cell>
              <table:table-cell office:value-type="float" office:value="3.4066">
                <text:p>3.4066</text:p>
              </table:table-cell>
            </table:table-row>
            <table:table-row>
              <table:table-cell office:value-type="string">
                <text:p>10:40:51</text:p>
              </table:table-cell>
              <table:table-cell office:value-type="float" office:value="3.2662">
                <text:p>3.2662</text:p>
              </table:table-cell>
            </table:table-row>
            <table:table-row>
              <table:table-cell office:value-type="string">
                <text:p>10:42:33</text:p>
              </table:table-cell>
              <table:table-cell office:value-type="float" office:value="3.4481">
                <text:p>3.4481</text:p>
              </table:table-cell>
            </table:table-row>
            <table:table-row>
              <table:table-cell office:value-type="string">
                <text:p>10:44:14</text:p>
              </table:table-cell>
              <table:table-cell office:value-type="float" office:value="3.5079">
                <text:p>3.5079</text:p>
              </table:table-cell>
            </table:table-row>
            <table:table-row>
              <table:table-cell office:value-type="string">
                <text:p>10:45:56</text:p>
              </table:table-cell>
              <table:table-cell office:value-type="float" office:value="3.4591">
                <text:p>3.4591</text:p>
              </table:table-cell>
            </table:table-row>
            <table:table-row>
              <table:table-cell office:value-type="string">
                <text:p>10:47:38</text:p>
              </table:table-cell>
              <table:table-cell office:value-type="float" office:value="3.3712">
                <text:p>3.3712</text:p>
              </table:table-cell>
            </table:table-row>
            <table:table-row>
              <table:table-cell office:value-type="string">
                <text:p>10:49:19</text:p>
              </table:table-cell>
              <table:table-cell office:value-type="float" office:value="3.4567">
                <text:p>3.4567</text:p>
              </table:table-cell>
            </table:table-row>
            <table:table-row>
              <table:table-cell office:value-type="string">
                <text:p>10:51:01</text:p>
              </table:table-cell>
              <table:table-cell office:value-type="float" office:value="3.4664">
                <text:p>3.4664</text:p>
              </table:table-cell>
            </table:table-row>
            <table:table-row>
              <table:table-cell office:value-type="string">
                <text:p>10:52:43</text:p>
              </table:table-cell>
              <table:table-cell office:value-type="float" office:value="3.442">
                <text:p>3.442</text:p>
              </table:table-cell>
            </table:table-row>
            <table:table-row>
              <table:table-cell office:value-type="string">
                <text:p>10:54:24</text:p>
              </table:table-cell>
              <table:table-cell office:value-type="float" office:value="3.3919">
                <text:p>3.3919</text:p>
              </table:table-cell>
            </table:table-row>
            <table:table-row>
              <table:table-cell office:value-type="string">
                <text:p>10:56:06</text:p>
              </table:table-cell>
              <table:table-cell office:value-type="float" office:value="3.3333">
                <text:p>3.3333</text:p>
              </table:table-cell>
            </table:table-row>
            <table:table-row>
              <table:table-cell office:value-type="string">
                <text:p>10:57:48</text:p>
              </table:table-cell>
              <table:table-cell office:value-type="float" office:value="3.4176">
                <text:p>3.4176</text:p>
              </table:table-cell>
            </table:table-row>
            <table:table-row>
              <table:table-cell office:value-type="string">
                <text:p>10:59:29</text:p>
              </table:table-cell>
              <table:table-cell office:value-type="float" office:value="3.3419">
                <text:p>3.3419</text:p>
              </table:table-cell>
            </table:table-row>
            <table:table-row>
              <table:table-cell office:value-type="string">
                <text:p>11:01:11</text:p>
              </table:table-cell>
              <table:table-cell office:value-type="float" office:value="3.3761">
                <text:p>3.3761</text:p>
              </table:table-cell>
            </table:table-row>
            <table:table-row>
              <table:table-cell office:value-type="string">
                <text:p>11:02:53</text:p>
              </table:table-cell>
              <table:table-cell office:value-type="float" office:value="3.536">
                <text:p>3.536</text:p>
              </table:table-cell>
            </table:table-row>
            <table:table-row>
              <table:table-cell office:value-type="string">
                <text:p>11:04:34</text:p>
              </table:table-cell>
              <table:table-cell office:value-type="float" office:value="3.3297">
                <text:p>3.3297</text:p>
              </table:table-cell>
            </table:table-row>
            <table:table-row>
              <table:table-cell office:value-type="string">
                <text:p>11:06:16</text:p>
              </table:table-cell>
              <table:table-cell office:value-type="float" office:value="3.4994">
                <text:p>3.4994</text:p>
              </table:table-cell>
            </table:table-row>
            <table:table-row>
              <table:table-cell office:value-type="string">
                <text:p>11:07:58</text:p>
              </table:table-cell>
              <table:table-cell office:value-type="float" office:value="3.5372">
                <text:p>3.5372</text:p>
              </table:table-cell>
            </table:table-row>
            <table:table-row>
              <table:table-cell office:value-type="string">
                <text:p>11:09:39</text:p>
              </table:table-cell>
              <table:table-cell office:value-type="float" office:value="3.3663">
                <text:p>3.3663</text:p>
              </table:table-cell>
            </table:table-row>
            <table:table-row>
              <table:table-cell office:value-type="string">
                <text:p>11:11:21</text:p>
              </table:table-cell>
              <table:table-cell office:value-type="float" office:value="3.5214">
                <text:p>3.5214</text:p>
              </table:table-cell>
            </table:table-row>
            <table:table-row>
              <table:table-cell office:value-type="string">
                <text:p>11:13:03</text:p>
              </table:table-cell>
              <table:table-cell office:value-type="float" office:value="3.4737">
                <text:p>3.4737</text:p>
              </table:table-cell>
            </table:table-row>
            <table:table-row>
              <table:table-cell office:value-type="string">
                <text:p>11:14:44</text:p>
              </table:table-cell>
              <table:table-cell office:value-type="float" office:value="3.5055">
                <text:p>3.5055</text:p>
              </table:table-cell>
            </table:table-row>
            <table:table-row>
              <table:table-cell office:value-type="string">
                <text:p>11:16:26</text:p>
              </table:table-cell>
              <table:table-cell office:value-type="float" office:value="3.4701">
                <text:p>3.4701</text:p>
              </table:table-cell>
            </table:table-row>
            <table:table-row>
              <table:table-cell office:value-type="string">
                <text:p>11:18:08</text:p>
              </table:table-cell>
              <table:table-cell office:value-type="float" office:value="3.4505">
                <text:p>3.4505</text:p>
              </table:table-cell>
            </table:table-row>
            <table:table-row>
              <table:table-cell office:value-type="string">
                <text:p>11:19:49</text:p>
              </table:table-cell>
              <table:table-cell office:value-type="float" office:value="3.4493">
                <text:p>3.4493</text:p>
              </table:table-cell>
            </table:table-row>
            <table:table-row>
              <table:table-cell office:value-type="string">
                <text:p>11:21:31</text:p>
              </table:table-cell>
              <table:table-cell office:value-type="float" office:value="3.3468">
                <text:p>3.3468</text:p>
              </table:table-cell>
            </table:table-row>
            <table:table-row>
              <table:table-cell office:value-type="string">
                <text:p>11:23:13</text:p>
              </table:table-cell>
              <table:table-cell office:value-type="float" office:value="3.3455">
                <text:p>3.3455</text:p>
              </table:table-cell>
            </table:table-row>
            <table:table-row>
              <table:table-cell office:value-type="string">
                <text:p>11:24:54</text:p>
              </table:table-cell>
              <table:table-cell office:value-type="float" office:value="3.4884">
                <text:p>3.4884</text:p>
              </table:table-cell>
            </table:table-row>
            <table:table-row>
              <table:table-cell office:value-type="string">
                <text:p>11:26:36</text:p>
              </table:table-cell>
              <table:table-cell office:value-type="float" office:value="3.4518">
                <text:p>3.4518</text:p>
              </table:table-cell>
            </table:table-row>
            <table:table-row>
              <table:table-cell office:value-type="string">
                <text:p>11:28:18</text:p>
              </table:table-cell>
              <table:table-cell office:value-type="float" office:value="3.4103">
                <text:p>3.4103</text:p>
              </table:table-cell>
            </table:table-row>
            <table:table-row>
              <table:table-cell office:value-type="string">
                <text:p>11:29:59</text:p>
              </table:table-cell>
              <table:table-cell office:value-type="float" office:value="3.4371">
                <text:p>3.4371</text:p>
              </table:table-cell>
            </table:table-row>
            <table:table-row>
              <table:table-cell office:value-type="string">
                <text:p>11:31:41</text:p>
              </table:table-cell>
              <table:table-cell office:value-type="float" office:value="3.453">
                <text:p>3.453</text:p>
              </table:table-cell>
            </table:table-row>
            <table:table-row>
              <table:table-cell office:value-type="string">
                <text:p>11:33:23</text:p>
              </table:table-cell>
              <table:table-cell office:value-type="float" office:value="3.4615">
                <text:p>3.4615</text:p>
              </table:table-cell>
            </table:table-row>
            <table:table-row>
              <table:table-cell office:value-type="string">
                <text:p>11:35:04</text:p>
              </table:table-cell>
              <table:table-cell office:value-type="float" office:value="3.4383">
                <text:p>3.4383</text:p>
              </table:table-cell>
            </table:table-row>
            <table:table-row>
              <table:table-cell office:value-type="string">
                <text:p>11:36:46</text:p>
              </table:table-cell>
              <table:table-cell office:value-type="float" office:value="3.4164">
                <text:p>3.4164</text:p>
              </table:table-cell>
            </table:table-row>
            <table:table-row>
              <table:table-cell office:value-type="string">
                <text:p>11:38:28</text:p>
              </table:table-cell>
              <table:table-cell office:value-type="float" office:value="3.4591">
                <text:p>3.4591</text:p>
              </table:table-cell>
            </table:table-row>
            <table:table-row>
              <table:table-cell office:value-type="string">
                <text:p>11:40:09</text:p>
              </table:table-cell>
              <table:table-cell office:value-type="float" office:value="3.4383">
                <text:p>3.4383</text:p>
              </table:table-cell>
            </table:table-row>
            <table:table-row>
              <table:table-cell office:value-type="string">
                <text:p>11:41:51</text:p>
              </table:table-cell>
              <table:table-cell office:value-type="float" office:value="3.4225">
                <text:p>3.4225</text:p>
              </table:table-cell>
            </table:table-row>
            <table:table-row>
              <table:table-cell office:value-type="string">
                <text:p>11:43:32</text:p>
              </table:table-cell>
              <table:table-cell office:value-type="float" office:value="3.453">
                <text:p>3.453</text:p>
              </table:table-cell>
            </table:table-row>
            <table:table-row>
              <table:table-cell office:value-type="string">
                <text:p>11:45:14</text:p>
              </table:table-cell>
              <table:table-cell office:value-type="float" office:value="3.4664">
                <text:p>3.4664</text:p>
              </table:table-cell>
            </table:table-row>
            <table:table-row>
              <table:table-cell office:value-type="string">
                <text:p>11:46:56</text:p>
              </table:table-cell>
              <table:table-cell office:value-type="float" office:value="3.442">
                <text:p>3.442</text:p>
              </table:table-cell>
            </table:table-row>
            <table:table-row>
              <table:table-cell office:value-type="string">
                <text:p>11:48:37</text:p>
              </table:table-cell>
              <table:table-cell office:value-type="float" office:value="3.431">
                <text:p>3.431</text:p>
              </table:table-cell>
            </table:table-row>
            <table:table-row>
              <table:table-cell office:value-type="string">
                <text:p>11:50:19</text:p>
              </table:table-cell>
              <table:table-cell office:value-type="float" office:value="3.4212">
                <text:p>3.4212</text:p>
              </table:table-cell>
            </table:table-row>
            <table:table-row>
              <table:table-cell office:value-type="string">
                <text:p>11:52:01</text:p>
              </table:table-cell>
              <table:table-cell office:value-type="float" office:value="3.442">
                <text:p>3.442</text:p>
              </table:table-cell>
            </table:table-row>
            <table:table-row>
              <table:table-cell office:value-type="string">
                <text:p>11:53:42</text:p>
              </table:table-cell>
              <table:table-cell office:value-type="float" office:value="3.4298">
                <text:p>3.4298</text:p>
              </table:table-cell>
            </table:table-row>
            <table:table-row>
              <table:table-cell office:value-type="string">
                <text:p>11:55:24</text:p>
              </table:table-cell>
              <table:table-cell office:value-type="float" office:value="3.453">
                <text:p>3.453</text:p>
              </table:table-cell>
            </table:table-row>
            <table:table-row>
              <table:table-cell office:value-type="string">
                <text:p>11:57:06</text:p>
              </table:table-cell>
              <table:table-cell office:value-type="float" office:value="3.4396">
                <text:p>3.4396</text:p>
              </table:table-cell>
            </table:table-row>
            <table:table-row>
              <table:table-cell office:value-type="string">
                <text:p>11:58:47</text:p>
              </table:table-cell>
              <table:table-cell office:value-type="float" office:value="3.4579">
                <text:p>3.4579</text:p>
              </table:table-cell>
            </table:table-row>
            <table:table-row>
              <table:table-cell office:value-type="string">
                <text:p>12:00:29</text:p>
              </table:table-cell>
              <table:table-cell office:value-type="float" office:value="3.4322">
                <text:p>3.4322</text:p>
              </table:table-cell>
            </table:table-row>
            <table:table-row>
              <table:table-cell office:value-type="string">
                <text:p>12:02:11</text:p>
              </table:table-cell>
              <table:table-cell office:value-type="float" office:value="3.4554">
                <text:p>3.4554</text:p>
              </table:table-cell>
            </table:table-row>
            <table:table-row>
              <table:table-cell office:value-type="string">
                <text:p>12:03:52</text:p>
              </table:table-cell>
              <table:table-cell office:value-type="float" office:value="3.4579">
                <text:p>3.4579</text:p>
              </table:table-cell>
            </table:table-row>
            <table:table-row>
              <table:table-cell office:value-type="string">
                <text:p>12:05:34</text:p>
              </table:table-cell>
              <table:table-cell office:value-type="float" office:value="3.431">
                <text:p>3.431</text:p>
              </table:table-cell>
            </table:table-row>
            <table:table-row>
              <table:table-cell office:value-type="string">
                <text:p>12:07:16</text:p>
              </table:table-cell>
              <table:table-cell office:value-type="float" office:value="3.4518">
                <text:p>3.4518</text:p>
              </table:table-cell>
            </table:table-row>
            <table:table-row>
              <table:table-cell office:value-type="string">
                <text:p>12:08:58</text:p>
              </table:table-cell>
              <table:table-cell office:value-type="float" office:value="3.4615">
                <text:p>3.4615</text:p>
              </table:table-cell>
            </table:table-row>
            <table:table-row>
              <table:table-cell office:value-type="string">
                <text:p>12:10:41</text:p>
              </table:table-cell>
              <table:table-cell office:value-type="float" office:value="3.4689">
                <text:p>3.4689</text:p>
              </table:table-cell>
            </table:table-row>
            <table:table-row>
              <table:table-cell office:value-type="string">
                <text:p>12:12:23</text:p>
              </table:table-cell>
              <table:table-cell office:value-type="float" office:value="3.4591">
                <text:p>3.4591</text:p>
              </table:table-cell>
            </table:table-row>
            <table:table-row>
              <table:table-cell office:value-type="string">
                <text:p>12:14:05</text:p>
              </table:table-cell>
              <table:table-cell office:value-type="float" office:value="3.4103">
                <text:p>3.4103</text:p>
              </table:table-cell>
            </table:table-row>
            <table:table-row>
              <table:table-cell office:value-type="string">
                <text:p>12:15:48</text:p>
              </table:table-cell>
              <table:table-cell office:value-type="float" office:value="3.3956">
                <text:p>3.3956</text:p>
              </table:table-cell>
            </table:table-row>
            <table:table-row>
              <table:table-cell office:value-type="string">
                <text:p>12:17:29</text:p>
              </table:table-cell>
              <table:table-cell office:value-type="float" office:value="3.3932">
                <text:p>3.3932</text:p>
              </table:table-cell>
            </table:table-row>
            <table:table-row>
              <table:table-cell office:value-type="string">
                <text:p>12:19:11</text:p>
              </table:table-cell>
              <table:table-cell office:value-type="float" office:value="3.4396">
                <text:p>3.4396</text:p>
              </table:table-cell>
            </table:table-row>
            <table:table-row>
              <table:table-cell office:value-type="string">
                <text:p>12:20:53</text:p>
              </table:table-cell>
              <table:table-cell office:value-type="float" office:value="3.4347">
                <text:p>3.4347</text:p>
              </table:table-cell>
            </table:table-row>
            <table:table-row>
              <table:table-cell office:value-type="string">
                <text:p>12:22:34</text:p>
              </table:table-cell>
              <table:table-cell office:value-type="float" office:value="3.4005">
                <text:p>3.4005</text:p>
              </table:table-cell>
            </table:table-row>
            <table:table-row>
              <table:table-cell office:value-type="string">
                <text:p>12:24:16</text:p>
              </table:table-cell>
              <table:table-cell office:value-type="float" office:value="3.4261">
                <text:p>3.4261</text:p>
              </table:table-cell>
            </table:table-row>
            <table:table-row>
              <table:table-cell office:value-type="string">
                <text:p>12:25:58</text:p>
              </table:table-cell>
              <table:table-cell office:value-type="float" office:value="3.4212">
                <text:p>3.4212</text:p>
              </table:table-cell>
            </table:table-row>
            <table:table-row>
              <table:table-cell office:value-type="string">
                <text:p>12:27:40</text:p>
              </table:table-cell>
              <table:table-cell office:value-type="float" office:value="3.4383">
                <text:p>3.4383</text:p>
              </table:table-cell>
            </table:table-row>
            <table:table-row>
              <table:table-cell office:value-type="string">
                <text:p>12:29:21</text:p>
              </table:table-cell>
              <table:table-cell office:value-type="float" office:value="3.4579">
                <text:p>3.4579</text:p>
              </table:table-cell>
            </table:table-row>
            <table:table-row>
              <table:table-cell office:value-type="string">
                <text:p>12:31:03</text:p>
              </table:table-cell>
              <table:table-cell office:value-type="float" office:value="3.4335">
                <text:p>3.4335</text:p>
              </table:table-cell>
            </table:table-row>
            <table:table-row>
              <table:table-cell office:value-type="string">
                <text:p>12:32:45</text:p>
              </table:table-cell>
              <table:table-cell office:value-type="float" office:value="3.431">
                <text:p>3.431</text:p>
              </table:table-cell>
            </table:table-row>
            <table:table-row>
              <table:table-cell office:value-type="string">
                <text:p>12:34:27</text:p>
              </table:table-cell>
              <table:table-cell office:value-type="float" office:value="3.4432">
                <text:p>3.4432</text:p>
              </table:table-cell>
            </table:table-row>
            <table:table-row>
              <table:table-cell office:value-type="string">
                <text:p>12:36:08</text:p>
              </table:table-cell>
              <table:table-cell office:value-type="float" office:value="3.3114">
                <text:p>3.3114</text:p>
              </table:table-cell>
            </table:table-row>
            <table:table-row>
              <table:table-cell office:value-type="string">
                <text:p>12:37:50</text:p>
              </table:table-cell>
              <table:table-cell office:value-type="float" office:value="3.2845">
                <text:p>3.2845</text:p>
              </table:table-cell>
            </table:table-row>
            <table:table-row>
              <table:table-cell office:value-type="string">
                <text:p>12:39:32</text:p>
              </table:table-cell>
              <table:table-cell office:value-type="float" office:value="3.3358">
                <text:p>3.3358</text:p>
              </table:table-cell>
            </table:table-row>
            <table:table-row>
              <table:table-cell office:value-type="string">
                <text:p>12:41:13</text:p>
              </table:table-cell>
              <table:table-cell office:value-type="float" office:value="3.4676">
                <text:p>3.4676</text:p>
              </table:table-cell>
            </table:table-row>
            <table:table-row>
              <table:table-cell office:value-type="string">
                <text:p>12:42:55</text:p>
              </table:table-cell>
              <table:table-cell office:value-type="float" office:value="3.4432">
                <text:p>3.4432</text:p>
              </table:table-cell>
            </table:table-row>
            <table:table-row>
              <table:table-cell office:value-type="string">
                <text:p>12:44:37</text:p>
              </table:table-cell>
              <table:table-cell office:value-type="float" office:value="3.4225">
                <text:p>3.4225</text:p>
              </table:table-cell>
            </table:table-row>
            <table:table-row>
              <table:table-cell office:value-type="string">
                <text:p>12:46:18</text:p>
              </table:table-cell>
              <table:table-cell office:value-type="float" office:value="3.4408">
                <text:p>3.4408</text:p>
              </table:table-cell>
            </table:table-row>
            <table:table-row>
              <table:table-cell office:value-type="string">
                <text:p>12:48:00</text:p>
              </table:table-cell>
              <table:table-cell office:value-type="float" office:value="3.4554">
                <text:p>3.4554</text:p>
              </table:table-cell>
            </table:table-row>
            <table:table-row>
              <table:table-cell office:value-type="string">
                <text:p>12:49:42</text:p>
              </table:table-cell>
              <table:table-cell office:value-type="float" office:value="3.2821">
                <text:p>3.2821</text:p>
              </table:table-cell>
            </table:table-row>
            <table:table-row>
              <table:table-cell office:value-type="string">
                <text:p>12:51:24</text:p>
              </table:table-cell>
              <table:table-cell office:value-type="float" office:value="3.4799">
                <text:p>3.4799</text:p>
              </table:table-cell>
            </table:table-row>
            <table:table-row>
              <table:table-cell office:value-type="string">
                <text:p>12:53:05</text:p>
              </table:table-cell>
              <table:table-cell office:value-type="float" office:value="3.4567">
                <text:p>3.4567</text:p>
              </table:table-cell>
            </table:table-row>
            <table:table-row>
              <table:table-cell office:value-type="string">
                <text:p>12:54:47</text:p>
              </table:table-cell>
              <table:table-cell office:value-type="float" office:value="3.442">
                <text:p>3.442</text:p>
              </table:table-cell>
            </table:table-row>
            <table:table-row>
              <table:table-cell office:value-type="string">
                <text:p>12:56:29</text:p>
              </table:table-cell>
              <table:table-cell office:value-type="float" office:value="3.4481">
                <text:p>3.4481</text:p>
              </table:table-cell>
            </table:table-row>
            <table:table-row>
              <table:table-cell office:value-type="string">
                <text:p>12:58:11</text:p>
              </table:table-cell>
              <table:table-cell office:value-type="float" office:value="3.4542">
                <text:p>3.4542</text:p>
              </table:table-cell>
            </table:table-row>
            <table:table-row>
              <table:table-cell office:value-type="string">
                <text:p>12:59:52</text:p>
              </table:table-cell>
              <table:table-cell office:value-type="float" office:value="3.4103">
                <text:p>3.4103</text:p>
              </table:table-cell>
            </table:table-row>
            <table:table-row>
              <table:table-cell office:value-type="string">
                <text:p>13:01:34</text:p>
              </table:table-cell>
              <table:table-cell office:value-type="float" office:value="3.3846">
                <text:p>3.3846</text:p>
              </table:table-cell>
            </table:table-row>
            <table:table-row>
              <table:table-cell office:value-type="string">
                <text:p>13:03:16</text:p>
              </table:table-cell>
              <table:table-cell office:value-type="float" office:value="3.3724">
                <text:p>3.3724</text:p>
              </table:table-cell>
            </table:table-row>
            <table:table-row>
              <table:table-cell office:value-type="string">
                <text:p>13:04:58</text:p>
              </table:table-cell>
              <table:table-cell office:value-type="float" office:value="3.3822">
                <text:p>3.3822</text:p>
              </table:table-cell>
            </table:table-row>
            <table:table-row>
              <table:table-cell office:value-type="string">
                <text:p>13:06:39</text:p>
              </table:table-cell>
              <table:table-cell office:value-type="float" office:value="3.3858">
                <text:p>3.3858</text:p>
              </table:table-cell>
            </table:table-row>
            <table:table-row>
              <table:table-cell office:value-type="string">
                <text:p>13:08:21</text:p>
              </table:table-cell>
              <table:table-cell office:value-type="float" office:value="3.4383">
                <text:p>3.4383</text:p>
              </table:table-cell>
            </table:table-row>
            <table:table-row>
              <table:table-cell office:value-type="string">
                <text:p>13:10:03</text:p>
              </table:table-cell>
              <table:table-cell office:value-type="float" office:value="3.3846">
                <text:p>3.3846</text:p>
              </table:table-cell>
            </table:table-row>
            <table:table-row>
              <table:table-cell office:value-type="string">
                <text:p>13:11:45</text:p>
              </table:table-cell>
              <table:table-cell office:value-type="float" office:value="3.4029">
                <text:p>3.4029</text:p>
              </table:table-cell>
            </table:table-row>
            <table:table-row>
              <table:table-cell office:value-type="string">
                <text:p>13:13:26</text:p>
              </table:table-cell>
              <table:table-cell office:value-type="float" office:value="3.3944">
                <text:p>3.3944</text:p>
              </table:table-cell>
            </table:table-row>
            <table:table-row>
              <table:table-cell office:value-type="string">
                <text:p>13:15:08</text:p>
              </table:table-cell>
              <table:table-cell office:value-type="float" office:value="3.398">
                <text:p>3.398</text:p>
              </table:table-cell>
            </table:table-row>
            <table:table-row>
              <table:table-cell office:value-type="string">
                <text:p>13:16:50</text:p>
              </table:table-cell>
              <table:table-cell office:value-type="float" office:value="3.3846">
                <text:p>3.3846</text:p>
              </table:table-cell>
            </table:table-row>
            <table:table-row>
              <table:table-cell office:value-type="string">
                <text:p>13:18:31</text:p>
              </table:table-cell>
              <table:table-cell office:value-type="float" office:value="3.4139">
                <text:p>3.4139</text:p>
              </table:table-cell>
            </table:table-row>
            <table:table-row>
              <table:table-cell office:value-type="string">
                <text:p>13:20:13</text:p>
              </table:table-cell>
              <table:table-cell office:value-type="float" office:value="3.3968">
                <text:p>3.3968</text:p>
              </table:table-cell>
            </table:table-row>
            <table:table-row>
              <table:table-cell office:value-type="string">
                <text:p>13:21:55</text:p>
              </table:table-cell>
              <table:table-cell office:value-type="float" office:value="3.4823">
                <text:p>3.4823</text:p>
              </table:table-cell>
            </table:table-row>
            <table:table-row>
              <table:table-cell office:value-type="string">
                <text:p>13:23:37</text:p>
              </table:table-cell>
              <table:table-cell office:value-type="float" office:value="3.4457">
                <text:p>3.4457</text:p>
              </table:table-cell>
            </table:table-row>
            <table:table-row>
              <table:table-cell office:value-type="string">
                <text:p>13:25:18</text:p>
              </table:table-cell>
              <table:table-cell office:value-type="float" office:value="3.4139">
                <text:p>3.4139</text:p>
              </table:table-cell>
            </table:table-row>
            <table:table-row>
              <table:table-cell office:value-type="string">
                <text:p>13:27:00</text:p>
              </table:table-cell>
              <table:table-cell office:value-type="float" office:value="3.4628">
                <text:p>3.4628</text:p>
              </table:table-cell>
            </table:table-row>
            <table:table-row>
              <table:table-cell office:value-type="string">
                <text:p>13:28:41</text:p>
              </table:table-cell>
              <table:table-cell office:value-type="float" office:value="3.4518">
                <text:p>3.4518</text:p>
              </table:table-cell>
            </table:table-row>
            <table:table-row>
              <table:table-cell office:value-type="string">
                <text:p>13:30:23</text:p>
              </table:table-cell>
              <table:table-cell office:value-type="float" office:value="3.4249">
                <text:p>3.4249</text:p>
              </table:table-cell>
            </table:table-row>
            <table:table-row>
              <table:table-cell office:value-type="string">
                <text:p>13:32:05</text:p>
              </table:table-cell>
              <table:table-cell office:value-type="float" office:value="3.4603">
                <text:p>3.4603</text:p>
              </table:table-cell>
            </table:table-row>
            <table:table-row>
              <table:table-cell office:value-type="string">
                <text:p>13:33:46</text:p>
              </table:table-cell>
              <table:table-cell office:value-type="float" office:value="3.4591">
                <text:p>3.4591</text:p>
              </table:table-cell>
            </table:table-row>
            <table:table-row>
              <table:table-cell office:value-type="string">
                <text:p>13:35:28</text:p>
              </table:table-cell>
              <table:table-cell office:value-type="float" office:value="3.4579">
                <text:p>3.4579</text:p>
              </table:table-cell>
            </table:table-row>
            <table:table-row>
              <table:table-cell office:value-type="string">
                <text:p>13:37:10</text:p>
              </table:table-cell>
              <table:table-cell office:value-type="float" office:value="3.4432">
                <text:p>3.4432</text:p>
              </table:table-cell>
            </table:table-row>
            <table:table-row>
              <table:table-cell office:value-type="string">
                <text:p>13:38:51</text:p>
              </table:table-cell>
              <table:table-cell office:value-type="float" office:value="3.4432">
                <text:p>3.4432</text:p>
              </table:table-cell>
            </table:table-row>
            <table:table-row>
              <table:table-cell office:value-type="string">
                <text:p>13:40:33</text:p>
              </table:table-cell>
              <table:table-cell office:value-type="float" office:value="3.4554">
                <text:p>3.4554</text:p>
              </table:table-cell>
            </table:table-row>
            <table:table-row>
              <table:table-cell office:value-type="string">
                <text:p>13:42:15</text:p>
              </table:table-cell>
              <table:table-cell office:value-type="float" office:value="3.4579">
                <text:p>3.4579</text:p>
              </table:table-cell>
            </table:table-row>
            <table:table-row>
              <table:table-cell office:value-type="string">
                <text:p>13:43:56</text:p>
              </table:table-cell>
              <table:table-cell office:value-type="float" office:value="3.4322">
                <text:p>3.4322</text:p>
              </table:table-cell>
            </table:table-row>
            <table:table-row>
              <table:table-cell office:value-type="string">
                <text:p>13:45:38</text:p>
              </table:table-cell>
              <table:table-cell office:value-type="float" office:value="3.442">
                <text:p>3.442</text:p>
              </table:table-cell>
            </table:table-row>
            <table:table-row>
              <table:table-cell office:value-type="string">
                <text:p>13:47:20</text:p>
              </table:table-cell>
              <table:table-cell office:value-type="float" office:value="3.4383">
                <text:p>3.4383</text:p>
              </table:table-cell>
            </table:table-row>
            <table:table-row>
              <table:table-cell office:value-type="string">
                <text:p>13:49:01</text:p>
              </table:table-cell>
              <table:table-cell office:value-type="float" office:value="3.4444">
                <text:p>3.4444</text:p>
              </table:table-cell>
            </table:table-row>
            <table:table-row>
              <table:table-cell office:value-type="string">
                <text:p>13:50:43</text:p>
              </table:table-cell>
              <table:table-cell office:value-type="float" office:value="3.4444">
                <text:p>3.4444</text:p>
              </table:table-cell>
            </table:table-row>
            <table:table-row>
              <table:table-cell office:value-type="string">
                <text:p>13:52:25</text:p>
              </table:table-cell>
              <table:table-cell office:value-type="float" office:value="3.4518">
                <text:p>3.4518</text:p>
              </table:table-cell>
            </table:table-row>
            <table:table-row>
              <table:table-cell office:value-type="string">
                <text:p>13:54:06</text:p>
              </table:table-cell>
              <table:table-cell office:value-type="float" office:value="3.4737">
                <text:p>3.4737</text:p>
              </table:table-cell>
            </table:table-row>
            <table:table-row>
              <table:table-cell office:value-type="string">
                <text:p>13:55:48</text:p>
              </table:table-cell>
              <table:table-cell office:value-type="float" office:value="3.4518">
                <text:p>3.4518</text:p>
              </table:table-cell>
            </table:table-row>
            <table:table-row>
              <table:table-cell office:value-type="string">
                <text:p>13:57:30</text:p>
              </table:table-cell>
              <table:table-cell office:value-type="float" office:value="3.4335">
                <text:p>3.4335</text:p>
              </table:table-cell>
            </table:table-row>
            <table:table-row>
              <table:table-cell office:value-type="string">
                <text:p>13:59:11</text:p>
              </table:table-cell>
              <table:table-cell office:value-type="float" office:value="3.4139">
                <text:p>3.4139</text:p>
              </table:table-cell>
            </table:table-row>
            <table:table-row>
              <table:table-cell office:value-type="string">
                <text:p>14:00:53</text:p>
              </table:table-cell>
              <table:table-cell office:value-type="float" office:value="3.4408">
                <text:p>3.4408</text:p>
              </table:table-cell>
            </table:table-row>
            <table:table-row>
              <table:table-cell office:value-type="string">
                <text:p>14:02:35</text:p>
              </table:table-cell>
              <table:table-cell office:value-type="float" office:value="3.4847">
                <text:p>3.4847</text:p>
              </table:table-cell>
            </table:table-row>
            <table:table-row>
              <table:table-cell office:value-type="string">
                <text:p>14:04:16</text:p>
              </table:table-cell>
              <table:table-cell office:value-type="float" office:value="3.4628">
                <text:p>3.4628</text:p>
              </table:table-cell>
            </table:table-row>
            <table:table-row>
              <table:table-cell office:value-type="string">
                <text:p>14:05:58</text:p>
              </table:table-cell>
              <table:table-cell office:value-type="float" office:value="3.4628">
                <text:p>3.4628</text:p>
              </table:table-cell>
            </table:table-row>
            <table:table-row>
              <table:table-cell office:value-type="string">
                <text:p>14:07:40</text:p>
              </table:table-cell>
              <table:table-cell office:value-type="float" office:value="3.4493">
                <text:p>3.4493</text:p>
              </table:table-cell>
            </table:table-row>
            <table:table-row>
              <table:table-cell office:value-type="string">
                <text:p>14:09:21</text:p>
              </table:table-cell>
              <table:table-cell office:value-type="float" office:value="3.486">
                <text:p>3.486</text:p>
              </table:table-cell>
            </table:table-row>
            <table:table-row>
              <table:table-cell office:value-type="string">
                <text:p>14:11:03</text:p>
              </table:table-cell>
              <table:table-cell office:value-type="float" office:value="3.4469">
                <text:p>3.4469</text:p>
              </table:table-cell>
            </table:table-row>
            <table:table-row>
              <table:table-cell office:value-type="string">
                <text:p>14:12:45</text:p>
              </table:table-cell>
              <table:table-cell office:value-type="float" office:value="3.4347">
                <text:p>3.4347</text:p>
              </table:table-cell>
            </table:table-row>
            <table:table-row>
              <table:table-cell office:value-type="string">
                <text:p>14:14:27</text:p>
              </table:table-cell>
              <table:table-cell office:value-type="float" office:value="3.4383">
                <text:p>3.4383</text:p>
              </table:table-cell>
            </table:table-row>
            <table:table-row>
              <table:table-cell office:value-type="string">
                <text:p>14:16:08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4:17:50</text:p>
              </table:table-cell>
              <table:table-cell office:value-type="float" office:value="3.4567">
                <text:p>3.4567</text:p>
              </table:table-cell>
            </table:table-row>
            <table:table-row>
              <table:table-cell office:value-type="string">
                <text:p>14:19:32</text:p>
              </table:table-cell>
              <table:table-cell office:value-type="float" office:value="3.4725">
                <text:p>3.4725</text:p>
              </table:table-cell>
            </table:table-row>
            <table:table-row>
              <table:table-cell office:value-type="string">
                <text:p>14:21:13</text:p>
              </table:table-cell>
              <table:table-cell office:value-type="float" office:value="3.431">
                <text:p>3.431</text:p>
              </table:table-cell>
            </table:table-row>
            <table:table-row>
              <table:table-cell office:value-type="string">
                <text:p>14:22:55</text:p>
              </table:table-cell>
              <table:table-cell office:value-type="float" office:value="3.4274">
                <text:p>3.4274</text:p>
              </table:table-cell>
            </table:table-row>
            <table:table-row>
              <table:table-cell office:value-type="string">
                <text:p>14:24:36</text:p>
              </table:table-cell>
              <table:table-cell office:value-type="float" office:value="3.4774">
                <text:p>3.4774</text:p>
              </table:table-cell>
            </table:table-row>
            <table:table-row>
              <table:table-cell office:value-type="string">
                <text:p>14:26:18</text:p>
              </table:table-cell>
              <table:table-cell office:value-type="float" office:value="3.4078">
                <text:p>3.4078</text:p>
              </table:table-cell>
            </table:table-row>
            <table:table-row>
              <table:table-cell office:value-type="string">
                <text:p>14:28:00</text:p>
              </table:table-cell>
              <table:table-cell office:value-type="float" office:value="3.4029">
                <text:p>3.4029</text:p>
              </table:table-cell>
            </table:table-row>
            <table:table-row>
              <table:table-cell office:value-type="string">
                <text:p>14:29:41</text:p>
              </table:table-cell>
              <table:table-cell office:value-type="float" office:value="3.3932">
                <text:p>3.3932</text:p>
              </table:table-cell>
            </table:table-row>
            <table:table-row>
              <table:table-cell office:value-type="string">
                <text:p>14:31:23</text:p>
              </table:table-cell>
              <table:table-cell office:value-type="float" office:value="3.4042">
                <text:p>3.4042</text:p>
              </table:table-cell>
            </table:table-row>
            <table:table-row>
              <table:table-cell office:value-type="string">
                <text:p>14:33:05</text:p>
              </table:table-cell>
              <table:table-cell office:value-type="float" office:value="3.4469">
                <text:p>3.4469</text:p>
              </table:table-cell>
            </table:table-row>
            <table:table-row>
              <table:table-cell office:value-type="string">
                <text:p>14:34:46</text:p>
              </table:table-cell>
              <table:table-cell office:value-type="float" office:value="3.4579">
                <text:p>3.4579</text:p>
              </table:table-cell>
            </table:table-row>
            <table:table-row>
              <table:table-cell office:value-type="string">
                <text:p>14:36:28</text:p>
              </table:table-cell>
              <table:table-cell office:value-type="float" office:value="3.475">
                <text:p>3.475</text:p>
              </table:table-cell>
            </table:table-row>
            <table:table-row>
              <table:table-cell office:value-type="string">
                <text:p>14:38:10</text:p>
              </table:table-cell>
              <table:table-cell office:value-type="float" office:value="3.4225">
                <text:p>3.4225</text:p>
              </table:table-cell>
            </table:table-row>
            <table:table-row>
              <table:table-cell office:value-type="string">
                <text:p>14:39:51</text:p>
              </table:table-cell>
              <table:table-cell office:value-type="float" office:value="3.3846">
                <text:p>3.3846</text:p>
              </table:table-cell>
            </table:table-row>
            <table:table-row>
              <table:table-cell office:value-type="string">
                <text:p>14:41:33</text:p>
              </table:table-cell>
              <table:table-cell office:value-type="float" office:value="3.5153">
                <text:p>3.5153</text:p>
              </table:table-cell>
            </table:table-row>
            <table:table-row>
              <table:table-cell office:value-type="string">
                <text:p>14:43:15</text:p>
              </table:table-cell>
              <table:table-cell office:value-type="float" office:value="3.4786">
                <text:p>3.4786</text:p>
              </table:table-cell>
            </table:table-row>
            <table:table-row>
              <table:table-cell office:value-type="string">
                <text:p>14:44:56</text:p>
              </table:table-cell>
              <table:table-cell office:value-type="float" office:value="3.4799">
                <text:p>3.4799</text:p>
              </table:table-cell>
            </table:table-row>
            <table:table-row>
              <table:table-cell office:value-type="string">
                <text:p>14:46:38</text:p>
              </table:table-cell>
              <table:table-cell office:value-type="float" office:value="3.4591">
                <text:p>3.4591</text:p>
              </table:table-cell>
            </table:table-row>
            <table:table-row>
              <table:table-cell office:value-type="string">
                <text:p>14:48:20</text:p>
              </table:table-cell>
              <table:table-cell office:value-type="float" office:value="3.4493">
                <text:p>3.4493</text:p>
              </table:table-cell>
            </table:table-row>
            <table:table-row>
              <table:table-cell office:value-type="string">
                <text:p>14:50:01</text:p>
              </table:table-cell>
              <table:table-cell office:value-type="float" office:value="3.4457">
                <text:p>3.4457</text:p>
              </table:table-cell>
            </table:table-row>
            <table:table-row>
              <table:table-cell office:value-type="string">
                <text:p>14:51:43</text:p>
              </table:table-cell>
              <table:table-cell office:value-type="float" office:value="3.4408">
                <text:p>3.4408</text:p>
              </table:table-cell>
            </table:table-row>
            <table:table-row>
              <table:table-cell office:value-type="string">
                <text:p>14:53:25</text:p>
              </table:table-cell>
              <table:table-cell office:value-type="float" office:value="3.4298">
                <text:p>3.4298</text:p>
              </table:table-cell>
            </table:table-row>
            <table:table-row>
              <table:table-cell office:value-type="string">
                <text:p>14:55:06</text:p>
              </table:table-cell>
              <table:table-cell office:value-type="float" office:value="3.4396">
                <text:p>3.4396</text:p>
              </table:table-cell>
            </table:table-row>
            <table:table-row>
              <table:table-cell office:value-type="string">
                <text:p>14:56:48</text:p>
              </table:table-cell>
              <table:table-cell office:value-type="float" office:value="3.4335">
                <text:p>3.4335</text:p>
              </table:table-cell>
            </table:table-row>
            <table:table-row>
              <table:table-cell office:value-type="string">
                <text:p>14:58:30</text:p>
              </table:table-cell>
              <table:table-cell office:value-type="float" office:value="3.4383">
                <text:p>3.4383</text:p>
              </table:table-cell>
            </table:table-row>
            <table:table-row>
              <table:table-cell office:value-type="string">
                <text:p>15:00:11</text:p>
              </table:table-cell>
              <table:table-cell office:value-type="float" office:value="3.4579">
                <text:p>3.4579</text:p>
              </table:table-cell>
            </table:table-row>
            <table:table-row>
              <table:table-cell office:value-type="string">
                <text:p>15:01:53</text:p>
              </table:table-cell>
              <table:table-cell office:value-type="float" office:value="3.4408">
                <text:p>3.4408</text:p>
              </table:table-cell>
            </table:table-row>
            <table:table-row>
              <table:table-cell office:value-type="string">
                <text:p>15:03:35</text:p>
              </table:table-cell>
              <table:table-cell office:value-type="float" office:value="3.4396">
                <text:p>3.4396</text:p>
              </table:table-cell>
            </table:table-row>
            <table:table-row>
              <table:table-cell office:value-type="string">
                <text:p>15:05:16</text:p>
              </table:table-cell>
              <table:table-cell office:value-type="float" office:value="3.4518">
                <text:p>3.4518</text:p>
              </table:table-cell>
            </table:table-row>
            <table:table-row>
              <table:table-cell office:value-type="string">
                <text:p>15:06:58</text:p>
              </table:table-cell>
              <table:table-cell office:value-type="float" office:value="3.4554">
                <text:p>3.4554</text:p>
              </table:table-cell>
            </table:table-row>
            <table:table-row>
              <table:table-cell office:value-type="string">
                <text:p>15:08:40</text:p>
              </table:table-cell>
              <table:table-cell office:value-type="float" office:value="3.4725">
                <text:p>3.4725</text:p>
              </table:table-cell>
            </table:table-row>
            <table:table-row>
              <table:table-cell office:value-type="string">
                <text:p>15:10:21</text:p>
              </table:table-cell>
              <table:table-cell office:value-type="float" office:value="3.4652">
                <text:p>3.4652</text:p>
              </table:table-cell>
            </table:table-row>
            <table:table-row>
              <table:table-cell office:value-type="string">
                <text:p>15:12:03</text:p>
              </table:table-cell>
              <table:table-cell office:value-type="float" office:value="3.4481">
                <text:p>3.4481</text:p>
              </table:table-cell>
            </table:table-row>
            <table:table-row>
              <table:table-cell office:value-type="string">
                <text:p>15:13:45</text:p>
              </table:table-cell>
              <table:table-cell office:value-type="float" office:value="3.4701">
                <text:p>3.4701</text:p>
              </table:table-cell>
            </table:table-row>
            <table:table-row>
              <table:table-cell office:value-type="string">
                <text:p>15:15:27</text:p>
              </table:table-cell>
              <table:table-cell office:value-type="float" office:value="3.4774">
                <text:p>3.4774</text:p>
              </table:table-cell>
            </table:table-row>
            <table:table-row>
              <table:table-cell office:value-type="string">
                <text:p>15:17:08</text:p>
              </table:table-cell>
              <table:table-cell office:value-type="float" office:value="3.4518">
                <text:p>3.4518</text:p>
              </table:table-cell>
            </table:table-row>
            <table:table-row>
              <table:table-cell office:value-type="string">
                <text:p>15:18:50</text:p>
              </table:table-cell>
              <table:table-cell office:value-type="float" office:value="3.4188">
                <text:p>3.4188</text:p>
              </table:table-cell>
            </table:table-row>
            <table:table-row>
              <table:table-cell office:value-type="string">
                <text:p>15:20:32</text:p>
              </table:table-cell>
              <table:table-cell office:value-type="float" office:value="3.4383">
                <text:p>3.4383</text:p>
              </table:table-cell>
            </table:table-row>
            <table:table-row>
              <table:table-cell office:value-type="string">
                <text:p>15:22:13</text:p>
              </table:table-cell>
              <table:table-cell office:value-type="float" office:value="3.4286">
                <text:p>3.4286</text:p>
              </table:table-cell>
            </table:table-row>
            <table:table-row>
              <table:table-cell office:value-type="string">
                <text:p>15:23:55</text:p>
              </table:table-cell>
              <table:table-cell office:value-type="float" office:value="3.4481">
                <text:p>3.4481</text:p>
              </table:table-cell>
            </table:table-row>
            <table:table-row>
              <table:table-cell office:value-type="string">
                <text:p>15:25:37</text:p>
              </table:table-cell>
              <table:table-cell office:value-type="float" office:value="3.4603">
                <text:p>3.4603</text:p>
              </table:table-cell>
            </table:table-row>
            <table:table-row>
              <table:table-cell office:value-type="string">
                <text:p>15:27:18</text:p>
              </table:table-cell>
              <table:table-cell office:value-type="float" office:value="3.4005">
                <text:p>3.4005</text:p>
              </table:table-cell>
            </table:table-row>
            <table:table-row>
              <table:table-cell office:value-type="string">
                <text:p>15:29:00</text:p>
              </table:table-cell>
              <table:table-cell office:value-type="float" office:value="3.4054">
                <text:p>3.4054</text:p>
              </table:table-cell>
            </table:table-row>
            <table:table-row>
              <table:table-cell office:value-type="string">
                <text:p>15:30:42</text:p>
              </table:table-cell>
              <table:table-cell office:value-type="float" office:value="3.4078">
                <text:p>3.4078</text:p>
              </table:table-cell>
            </table:table-row>
            <table:table-row>
              <table:table-cell office:value-type="string">
                <text:p>15:32:23</text:p>
              </table:table-cell>
              <table:table-cell office:value-type="float" office:value="3.3993">
                <text:p>3.3993</text:p>
              </table:table-cell>
            </table:table-row>
            <table:table-row>
              <table:table-cell office:value-type="string">
                <text:p>15:34:05</text:p>
              </table:table-cell>
              <table:table-cell office:value-type="float" office:value="3.3895">
                <text:p>3.3895</text:p>
              </table:table-cell>
            </table:table-row>
            <table:table-row>
              <table:table-cell office:value-type="string">
                <text:p>15:35:47</text:p>
              </table:table-cell>
              <table:table-cell office:value-type="float" office:value="3.3565">
                <text:p>3.3565</text:p>
              </table:table-cell>
            </table:table-row>
            <table:table-row>
              <table:table-cell office:value-type="string">
                <text:p>15:37:28</text:p>
              </table:table-cell>
              <table:table-cell office:value-type="float" office:value="3.337">
                <text:p>3.337</text:p>
              </table:table-cell>
            </table:table-row>
            <table:table-row>
              <table:table-cell office:value-type="string">
                <text:p>15:39:10</text:p>
              </table:table-cell>
              <table:table-cell office:value-type="float" office:value="3.3883">
                <text:p>3.3883</text:p>
              </table:table-cell>
            </table:table-row>
            <table:table-row>
              <table:table-cell office:value-type="string">
                <text:p>15:40:52</text:p>
              </table:table-cell>
              <table:table-cell office:value-type="float" office:value="3.3785">
                <text:p>3.3785</text:p>
              </table:table-cell>
            </table:table-row>
            <table:table-row>
              <table:table-cell office:value-type="string">
                <text:p>15:42:33</text:p>
              </table:table-cell>
              <table:table-cell office:value-type="float" office:value="3.3858">
                <text:p>3.3858</text:p>
              </table:table-cell>
            </table:table-row>
            <table:table-row>
              <table:table-cell office:value-type="string">
                <text:p>15:44:15</text:p>
              </table:table-cell>
              <table:table-cell office:value-type="float" office:value="3.3895">
                <text:p>3.3895</text:p>
              </table:table-cell>
            </table:table-row>
            <table:table-row>
              <table:table-cell office:value-type="string">
                <text:p>15:45:57</text:p>
              </table:table-cell>
              <table:table-cell office:value-type="float" office:value="3.3724">
                <text:p>3.3724</text:p>
              </table:table-cell>
            </table:table-row>
            <table:table-row>
              <table:table-cell office:value-type="string">
                <text:p>15:47:38</text:p>
              </table:table-cell>
              <table:table-cell office:value-type="float" office:value="3.4078">
                <text:p>3.4078</text:p>
              </table:table-cell>
            </table:table-row>
            <table:table-row>
              <table:table-cell office:value-type="string">
                <text:p>15:49:20</text:p>
              </table:table-cell>
              <table:table-cell office:value-type="float" office:value="3.3907">
                <text:p>3.3907</text:p>
              </table:table-cell>
            </table:table-row>
            <table:table-row>
              <table:table-cell office:value-type="string">
                <text:p>15:51:02</text:p>
              </table:table-cell>
              <table:table-cell office:value-type="float" office:value="3.3846">
                <text:p>3.3846</text:p>
              </table:table-cell>
            </table:table-row>
            <table:table-row>
              <table:table-cell office:value-type="string">
                <text:p>15:52:43</text:p>
              </table:table-cell>
              <table:table-cell office:value-type="float" office:value="3.3529">
                <text:p>3.3529</text:p>
              </table:table-cell>
            </table:table-row>
            <table:table-row>
              <table:table-cell office:value-type="string">
                <text:p>15:54:25</text:p>
              </table:table-cell>
              <table:table-cell office:value-type="float" office:value="3.3932">
                <text:p>3.3932</text:p>
              </table:table-cell>
            </table:table-row>
            <table:table-row>
              <table:table-cell office:value-type="string">
                <text:p>15:56:07</text:p>
              </table:table-cell>
              <table:table-cell office:value-type="float" office:value="3.3687">
                <text:p>3.3687</text:p>
              </table:table-cell>
            </table:table-row>
            <table:table-row>
              <table:table-cell office:value-type="string">
                <text:p>15:57:48</text:p>
              </table:table-cell>
              <table:table-cell office:value-type="float" office:value="3.3712">
                <text:p>3.3712</text:p>
              </table:table-cell>
            </table:table-row>
            <table:table-row>
              <table:table-cell office:value-type="string">
                <text:p>15:59:30</text:p>
              </table:table-cell>
              <table:table-cell office:value-type="float" office:value="3.3748">
                <text:p>3.3748</text:p>
              </table:table-cell>
            </table:table-row>
            <table:table-row>
              <table:table-cell office:value-type="string">
                <text:p>16:01:12</text:p>
              </table:table-cell>
              <table:table-cell office:value-type="float" office:value="3.3614">
                <text:p>3.3614</text:p>
              </table:table-cell>
            </table:table-row>
            <table:table-row>
              <table:table-cell office:value-type="string">
                <text:p>16:02:53</text:p>
              </table:table-cell>
              <table:table-cell office:value-type="float" office:value="3.398">
                <text:p>3.398</text:p>
              </table:table-cell>
            </table:table-row>
            <table:table-row>
              <table:table-cell office:value-type="string">
                <text:p>16:04:35</text:p>
              </table:table-cell>
              <table:table-cell office:value-type="float" office:value="3.3687">
                <text:p>3.3687</text:p>
              </table:table-cell>
            </table:table-row>
            <table:table-row>
              <table:table-cell office:value-type="string">
                <text:p>16:06:17</text:p>
              </table:table-cell>
              <table:table-cell office:value-type="float" office:value="3.348">
                <text:p>3.348</text:p>
              </table:table-cell>
            </table:table-row>
            <table:table-row>
              <table:table-cell office:value-type="string">
                <text:p>16:07:58</text:p>
              </table:table-cell>
              <table:table-cell office:value-type="float" office:value="3.348">
                <text:p>3.348</text:p>
              </table:table-cell>
            </table:table-row>
            <table:table-row>
              <table:table-cell office:value-type="string">
                <text:p>16:09:40</text:p>
              </table:table-cell>
              <table:table-cell office:value-type="float" office:value="3.359">
                <text:p>3.359</text:p>
              </table:table-cell>
            </table:table-row>
            <table:table-row>
              <table:table-cell office:value-type="string">
                <text:p>16:11:22</text:p>
              </table:table-cell>
              <table:table-cell office:value-type="float" office:value="3.3858">
                <text:p>3.3858</text:p>
              </table:table-cell>
            </table:table-row>
            <table:table-row>
              <table:table-cell office:value-type="string">
                <text:p>16:13:03</text:p>
              </table:table-cell>
              <table:table-cell office:value-type="float" office:value="3.3675">
                <text:p>3.3675</text:p>
              </table:table-cell>
            </table:table-row>
            <table:table-row>
              <table:table-cell office:value-type="string">
                <text:p>16:14:45</text:p>
              </table:table-cell>
              <table:table-cell office:value-type="float" office:value="3.3309">
                <text:p>3.3309</text:p>
              </table:table-cell>
            </table:table-row>
            <table:table-row>
              <table:table-cell office:value-type="string">
                <text:p>16:16:27</text:p>
              </table:table-cell>
              <table:table-cell office:value-type="float" office:value="3.3321">
                <text:p>3.3321</text:p>
              </table:table-cell>
            </table:table-row>
            <table:table-row>
              <table:table-cell office:value-type="string">
                <text:p>16:18:08</text:p>
              </table:table-cell>
              <table:table-cell office:value-type="float" office:value="3.3162">
                <text:p>3.3162</text:p>
              </table:table-cell>
            </table:table-row>
            <table:table-row>
              <table:table-cell office:value-type="string">
                <text:p>16:19:50</text:p>
              </table:table-cell>
              <table:table-cell office:value-type="float" office:value="3.3175">
                <text:p>3.3175</text:p>
              </table:table-cell>
            </table:table-row>
            <table:table-row>
              <table:table-cell office:value-type="string">
                <text:p>16:21:32</text:p>
              </table:table-cell>
              <table:table-cell office:value-type="float" office:value="3.3223">
                <text:p>3.3223</text:p>
              </table:table-cell>
            </table:table-row>
            <table:table-row>
              <table:table-cell office:value-type="string">
                <text:p>16:23:13</text:p>
              </table:table-cell>
              <table:table-cell office:value-type="float" office:value="3.326">
                <text:p>3.326</text:p>
              </table:table-cell>
            </table:table-row>
            <table:table-row>
              <table:table-cell office:value-type="string">
                <text:p>16:24:55</text:p>
              </table:table-cell>
              <table:table-cell office:value-type="float" office:value="3.3248">
                <text:p>3.3248</text:p>
              </table:table-cell>
            </table:table-row>
            <table:table-row>
              <table:table-cell office:value-type="string">
                <text:p>16:26:37</text:p>
              </table:table-cell>
              <table:table-cell office:value-type="float" office:value="3.3297">
                <text:p>3.3297</text:p>
              </table:table-cell>
            </table:table-row>
            <table:table-row>
              <table:table-cell office:value-type="string">
                <text:p>16:28:18</text:p>
              </table:table-cell>
              <table:table-cell office:value-type="float" office:value="3.3578">
                <text:p>3.3578</text:p>
              </table:table-cell>
            </table:table-row>
            <table:table-row>
              <table:table-cell office:value-type="string">
                <text:p>16:30:00</text:p>
              </table:table-cell>
              <table:table-cell office:value-type="float" office:value="3.3663">
                <text:p>3.3663</text:p>
              </table:table-cell>
            </table:table-row>
            <table:table-row>
              <table:table-cell office:value-type="string">
                <text:p>16:31:42</text:p>
              </table:table-cell>
              <table:table-cell office:value-type="float" office:value="3.359">
                <text:p>3.359</text:p>
              </table:table-cell>
            </table:table-row>
            <table:table-row>
              <table:table-cell office:value-type="string">
                <text:p>16:33:23</text:p>
              </table:table-cell>
              <table:table-cell office:value-type="float" office:value="3.3687">
                <text:p>3.3687</text:p>
              </table:table-cell>
            </table:table-row>
            <table:table-row>
              <table:table-cell office:value-type="string">
                <text:p>16:35:05</text:p>
              </table:table-cell>
              <table:table-cell office:value-type="float" office:value="3.3956">
                <text:p>3.3956</text:p>
              </table:table-cell>
            </table:table-row>
            <table:table-row>
              <table:table-cell office:value-type="string">
                <text:p>16:36:47</text:p>
              </table:table-cell>
              <table:table-cell office:value-type="float" office:value="3.381">
                <text:p>3.381</text:p>
              </table:table-cell>
            </table:table-row>
            <table:table-row>
              <table:table-cell office:value-type="string">
                <text:p>16:38:28</text:p>
              </table:table-cell>
              <table:table-cell office:value-type="float" office:value="3.3602">
                <text:p>3.3602</text:p>
              </table:table-cell>
            </table:table-row>
            <table:table-row>
              <table:table-cell office:value-type="string">
                <text:p>16:40:10</text:p>
              </table:table-cell>
              <table:table-cell office:value-type="float" office:value="3.4103">
                <text:p>3.4103</text:p>
              </table:table-cell>
            </table:table-row>
            <table:table-row>
              <table:table-cell office:value-type="string">
                <text:p>16:41:52</text:p>
              </table:table-cell>
              <table:table-cell office:value-type="float" office:value="3.4029">
                <text:p>3.4029</text:p>
              </table:table-cell>
            </table:table-row>
            <table:table-row>
              <table:table-cell office:value-type="string">
                <text:p>16:43:33</text:p>
              </table:table-cell>
              <table:table-cell office:value-type="float" office:value="3.3822">
                <text:p>3.3822</text:p>
              </table:table-cell>
            </table:table-row>
            <table:table-row>
              <table:table-cell office:value-type="string">
                <text:p>16:45:15</text:p>
              </table:table-cell>
              <table:table-cell office:value-type="float" office:value="3.3846">
                <text:p>3.3846</text:p>
              </table:table-cell>
            </table:table-row>
            <table:table-row>
              <table:table-cell office:value-type="string">
                <text:p>16:46:57</text:p>
              </table:table-cell>
              <table:table-cell office:value-type="float" office:value="3.3919">
                <text:p>3.3919</text:p>
              </table:table-cell>
            </table:table-row>
            <table:table-row>
              <table:table-cell office:value-type="string">
                <text:p>16:48:39</text:p>
              </table:table-cell>
              <table:table-cell office:value-type="float" office:value="3.2955">
                <text:p>3.2955</text:p>
              </table:table-cell>
            </table:table-row>
            <table:table-row>
              <table:table-cell office:value-type="string">
                <text:p>16:50:20</text:p>
              </table:table-cell>
              <table:table-cell office:value-type="float" office:value="3.3492">
                <text:p>3.3492</text:p>
              </table:table-cell>
            </table:table-row>
            <table:table-row>
              <table:table-cell office:value-type="string">
                <text:p>16:52:02</text:p>
              </table:table-cell>
              <table:table-cell office:value-type="float" office:value="3.3626">
                <text:p>3.3626</text:p>
              </table:table-cell>
            </table:table-row>
            <table:table-row>
              <table:table-cell office:value-type="string">
                <text:p>16:53:44</text:p>
              </table:table-cell>
              <table:table-cell office:value-type="float" office:value="3.3675">
                <text:p>3.3675</text:p>
              </table:table-cell>
            </table:table-row>
            <table:table-row>
              <table:table-cell office:value-type="string">
                <text:p>16:55:25</text:p>
              </table:table-cell>
              <table:table-cell office:value-type="float" office:value="3.3907">
                <text:p>3.3907</text:p>
              </table:table-cell>
            </table:table-row>
            <table:table-row>
              <table:table-cell office:value-type="string">
                <text:p>16:57:07</text:p>
              </table:table-cell>
              <table:table-cell office:value-type="float" office:value="3.3565">
                <text:p>3.3565</text:p>
              </table:table-cell>
            </table:table-row>
            <table:table-row>
              <table:table-cell office:value-type="string">
                <text:p>16:58:49</text:p>
              </table:table-cell>
              <table:table-cell office:value-type="float" office:value="3.398">
                <text:p>3.398</text:p>
              </table:table-cell>
            </table:table-row>
            <table:table-row>
              <table:table-cell office:value-type="string">
                <text:p>17:00:30</text:p>
              </table:table-cell>
              <table:table-cell office:value-type="float" office:value="3.381">
                <text:p>3.381</text:p>
              </table:table-cell>
            </table:table-row>
            <table:table-row>
              <table:table-cell office:value-type="string">
                <text:p>17:02:12</text:p>
              </table:table-cell>
              <table:table-cell office:value-type="float" office:value="3.3639">
                <text:p>3.3639</text:p>
              </table:table-cell>
            </table:table-row>
            <table:table-row>
              <table:table-cell office:value-type="string">
                <text:p>17:03:54</text:p>
              </table:table-cell>
              <table:table-cell office:value-type="float" office:value="3.3663">
                <text:p>3.3663</text:p>
              </table:table-cell>
            </table:table-row>
            <table:table-row>
              <table:table-cell office:value-type="string">
                <text:p>17:05:36</text:p>
              </table:table-cell>
              <table:table-cell office:value-type="float" office:value="3.3602">
                <text:p>3.3602</text:p>
              </table:table-cell>
            </table:table-row>
            <table:table-row>
              <table:table-cell office:value-type="string">
                <text:p>17:07:17</text:p>
              </table:table-cell>
              <table:table-cell office:value-type="float" office:value="3.3382">
                <text:p>3.3382</text:p>
              </table:table-cell>
            </table:table-row>
            <table:table-row>
              <table:table-cell office:value-type="string">
                <text:p>17:08:59</text:p>
              </table:table-cell>
              <table:table-cell office:value-type="float" office:value="3.3492">
                <text:p>3.3492</text:p>
              </table:table-cell>
            </table:table-row>
            <table:table-row>
              <table:table-cell office:value-type="string">
                <text:p>17:10:41</text:p>
              </table:table-cell>
              <table:table-cell office:value-type="float" office:value="3.3504">
                <text:p>3.3504</text:p>
              </table:table-cell>
            </table:table-row>
            <table:table-row>
              <table:table-cell office:value-type="string">
                <text:p>17:12:22</text:p>
              </table:table-cell>
              <table:table-cell office:value-type="float" office:value="3.3553">
                <text:p>3.3553</text:p>
              </table:table-cell>
            </table:table-row>
            <table:table-row>
              <table:table-cell office:value-type="string">
                <text:p>17:14:04</text:p>
              </table:table-cell>
              <table:table-cell office:value-type="float" office:value="3.3297">
                <text:p>3.3297</text:p>
              </table:table-cell>
            </table:table-row>
            <table:table-row>
              <table:table-cell office:value-type="string">
                <text:p>17:15:46</text:p>
              </table:table-cell>
              <table:table-cell office:value-type="float" office:value="3.3223">
                <text:p>3.3223</text:p>
              </table:table-cell>
            </table:table-row>
            <table:table-row>
              <table:table-cell office:value-type="string">
                <text:p>17:17:27</text:p>
              </table:table-cell>
              <table:table-cell office:value-type="float" office:value="3.2979">
                <text:p>3.2979</text:p>
              </table:table-cell>
            </table:table-row>
            <table:table-row>
              <table:table-cell office:value-type="string">
                <text:p>17:19:09</text:p>
              </table:table-cell>
              <table:table-cell office:value-type="float" office:value="3.2918">
                <text:p>3.2918</text:p>
              </table:table-cell>
            </table:table-row>
            <table:table-row>
              <table:table-cell office:value-type="string">
                <text:p>17:20:51</text:p>
              </table:table-cell>
              <table:table-cell office:value-type="float" office:value="3.2943">
                <text:p>3.2943</text:p>
              </table:table-cell>
            </table:table-row>
            <table:table-row>
              <table:table-cell office:value-type="string">
                <text:p>17:22:32</text:p>
              </table:table-cell>
              <table:table-cell office:value-type="float" office:value="3.2149">
                <text:p>3.2149</text:p>
              </table:table-cell>
            </table:table-row>
            <table:table-row>
              <table:table-cell office:value-type="string">
                <text:p>17:24:14</text:p>
              </table:table-cell>
              <table:table-cell office:value-type="float" office:value="3.2161">
                <text:p>3.2161</text:p>
              </table:table-cell>
            </table:table-row>
            <table:table-row>
              <table:table-cell office:value-type="string">
                <text:p>17:25:56</text:p>
              </table:table-cell>
              <table:table-cell office:value-type="float" office:value="3.2161">
                <text:p>3.2161</text:p>
              </table:table-cell>
            </table:table-row>
            <table:table-row>
              <table:table-cell office:value-type="string">
                <text:p>17:27:37</text:p>
              </table:table-cell>
              <table:table-cell office:value-type="float" office:value="3.2149">
                <text:p>3.2149</text:p>
              </table:table-cell>
            </table:table-row>
            <table:table-row>
              <table:table-cell office:value-type="string">
                <text:p>17:29:19</text:p>
              </table:table-cell>
              <table:table-cell office:value-type="float" office:value="3.221">
                <text:p>3.221</text:p>
              </table:table-cell>
            </table:table-row>
            <table:table-row>
              <table:table-cell office:value-type="string">
                <text:p>17:31:01</text:p>
              </table:table-cell>
              <table:table-cell office:value-type="float" office:value="3.2173">
                <text:p>3.2173</text:p>
              </table:table-cell>
            </table:table-row>
            <table:table-row>
              <table:table-cell office:value-type="string">
                <text:p>17:32:42</text:p>
              </table:table-cell>
              <table:table-cell office:value-type="float" office:value="3.2015">
                <text:p>3.2015</text:p>
              </table:table-cell>
            </table:table-row>
            <table:table-row>
              <table:table-cell office:value-type="string">
                <text:p>17:34:24</text:p>
              </table:table-cell>
              <table:table-cell office:value-type="float" office:value="3.3028">
                <text:p>3.3028</text:p>
              </table:table-cell>
            </table:table-row>
            <table:table-row>
              <table:table-cell office:value-type="string">
                <text:p>17:36:06</text:p>
              </table:table-cell>
              <table:table-cell office:value-type="float" office:value="3.3053">
                <text:p>3.3053</text:p>
              </table:table-cell>
            </table:table-row>
            <table:table-row>
              <table:table-cell office:value-type="string">
                <text:p>17:37:47</text:p>
              </table:table-cell>
              <table:table-cell office:value-type="float" office:value="3.2821">
                <text:p>3.2821</text:p>
              </table:table-cell>
            </table:table-row>
            <table:table-row>
              <table:table-cell office:value-type="string">
                <text:p>17:39:29</text:p>
              </table:table-cell>
              <table:table-cell office:value-type="float" office:value="3.2772">
                <text:p>3.2772</text:p>
              </table:table-cell>
            </table:table-row>
            <table:table-row>
              <table:table-cell office:value-type="string">
                <text:p>17:41:11</text:p>
              </table:table-cell>
              <table:table-cell office:value-type="float" office:value="3.2882">
                <text:p>3.2882</text:p>
              </table:table-cell>
            </table:table-row>
            <table:table-row>
              <table:table-cell office:value-type="string">
                <text:p>17:42:52</text:p>
              </table:table-cell>
              <table:table-cell office:value-type="float" office:value="3.2845">
                <text:p>3.2845</text:p>
              </table:table-cell>
            </table:table-row>
            <table:table-row>
              <table:table-cell office:value-type="string">
                <text:p>17:44:34</text:p>
              </table:table-cell>
              <table:table-cell office:value-type="float" office:value="3.293">
                <text:p>3.293</text:p>
              </table:table-cell>
            </table:table-row>
            <table:table-row>
              <table:table-cell office:value-type="string">
                <text:p>17:46:16</text:p>
              </table:table-cell>
              <table:table-cell office:value-type="float" office:value="3.2857">
                <text:p>3.2857</text:p>
              </table:table-cell>
            </table:table-row>
            <table:table-row>
              <table:table-cell office:value-type="string">
                <text:p>17:47:58</text:p>
              </table:table-cell>
              <table:table-cell office:value-type="float" office:value="3.2967">
                <text:p>3.2967</text:p>
              </table:table-cell>
            </table:table-row>
            <table:table-row>
              <table:table-cell office:value-type="string">
                <text:p>17:49:39</text:p>
              </table:table-cell>
              <table:table-cell office:value-type="float" office:value="3.3309">
                <text:p>3.3309</text:p>
              </table:table-cell>
            </table:table-row>
            <table:table-row>
              <table:table-cell office:value-type="string">
                <text:p>17:51:21</text:p>
              </table:table-cell>
              <table:table-cell office:value-type="float" office:value="3.337">
                <text:p>3.337</text:p>
              </table:table-cell>
            </table:table-row>
            <table:table-row>
              <table:table-cell office:value-type="string">
                <text:p>17:53:03</text:p>
              </table:table-cell>
              <table:table-cell office:value-type="float" office:value="3.3321">
                <text:p>3.3321</text:p>
              </table:table-cell>
            </table:table-row>
            <table:table-row>
              <table:table-cell office:value-type="string">
                <text:p>17:54:44</text:p>
              </table:table-cell>
              <table:table-cell office:value-type="float" office:value="3.3284">
                <text:p>3.3284</text:p>
              </table:table-cell>
            </table:table-row>
            <table:table-row>
              <table:table-cell office:value-type="string">
                <text:p>17:56:26</text:p>
              </table:table-cell>
              <table:table-cell office:value-type="float" office:value="3.3394">
                <text:p>3.3394</text:p>
              </table:table-cell>
            </table:table-row>
            <table:table-row>
              <table:table-cell office:value-type="string">
                <text:p>17:58:08</text:p>
              </table:table-cell>
              <table:table-cell office:value-type="float" office:value="3.3321">
                <text:p>3.3321</text:p>
              </table:table-cell>
            </table:table-row>
            <table:table-row>
              <table:table-cell office:value-type="string">
                <text:p>17:59:49</text:p>
              </table:table-cell>
              <table:table-cell office:value-type="float" office:value="3.3443">
                <text:p>3.3443</text:p>
              </table:table-cell>
            </table:table-row>
            <table:table-row>
              <table:table-cell office:value-type="string">
                <text:p>18:01:31</text:p>
              </table:table-cell>
              <table:table-cell office:value-type="float" office:value="3.3126">
                <text:p>3.3126</text:p>
              </table:table-cell>
            </table:table-row>
            <table:table-row>
              <table:table-cell office:value-type="string">
                <text:p>18:03:13</text:p>
              </table:table-cell>
              <table:table-cell office:value-type="float" office:value="3.2625">
                <text:p>3.2625</text:p>
              </table:table-cell>
            </table:table-row>
            <table:table-row>
              <table:table-cell office:value-type="string">
                <text:p>18:04:54</text:p>
              </table:table-cell>
              <table:table-cell office:value-type="float" office:value="3.2918">
                <text:p>3.2918</text:p>
              </table:table-cell>
            </table:table-row>
            <table:table-row>
              <table:table-cell office:value-type="string">
                <text:p>18:06:36</text:p>
              </table:table-cell>
              <table:table-cell office:value-type="float" office:value="3.265">
                <text:p>3.265</text:p>
              </table:table-cell>
            </table:table-row>
            <table:table-row>
              <table:table-cell office:value-type="string">
                <text:p>18:08:18</text:p>
              </table:table-cell>
              <table:table-cell office:value-type="float" office:value="3.2308">
                <text:p>3.2308</text:p>
              </table:table-cell>
            </table:table-row>
            <table:table-row>
              <table:table-cell office:value-type="string">
                <text:p>18:09:59</text:p>
              </table:table-cell>
              <table:table-cell office:value-type="float" office:value="3.0916">
                <text:p>3.0916</text:p>
              </table:table-cell>
            </table:table-row>
            <table:table-row>
              <table:table-cell office:value-type="string">
                <text:p>18:11:41</text:p>
              </table:table-cell>
              <table:table-cell office:value-type="float" office:value="3.1844">
                <text:p>3.1844</text:p>
              </table:table-cell>
            </table:table-row>
            <table:table-row>
              <table:table-cell office:value-type="string">
                <text:p>18:13:23</text:p>
              </table:table-cell>
              <table:table-cell office:value-type="float" office:value="3.1966">
                <text:p>3.1966</text:p>
              </table:table-cell>
            </table:table-row>
            <table:table-row>
              <table:table-cell office:value-type="string">
                <text:p>18:15:04</text:p>
              </table:table-cell>
              <table:table-cell office:value-type="float" office:value="3.2198">
                <text:p>3.2198</text:p>
              </table:table-cell>
            </table:table-row>
            <table:table-row>
              <table:table-cell office:value-type="string">
                <text:p>18:16:46</text:p>
              </table:table-cell>
              <table:table-cell office:value-type="float" office:value="3.2137">
                <text:p>3.2137</text:p>
              </table:table-cell>
            </table:table-row>
            <table:table-row>
              <table:table-cell office:value-type="string">
                <text:p>18:18:28</text:p>
              </table:table-cell>
              <table:table-cell office:value-type="float" office:value="3.2063">
                <text:p>3.2063</text:p>
              </table:table-cell>
            </table:table-row>
            <table:table-row>
              <table:table-cell office:value-type="string">
                <text:p>18:20:09</text:p>
              </table:table-cell>
              <table:table-cell office:value-type="float" office:value="3.1612">
                <text:p>3.1612</text:p>
              </table:table-cell>
            </table:table-row>
            <table:table-row>
              <table:table-cell office:value-type="string">
                <text:p>18:21:51</text:p>
              </table:table-cell>
              <table:table-cell office:value-type="float" office:value="3.072">
                <text:p>3.072</text:p>
              </table:table-cell>
            </table:table-row>
            <table:table-row>
              <table:table-cell office:value-type="string">
                <text:p>18:23:33</text:p>
              </table:table-cell>
              <table:table-cell office:value-type="float" office:value="3.0574">
                <text:p>3.0574</text:p>
              </table:table-cell>
            </table:table-row>
            <table:table-row>
              <table:table-cell office:value-type="string">
                <text:p>18:25:14</text:p>
              </table:table-cell>
              <table:table-cell office:value-type="float" office:value="3.0598">
                <text:p>3.0598</text:p>
              </table:table-cell>
            </table:table-row>
            <table:table-row>
              <table:table-cell office:value-type="string">
                <text:p>18:26:56</text:p>
              </table:table-cell>
              <table:table-cell office:value-type="float" office:value="3.1392">
                <text:p>3.1392</text:p>
              </table:table-cell>
            </table:table-row>
            <table:table-row>
              <table:table-cell office:value-type="string">
                <text:p>18:28:38</text:p>
              </table:table-cell>
              <table:table-cell office:value-type="float" office:value="3.138">
                <text:p>3.138</text:p>
              </table:table-cell>
            </table:table-row>
            <table:table-row>
              <table:table-cell office:value-type="string">
                <text:p>18:30:19</text:p>
              </table:table-cell>
              <table:table-cell office:value-type="float" office:value="3.1343">
                <text:p>3.1343</text:p>
              </table:table-cell>
            </table:table-row>
            <table:table-row>
              <table:table-cell office:value-type="string">
                <text:p>18:33:18</text:p>
              </table:table-cell>
              <table:table-cell office:value-type="float" office:value="3.116">
                <text:p>3.116</text:p>
              </table:table-cell>
            </table:table-row>
            <table:table-row>
              <table:table-cell office:value-type="string">
                <text:p>18:34:59</text:p>
              </table:table-cell>
              <table:table-cell office:value-type="float" office:value="3.1136">
                <text:p>3.1136</text:p>
              </table:table-cell>
            </table:table-row>
            <table:table-row>
              <table:table-cell office:value-type="string">
                <text:p>18:39:14</text:p>
              </table:table-cell>
              <table:table-cell office:value-type="float" office:value="2.9988">
                <text:p>2.9988</text:p>
              </table:table-cell>
            </table:table-row>
            <table:table-row>
              <table:table-cell office:value-type="string">
                <text:p>18:40:56</text:p>
              </table:table-cell>
              <table:table-cell office:value-type="float" office:value="2.9939">
                <text:p>2.9939</text:p>
              </table:table-cell>
            </table:table-row>
            <table:table-row>
              <table:table-cell office:value-type="string">
                <text:p>18:42:38</text:p>
              </table:table-cell>
              <table:table-cell office:value-type="float" office:value="2.9988">
                <text:p>2.9988</text:p>
              </table:table-cell>
            </table:table-row>
            <table:table-row>
              <table:table-cell office:value-type="string">
                <text:p>18:44:19</text:p>
              </table:table-cell>
              <table:table-cell office:value-type="float" office:value="3.0061">
                <text:p>3.0061</text:p>
              </table:table-cell>
            </table:table-row>
            <table:table-row>
              <table:table-cell office:value-type="string">
                <text:p>18:46:01</text:p>
              </table:table-cell>
              <table:table-cell office:value-type="float" office:value="2.9902">
                <text:p>2.9902</text:p>
              </table:table-cell>
            </table:table-row>
            <table:table-row>
              <table:table-cell office:value-type="string">
                <text:p>18:47:43</text:p>
              </table:table-cell>
              <table:table-cell office:value-type="float" office:value="2.9731">
                <text:p>2.9731</text:p>
              </table:table-cell>
            </table:table-row>
            <table:table-row>
              <table:table-cell office:value-type="string">
                <text:p>18:49:24</text:p>
              </table:table-cell>
              <table:table-cell office:value-type="float" office:value="2.9597">
                <text:p>2.9597</text:p>
              </table:table-cell>
            </table:table-row>
            <table:table-row>
              <table:table-cell office:value-type="string">
                <text:p>18:51:06</text:p>
              </table:table-cell>
              <table:table-cell office:value-type="float" office:value="2.9402">
                <text:p>2.9402</text:p>
              </table:table-cell>
            </table:table-row>
            <table:table-row>
              <table:table-cell office:value-type="string">
                <text:p>18:52:47</text:p>
              </table:table-cell>
              <table:table-cell office:value-type="float" office:value="2.9292">
                <text:p>2.9292</text:p>
              </table:table-cell>
            </table:table-row>
            <table:table-row>
              <table:table-cell office:value-type="string">
                <text:p>18:54:29</text:p>
              </table:table-cell>
              <table:table-cell office:value-type="float" office:value="2.9133">
                <text:p>2.9133</text:p>
              </table:table-cell>
            </table:table-row>
            <table:table-row>
              <table:table-cell office:value-type="string">
                <text:p>18:56:11</text:p>
              </table:table-cell>
              <table:table-cell office:value-type="float" office:value="2.9011">
                <text:p>2.9011</text:p>
              </table:table-cell>
            </table:table-row>
            <table:table-row>
              <table:table-cell office:value-type="string">
                <text:p>18:57:52</text:p>
              </table:table-cell>
              <table:table-cell office:value-type="float" office:value="2.8926">
                <text:p>2.8926</text:p>
              </table:table-cell>
            </table:table-row>
            <table:table-row>
              <table:table-cell office:value-type="string">
                <text:p>18:59:34</text:p>
              </table:table-cell>
              <table:table-cell office:value-type="float" office:value="2.8755">
                <text:p>2.8755</text:p>
              </table:table-cell>
            </table:table-row>
            <table:table-row>
              <table:table-cell office:value-type="string">
                <text:p>19:01:16</text:p>
              </table:table-cell>
              <table:table-cell office:value-type="float" office:value="2.8596">
                <text:p>2.8596</text:p>
              </table:table-cell>
            </table:table-row>
            <table:table-row>
              <table:table-cell office:value-type="string">
                <text:p>19:02:57</text:p>
              </table:table-cell>
              <table:table-cell office:value-type="float" office:value="2.8352">
                <text:p>2.8352</text:p>
              </table:table-cell>
            </table:table-row>
            <table:table-row>
              <table:table-cell office:value-type="string">
                <text:p>19:04:39</text:p>
              </table:table-cell>
              <table:table-cell office:value-type="float" office:value="2.8181">
                <text:p>2.8181</text:p>
              </table:table-cell>
            </table:table-row>
            <table:table-row>
              <table:table-cell office:value-type="string">
                <text:p>19:06:21</text:p>
              </table:table-cell>
              <table:table-cell office:value-type="float" office:value="2.7839">
                <text:p>2.7839</text:p>
              </table:table-cell>
            </table:table-row>
            <table:table-row>
              <table:table-cell office:value-type="string">
                <text:p>19:08:02</text:p>
              </table:table-cell>
              <table:table-cell office:value-type="float" office:value="2.7509">
                <text:p>2.7509</text:p>
              </table:table-cell>
            </table:table-row>
            <table:table-row>
              <table:table-cell office:value-type="string">
                <text:p>19:09:44</text:p>
              </table:table-cell>
              <table:table-cell office:value-type="float" office:value="2.7155">
                <text:p>2.7155</text:p>
              </table:table-cell>
            </table:table-row>
            <table:table-row>
              <table:table-cell office:value-type="string">
                <text:p>19:11:26</text:p>
              </table:table-cell>
              <table:table-cell office:value-type="float" office:value="2.6947">
                <text:p>2.6947</text:p>
              </table:table-cell>
            </table:table-row>
            <table:table-row>
              <table:table-cell office:value-type="string">
                <text:p>19:13:07</text:p>
              </table:table-cell>
              <table:table-cell office:value-type="float" office:value="2.6813">
                <text:p>2.6813</text:p>
              </table:table-cell>
            </table:table-row>
            <table:table-row>
              <table:table-cell office:value-type="string">
                <text:p>19:14:49</text:p>
              </table:table-cell>
              <table:table-cell office:value-type="float" office:value="2.6801">
                <text:p>2.6801</text:p>
              </table:table-cell>
            </table:table-row>
            <table:table-row>
              <table:table-cell office:value-type="string">
                <text:p>19:16:30</text:p>
              </table:table-cell>
              <table:table-cell office:value-type="float" office:value="2.6703">
                <text:p>2.6703</text:p>
              </table:table-cell>
            </table:table-row>
            <table:table-row>
              <table:table-cell office:value-type="string">
                <text:p>19:18:12</text:p>
              </table:table-cell>
              <table:table-cell office:value-type="float" office:value="2.6581">
                <text:p>2.6581</text:p>
              </table:table-cell>
            </table:table-row>
            <table:table-row>
              <table:table-cell office:value-type="string">
                <text:p>19:19:54</text:p>
              </table:table-cell>
              <table:table-cell office:value-type="float" office:value="2.6471">
                <text:p>2.6471</text:p>
              </table:table-cell>
            </table:table-row>
            <table:table-row>
              <table:table-cell office:value-type="string">
                <text:p>19:21:35</text:p>
              </table:table-cell>
              <table:table-cell office:value-type="float" office:value="2.6422">
                <text:p>2.6422</text:p>
              </table:table-cell>
            </table:table-row>
            <table:table-row>
              <table:table-cell office:value-type="string">
                <text:p>19:23:17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9:24:59</text:p>
              </table:table-cell>
              <table:table-cell office:value-type="float" office:value="2.6142">
                <text:p>2.6142</text:p>
              </table:table-cell>
            </table:table-row>
            <table:table-row>
              <table:table-cell office:value-type="string">
                <text:p>19:26:40</text:p>
              </table:table-cell>
              <table:table-cell office:value-type="float" office:value="2.6056">
                <text:p>2.6056</text:p>
              </table:table-cell>
            </table:table-row>
            <table:table-row>
              <table:table-cell office:value-type="string">
                <text:p>19:28:22</text:p>
              </table:table-cell>
              <table:table-cell office:value-type="float" office:value="2.5946">
                <text:p>2.5946</text:p>
              </table:table-cell>
            </table:table-row>
            <table:table-row>
              <table:table-cell office:value-type="string">
                <text:p>19:30:04</text:p>
              </table:table-cell>
              <table:table-cell office:value-type="float" office:value="2.5763">
                <text:p>2.5763</text:p>
              </table:table-cell>
            </table:table-row>
            <table:table-row>
              <table:table-cell office:value-type="string">
                <text:p>19:31:45</text:p>
              </table:table-cell>
              <table:table-cell office:value-type="float" office:value="2.5507">
                <text:p>2.5507</text:p>
              </table:table-cell>
            </table:table-row>
            <table:table-row>
              <table:table-cell office:value-type="string">
                <text:p>19:33:27</text:p>
              </table:table-cell>
              <table:table-cell office:value-type="float" office:value="2.5214">
                <text:p>2.5214</text:p>
              </table:table-cell>
            </table:table-row>
            <table:table-row>
              <table:table-cell office:value-type="string">
                <text:p>19:35:09</text:p>
              </table:table-cell>
              <table:table-cell office:value-type="float" office:value="2.4786">
                <text:p>2.4786</text:p>
              </table:table-cell>
            </table:table-row>
            <table:table-row>
              <table:table-cell office:value-type="string">
                <text:p>19:36:50</text:p>
              </table:table-cell>
              <table:table-cell office:value-type="float" office:value="2.4286">
                <text:p>2.4286</text:p>
              </table:table-cell>
            </table:table-row>
            <table:table-row>
              <table:table-cell office:value-type="string">
                <text:p>19:38:32</text:p>
              </table:table-cell>
              <table:table-cell office:value-type="float" office:value="2.442">
                <text:p>2.442</text:p>
              </table:table-cell>
            </table:table-row>
            <table:table-row>
              <table:table-cell office:value-type="string">
                <text:p>19:40:14</text:p>
              </table:table-cell>
              <table:table-cell office:value-type="float" office:value="2.4799">
                <text:p>2.4799</text:p>
              </table:table-cell>
            </table:table-row>
            <table:table-row>
              <table:table-cell office:value-type="string">
                <text:p>19:41:55</text:p>
              </table:table-cell>
              <table:table-cell office:value-type="float" office:value="2.442">
                <text:p>2.442</text:p>
              </table:table-cell>
            </table:table-row>
            <table:table-row>
              <table:table-cell office:value-type="string">
                <text:p>19:43:37</text:p>
              </table:table-cell>
              <table:table-cell office:value-type="float" office:value="2.4029">
                <text:p>2.4029</text:p>
              </table:table-cell>
            </table:table-row>
            <table:table-row>
              <table:table-cell office:value-type="string">
                <text:p>19:45:18</text:p>
              </table:table-cell>
              <table:table-cell office:value-type="float" office:value="2.3126">
                <text:p>2.3126</text:p>
              </table:table-cell>
            </table:table-row>
            <table:table-row>
              <table:table-cell office:value-type="string">
                <text:p>19:47:00</text:p>
              </table:table-cell>
              <table:table-cell office:value-type="float" office:value="2.2112">
                <text:p>2.2112</text:p>
              </table:table-cell>
            </table:table-row>
            <table:table-row>
              <table:table-cell office:value-type="string">
                <text:p>19:48:42</text:p>
              </table:table-cell>
              <table:table-cell office:value-type="float" office:value="2.0842">
                <text:p>2.0842</text:p>
              </table:table-cell>
            </table:table-row>
            <table:table-row>
              <table:table-cell office:value-type="string">
                <text:p>19:50:23</text:p>
              </table:table-cell>
              <table:table-cell office:value-type="float" office:value="1.9951">
                <text:p>1.9951</text:p>
              </table:table-cell>
            </table:table-row>
            <table:table-row>
              <table:table-cell office:value-type="string">
                <text:p>19:52:05</text:p>
              </table:table-cell>
              <table:table-cell office:value-type="float" office:value="1.9341">
                <text:p>1.9341</text:p>
              </table:table-cell>
            </table:table-row>
            <table:table-row>
              <table:table-cell office:value-type="string">
                <text:p>19:53:47</text:p>
              </table:table-cell>
              <table:table-cell office:value-type="float" office:value="1.8791">
                <text:p>1.8791</text:p>
              </table:table-cell>
            </table:table-row>
            <table:table-row>
              <table:table-cell office:value-type="string">
                <text:p>19:55:28</text:p>
              </table:table-cell>
              <table:table-cell office:value-type="float" office:value="1.8132">
                <text:p>1.8132</text:p>
              </table:table-cell>
            </table:table-row>
            <table:table-row>
              <table:table-cell office:value-type="string">
                <text:p>19:57:10</text:p>
              </table:table-cell>
              <table:table-cell office:value-type="float" office:value="1.7302">
                <text:p>1.7302</text:p>
              </table:table-cell>
            </table:table-row>
            <table:table-row>
              <table:table-cell office:value-type="string">
                <text:p>19:58:52</text:p>
              </table:table-cell>
              <table:table-cell office:value-type="float" office:value="1.641">
                <text:p>1.641</text:p>
              </table:table-cell>
            </table:table-row>
            <table:table-row>
              <table:table-cell office:value-type="string">
                <text:p>20:00:33</text:p>
              </table:table-cell>
              <table:table-cell office:value-type="float" office:value="1.5604">
                <text:p>1.5604</text:p>
              </table:table-cell>
            </table:table-row>
            <table:table-row>
              <table:table-cell office:value-type="string">
                <text:p>20:02:15</text:p>
              </table:table-cell>
              <table:table-cell office:value-type="float" office:value="1.4872">
                <text:p>1.4872</text:p>
              </table:table-cell>
            </table:table-row>
            <table:table-row>
              <table:table-cell office:value-type="string">
                <text:p>20:03:57</text:p>
              </table:table-cell>
              <table:table-cell office:value-type="float" office:value="1.4115">
                <text:p>1.4115</text:p>
              </table:table-cell>
            </table:table-row>
            <table:table-row>
              <table:table-cell office:value-type="string">
                <text:p>20:05:38</text:p>
              </table:table-cell>
              <table:table-cell office:value-type="float" office:value="1.3175">
                <text:p>1.3175</text:p>
              </table:table-cell>
            </table:table-row>
            <table:table-row>
              <table:table-cell office:value-type="string">
                <text:p>20:07:20</text:p>
              </table:table-cell>
              <table:table-cell office:value-type="float" office:value="1.2271">
                <text:p>1.2271</text:p>
              </table:table-cell>
            </table:table-row>
            <table:table-row>
              <table:table-cell office:value-type="string">
                <text:p>20:09:02</text:p>
              </table:table-cell>
              <table:table-cell office:value-type="float" office:value="1.1502">
                <text:p>1.1502</text:p>
              </table:table-cell>
            </table:table-row>
            <table:table-row>
              <table:table-cell office:value-type="string">
                <text:p>20:10:43</text:p>
              </table:table-cell>
              <table:table-cell office:value-type="float" office:value="1.072">
                <text:p>1.072</text:p>
              </table:table-cell>
            </table:table-row>
            <table:table-row>
              <table:table-cell office:value-type="string">
                <text:p>20:12:25</text:p>
              </table:table-cell>
              <table:table-cell office:value-type="float" office:value="0.9792">
                <text:p>0.9792</text:p>
              </table:table-cell>
            </table:table-row>
            <table:table-row>
              <table:table-cell office:value-type="string">
                <text:p>20:14:06</text:p>
              </table:table-cell>
              <table:table-cell office:value-type="float" office:value="0.8828">
                <text:p>0.8828</text:p>
              </table:table-cell>
            </table:table-row>
            <table:table-row>
              <table:table-cell office:value-type="string">
                <text:p>20:15:48</text:p>
              </table:table-cell>
              <table:table-cell office:value-type="float" office:value="0.7814">
                <text:p>0.7814</text:p>
              </table:table-cell>
            </table:table-row>
            <table:table-row>
              <table:table-cell office:value-type="string">
                <text:p>20:17:30</text:p>
              </table:table-cell>
              <table:table-cell office:value-type="float" office:value="0.6752">
                <text:p>0.6752</text:p>
              </table:table-cell>
            </table:table-row>
            <table:table-row>
              <table:table-cell office:value-type="string">
                <text:p>20:19:11</text:p>
              </table:table-cell>
              <table:table-cell office:value-type="float" office:value="0.5702">
                <text:p>0.5702</text:p>
              </table:table-cell>
            </table:table-row>
            <table:table-row>
              <table:table-cell office:value-type="string">
                <text:p>20:20:53</text:p>
              </table:table-cell>
              <table:table-cell office:value-type="float" office:value="0.4701">
                <text:p>0.4701</text:p>
              </table:table-cell>
            </table:table-row>
            <table:table-row>
              <table:table-cell office:value-type="string">
                <text:p>20:22:35</text:p>
              </table:table-cell>
              <table:table-cell office:value-type="float" office:value="0.3712">
                <text:p>0.3712</text:p>
              </table:table-cell>
            </table:table-row>
            <table:table-row>
              <table:table-cell office:value-type="string">
                <text:p>20:24:16</text:p>
              </table:table-cell>
              <table:table-cell office:value-type="float" office:value="0.2857">
                <text:p>0.2857</text:p>
              </table:table-cell>
            </table:table-row>
            <table:table-row>
              <table:table-cell office:value-type="string">
                <text:p>20:25:58</text:p>
              </table:table-cell>
              <table:table-cell office:value-type="float" office:value="0.2137">
                <text:p>0.2137</text:p>
              </table:table-cell>
            </table:table-row>
            <table:table-row>
              <table:table-cell office:value-type="string">
                <text:p>20:27:40</text:p>
              </table:table-cell>
              <table:table-cell office:value-type="float" office:value="0.1575">
                <text:p>0.1575</text:p>
              </table:table-cell>
            </table:table-row>
            <table:table-row>
              <table:table-cell office:value-type="string">
                <text:p>20:29:21</text:p>
              </table:table-cell>
              <table:table-cell office:value-type="float" office:value="0.1148">
                <text:p>0.11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